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3" table:style-name="ta1">
        <table:table-column table:style-name="co1" table:default-cell-style-name="ce2"/>
        <table:table-column table:style-name="co2" table:default-cell-style-name="ce6"/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Test_Case</text:p>
          </table:table-cell>
          <table:table-cell table:style-name="ce4" office:value-type="string" calcext:value-type="string">
            <text:p>#Components</text:p>
          </table:table-cell>
          <table:table-cell table:style-name="ce4" office:value-type="string" calcext:value-type="string">
            <text:p>LRPC</text:p>
          </table:table-cell>
          <table:table-cell table:style-name="ce4" office:value-type="string" calcext:value-type="string">
            <text:p>RemSP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ARUN</text:p>
          </table:table-cell>
          <table:table-cell table:style-name="ce4" office:value-type="string" calcext:value-type="string">
            <text:p>AREMSP</text:p>
          </table:table-cell>
          <table:table-cell table:style-name="ce4" office:value-type="string" calcext:value-type="string" table:number-columns-spanned="12" table:number-rows-spanned="1">
            <text:p>PAREMSP</text:p>
          </table:table-cell>
          <table:covered-table-cell table:number-columns-repeated="11" table:style-name="ce4"/>
          <table:table-cell table:style-name="ce4" office:value-type="string" calcext:value-type="string" table:number-columns-spanned="12" table:number-rows-spanned="1">
            <text:p>PAREMSP_Count</text:p>
          </table:table-cell>
          <table:covered-table-cell table:number-columns-repeated="11" table:style-name="ce4"/>
          <table:table-cell table:style-name="ce4" table:number-columns-repeated="990"/>
          <table:table-cell table:number-columns-repeated="3"/>
        </table:table-row>
        <table:table-row table:style-name="ro2">
          <table:table-cell table:style-name="ce1"/>
          <table:table-cell table:style-name="ce5"/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table:number-columns-repeated="990"/>
          <table:table-cell table:number-columns-repeated="3"/>
        </table:table-row>
        <table:table-row table:style-name="ro2">
          <table:table-cell table:number-columns-repeated="16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Test_8</text:p>
          </table:table-cell>
          <table:table-cell office:value-type="float" office:value="2193" calcext:value-type="float">
            <text:p>2193</text:p>
          </table:table-cell>
          <table:table-cell office:value-type="float" office:value="3642.25" calcext:value-type="float">
            <text:p>3642.25</text:p>
          </table:table-cell>
          <table:table-cell office:value-type="float" office:value="3484.25" calcext:value-type="float">
            <text:p>3484.25</text:p>
          </table:table-cell>
          <table:table-cell office:value-type="float" office:value="3287.5" calcext:value-type="float">
            <text:p>3287.5</text:p>
          </table:table-cell>
          <table:table-cell office:value-type="float" office:value="2929.75" calcext:value-type="float">
            <text:p>2929.75</text:p>
          </table:table-cell>
          <table:table-cell office:value-type="float" office:value="2915.5" calcext:value-type="float">
            <text:p>2915.5</text:p>
          </table:table-cell>
          <table:table-cell office:value-type="float" office:value="1981" calcext:value-type="float">
            <text:p>1981</text:p>
          </table:table-cell>
          <table:table-cell table:style-name="ce10" table:formula="of:=[.G4]/[.H4]" office:value-type="float" office:value="1.47173144876325" calcext:value-type="float">
            <text:p>1.47</text:p>
          </table:table-cell>
          <table:table-cell office:value-type="float" office:value="1165" calcext:value-type="float">
            <text:p>1165</text:p>
          </table:table-cell>
          <table:table-cell table:style-name="ce10" table:formula="of:=[.G4]/[.J4]" office:value-type="float" office:value="2.50257510729614" calcext:value-type="float">
            <text:p>2.50</text:p>
          </table:table-cell>
          <table:table-cell office:value-type="float" office:value="987.5" calcext:value-type="float">
            <text:p>987.5</text:p>
          </table:table-cell>
          <table:table-cell table:style-name="ce10" table:formula="of:=[.G4]/[.L4]" office:value-type="float" office:value="2.95240506329114" calcext:value-type="float">
            <text:p>2.95</text:p>
          </table:table-cell>
          <table:table-cell office:value-type="float" office:value="904.75" calcext:value-type="float">
            <text:p>904.75</text:p>
          </table:table-cell>
          <table:table-cell table:style-name="ce10" table:formula="of:=[.G4]/[.N4]" office:value-type="float" office:value="3.22243713733075" calcext:value-type="float">
            <text:p>3.22</text:p>
          </table:table-cell>
          <table:table-cell office:value-type="float" office:value="1091.5" calcext:value-type="float">
            <text:p>1091.5</text:p>
          </table:table-cell>
          <table:table-cell table:style-name="ce10" table:formula="of:=[.G4]/[.P4]" office:value-type="float" office:value="2.6710948236372" calcext:value-type="float">
            <text:p>2.67</text:p>
          </table:table-cell>
          <table:table-cell office:value-type="float" office:value="1456.75" calcext:value-type="float">
            <text:p>1456.75</text:p>
          </table:table-cell>
          <table:table-cell table:style-name="ce10" table:formula="of:=[.G4]/[.R4]" office:value-type="float" office:value="2.00137291916938" calcext:value-type="float">
            <text:p>2.00</text:p>
          </table:table-cell>
          <table:table-cell office:value-type="float" office:value="1973.75" calcext:value-type="float">
            <text:p>1973.75</text:p>
          </table:table-cell>
          <table:table-cell table:style-name="ce10" table:formula="of:=[.G4]/[.T4]" office:value-type="float" office:value="1.47713742875238" calcext:value-type="float">
            <text:p>1.48</text:p>
          </table:table-cell>
          <table:table-cell office:value-type="float" office:value="1163.75" calcext:value-type="float">
            <text:p>1163.75</text:p>
          </table:table-cell>
          <table:table-cell table:style-name="ce10" table:formula="of:=[.G4]/[.V4]" office:value-type="float" office:value="2.50526315789474" calcext:value-type="float">
            <text:p>2.51</text:p>
          </table:table-cell>
          <table:table-cell office:value-type="float" office:value="973.25" calcext:value-type="float">
            <text:p>973.25</text:p>
          </table:table-cell>
          <table:table-cell table:style-name="ce10" table:formula="of:=[.G4]/[.X4]" office:value-type="float" office:value="2.99563318777293" calcext:value-type="float">
            <text:p>3.00</text:p>
          </table:table-cell>
          <table:table-cell office:value-type="float" office:value="899.5" calcext:value-type="float">
            <text:p>899.5</text:p>
          </table:table-cell>
          <table:table-cell table:style-name="ce10" table:formula="of:=[.G4]/[.Z4]" office:value-type="float" office:value="3.24124513618677" calcext:value-type="float">
            <text:p>3.24</text:p>
          </table:table-cell>
          <table:table-cell office:value-type="float" office:value="1066" calcext:value-type="float">
            <text:p>1066</text:p>
          </table:table-cell>
          <table:table-cell table:style-name="ce10" table:formula="of:=[.G4]/[.AB4]" office:value-type="float" office:value="2.73499061913696" calcext:value-type="float">
            <text:p>2.73</text:p>
          </table:table-cell>
          <table:table-cell office:value-type="float" office:value="1522" calcext:value-type="float">
            <text:p>1522</text:p>
          </table:table-cell>
          <table:table-cell table:style-name="ce10" table:formula="of:=[.G4]/[.AD4]" office:value-type="float" office:value="1.91557161629435" calcext:value-type="float">
            <text:p>1.9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9</text:p>
          </table:table-cell>
          <table:table-cell office:value-type="float" office:value="968" calcext:value-type="float">
            <text:p>968</text:p>
          </table:table-cell>
          <table:table-cell office:value-type="float" office:value="4385.5" calcext:value-type="float">
            <text:p>4385.5</text:p>
          </table:table-cell>
          <table:table-cell office:value-type="float" office:value="4169.75" calcext:value-type="float">
            <text:p>4169.75</text:p>
          </table:table-cell>
          <table:table-cell office:value-type="float" office:value="4118.5" calcext:value-type="float">
            <text:p>4118.5</text:p>
          </table:table-cell>
          <table:table-cell office:value-type="float" office:value="3687.75" calcext:value-type="float">
            <text:p>3687.75</text:p>
          </table:table-cell>
          <table:table-cell office:value-type="float" office:value="3704.25" calcext:value-type="float">
            <text:p>3704.25</text:p>
          </table:table-cell>
          <table:table-cell office:value-type="float" office:value="2459.75" calcext:value-type="float">
            <text:p>2459.75</text:p>
          </table:table-cell>
          <table:table-cell table:style-name="ce10" table:formula="of:=[.G5]/[.H5]" office:value-type="float" office:value="1.50594572619169" calcext:value-type="float">
            <text:p>1.51</text:p>
          </table:table-cell>
          <table:table-cell office:value-type="float" office:value="1413.25" calcext:value-type="float">
            <text:p>1413.25</text:p>
          </table:table-cell>
          <table:table-cell table:style-name="ce10" table:formula="of:=[.G5]/[.J5]" office:value-type="float" office:value="2.62108614894746" calcext:value-type="float">
            <text:p>2.62</text:p>
          </table:table-cell>
          <table:table-cell office:value-type="float" office:value="1120.75" calcext:value-type="float">
            <text:p>1120.75</text:p>
          </table:table-cell>
          <table:table-cell table:style-name="ce10" table:formula="of:=[.G5]/[.L5]" office:value-type="float" office:value="3.30515279946464" calcext:value-type="float">
            <text:p>3.31</text:p>
          </table:table-cell>
          <table:table-cell office:value-type="float" office:value="1030" calcext:value-type="float">
            <text:p>1030</text:p>
          </table:table-cell>
          <table:table-cell table:style-name="ce10" table:formula="of:=[.G5]/[.N5]" office:value-type="float" office:value="3.59635922330097" calcext:value-type="float">
            <text:p>3.60</text:p>
          </table:table-cell>
          <table:table-cell office:value-type="float" office:value="1122.75" calcext:value-type="float">
            <text:p>1122.75</text:p>
          </table:table-cell>
          <table:table-cell table:style-name="ce10" table:formula="of:=[.G5]/[.P5]" office:value-type="float" office:value="3.29926519706079" calcext:value-type="float">
            <text:p>3.30</text:p>
          </table:table-cell>
          <table:table-cell office:value-type="float" office:value="1597" calcext:value-type="float">
            <text:p>1597</text:p>
          </table:table-cell>
          <table:table-cell table:style-name="ce10" table:formula="of:=[.G5]/[.R5]" office:value-type="float" office:value="2.31950532247965" calcext:value-type="float">
            <text:p>2.32</text:p>
          </table:table-cell>
          <table:table-cell office:value-type="float" office:value="2457.5" calcext:value-type="float">
            <text:p>2457.5</text:p>
          </table:table-cell>
          <table:table-cell table:style-name="ce10" table:formula="of:=[.G5]/[.T5]" office:value-type="float" office:value="1.50732451678535" calcext:value-type="float">
            <text:p>1.51</text:p>
          </table:table-cell>
          <table:table-cell office:value-type="float" office:value="1387" calcext:value-type="float">
            <text:p>1387</text:p>
          </table:table-cell>
          <table:table-cell table:style-name="ce10" table:formula="of:=[.G5]/[.V5]" office:value-type="float" office:value="2.67069214131218" calcext:value-type="float">
            <text:p>2.67</text:p>
          </table:table-cell>
          <table:table-cell office:value-type="float" office:value="1121.25" calcext:value-type="float">
            <text:p>1121.25</text:p>
          </table:table-cell>
          <table:table-cell table:style-name="ce10" table:formula="of:=[.G5]/[.X5]" office:value-type="float" office:value="3.30367892976589" calcext:value-type="float">
            <text:p>3.30</text:p>
          </table:table-cell>
          <table:table-cell office:value-type="float" office:value="1029.75" calcext:value-type="float">
            <text:p>1029.75</text:p>
          </table:table-cell>
          <table:table-cell table:style-name="ce10" table:formula="of:=[.G5]/[.Z5]" office:value-type="float" office:value="3.5972323379461" calcext:value-type="float">
            <text:p>3.60</text:p>
          </table:table-cell>
          <table:table-cell office:value-type="float" office:value="1098" calcext:value-type="float">
            <text:p>1098</text:p>
          </table:table-cell>
          <table:table-cell table:style-name="ce10" table:formula="of:=[.G5]/[.AB5]" office:value-type="float" office:value="3.37363387978142" calcext:value-type="float">
            <text:p>3.37</text:p>
          </table:table-cell>
          <table:table-cell office:value-type="float" office:value="1516.25" calcext:value-type="float">
            <text:p>1516.25</text:p>
          </table:table-cell>
          <table:table-cell table:style-name="ce10" table:formula="of:=[.G5]/[.AD5]" office:value-type="float" office:value="2.44303380049464" calcext:value-type="float">
            <text:p>2.4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0</text:p>
          </table:table-cell>
          <table:table-cell office:value-type="float" office:value="957" calcext:value-type="float">
            <text:p>957</text:p>
          </table:table-cell>
          <table:table-cell office:value-type="float" office:value="2527.25" calcext:value-type="float">
            <text:p>2527.25</text:p>
          </table:table-cell>
          <table:table-cell office:value-type="float" office:value="2481.5" calcext:value-type="float">
            <text:p>2481.5</text:p>
          </table:table-cell>
          <table:table-cell office:value-type="float" office:value="2138.75" calcext:value-type="float">
            <text:p>2138.75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51" calcext:value-type="float">
            <text:p>1951</text:p>
          </table:table-cell>
          <table:table-cell office:value-type="float" office:value="1410.75" calcext:value-type="float">
            <text:p>1410.75</text:p>
          </table:table-cell>
          <table:table-cell table:style-name="ce10" table:formula="of:=[.G6]/[.H6]" office:value-type="float" office:value="1.38295233032075" calcext:value-type="float">
            <text:p>1.38</text:p>
          </table:table-cell>
          <table:table-cell office:value-type="float" office:value="1025.25" calcext:value-type="float">
            <text:p>1025.25</text:p>
          </table:table-cell>
          <table:table-cell table:style-name="ce10" table:formula="of:=[.G6]/[.J6]" office:value-type="float" office:value="1.90295049987808" calcext:value-type="float">
            <text:p>1.90</text:p>
          </table:table-cell>
          <table:table-cell office:value-type="float" office:value="849.5" calcext:value-type="float">
            <text:p>849.5</text:p>
          </table:table-cell>
          <table:table-cell table:style-name="ce10" table:formula="of:=[.G6]/[.L6]" office:value-type="float" office:value="2.29664508534432" calcext:value-type="float">
            <text:p>2.30</text:p>
          </table:table-cell>
          <table:table-cell office:value-type="float" office:value="862" calcext:value-type="float">
            <text:p>862</text:p>
          </table:table-cell>
          <table:table-cell table:style-name="ce10" table:formula="of:=[.G6]/[.N6]" office:value-type="float" office:value="2.26334106728538" calcext:value-type="float">
            <text:p>2.26</text:p>
          </table:table-cell>
          <table:table-cell office:value-type="float" office:value="1026.25" calcext:value-type="float">
            <text:p>1026.25</text:p>
          </table:table-cell>
          <table:table-cell table:style-name="ce10" table:formula="of:=[.G6]/[.P6]" office:value-type="float" office:value="1.90109622411693" calcext:value-type="float">
            <text:p>1.90</text:p>
          </table:table-cell>
          <table:table-cell office:value-type="float" office:value="1505.25" calcext:value-type="float">
            <text:p>1505.25</text:p>
          </table:table-cell>
          <table:table-cell table:style-name="ce10" table:formula="of:=[.G6]/[.R6]" office:value-type="float" office:value="1.29613021092842" calcext:value-type="float">
            <text:p>1.30</text:p>
          </table:table-cell>
          <table:table-cell office:value-type="float" office:value="1399.25" calcext:value-type="float">
            <text:p>1399.25</text:p>
          </table:table-cell>
          <table:table-cell table:style-name="ce10" table:formula="of:=[.G6]/[.T6]" office:value-type="float" office:value="1.39431838484903" calcext:value-type="float">
            <text:p>1.39</text:p>
          </table:table-cell>
          <table:table-cell office:value-type="float" office:value="1022.75" calcext:value-type="float">
            <text:p>1022.75</text:p>
          </table:table-cell>
          <table:table-cell table:style-name="ce10" table:formula="of:=[.G6]/[.V6]" office:value-type="float" office:value="1.9076020532877" calcext:value-type="float">
            <text:p>1.91</text:p>
          </table:table-cell>
          <table:table-cell office:value-type="float" office:value="846.25" calcext:value-type="float">
            <text:p>846.25</text:p>
          </table:table-cell>
          <table:table-cell table:style-name="ce10" table:formula="of:=[.G6]/[.X6]" office:value-type="float" office:value="2.30546528803545" calcext:value-type="float">
            <text:p>2.31</text:p>
          </table:table-cell>
          <table:table-cell office:value-type="float" office:value="868" calcext:value-type="float">
            <text:p>868</text:p>
          </table:table-cell>
          <table:table-cell table:style-name="ce10" table:formula="of:=[.G6]/[.Z6]" office:value-type="float" office:value="2.24769585253456" calcext:value-type="float">
            <text:p>2.25</text:p>
          </table:table-cell>
          <table:table-cell office:value-type="float" office:value="1038.75" calcext:value-type="float">
            <text:p>1038.75</text:p>
          </table:table-cell>
          <table:table-cell table:style-name="ce10" table:formula="of:=[.G6]/[.AB6]" office:value-type="float" office:value="1.87821901323706" calcext:value-type="float">
            <text:p>1.88</text:p>
          </table:table-cell>
          <table:table-cell office:value-type="float" office:value="1398.5" calcext:value-type="float">
            <text:p>1398.5</text:p>
          </table:table-cell>
          <table:table-cell table:style-name="ce10" table:formula="of:=[.G6]/[.AD6]" office:value-type="float" office:value="1.39506614229532" calcext:value-type="float">
            <text:p>1.4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1</text:p>
          </table:table-cell>
          <table:table-cell office:value-type="float" office:value="1200" calcext:value-type="float">
            <text:p>1200</text:p>
          </table:table-cell>
          <table:table-cell office:value-type="float" office:value="4482.75" calcext:value-type="float">
            <text:p>4482.75</text:p>
          </table:table-cell>
          <table:table-cell office:value-type="float" office:value="4252.25" calcext:value-type="float">
            <text:p>4252.25</text:p>
          </table:table-cell>
          <table:table-cell office:value-type="float" office:value="4197" calcext:value-type="float">
            <text:p>4197</text:p>
          </table:table-cell>
          <table:table-cell office:value-type="float" office:value="3725.75" calcext:value-type="float">
            <text:p>3725.75</text:p>
          </table:table-cell>
          <table:table-cell office:value-type="float" office:value="3742.75" calcext:value-type="float">
            <text:p>3742.75</text:p>
          </table:table-cell>
          <table:table-cell office:value-type="float" office:value="2486.5" calcext:value-type="float">
            <text:p>2486.5</text:p>
          </table:table-cell>
          <table:table-cell table:style-name="ce10" table:formula="of:=[.G7]/[.H7]" office:value-type="float" office:value="1.50522823245526" calcext:value-type="float">
            <text:p>1.51</text:p>
          </table:table-cell>
          <table:table-cell office:value-type="float" office:value="1395.5" calcext:value-type="float">
            <text:p>1395.5</text:p>
          </table:table-cell>
          <table:table-cell table:style-name="ce10" table:formula="of:=[.G7]/[.J7]" office:value-type="float" office:value="2.68201361519169" calcext:value-type="float">
            <text:p>2.68</text:p>
          </table:table-cell>
          <table:table-cell office:value-type="float" office:value="1100.75" calcext:value-type="float">
            <text:p>1100.75</text:p>
          </table:table-cell>
          <table:table-cell table:style-name="ce10" table:formula="of:=[.G7]/[.L7]" office:value-type="float" office:value="3.40018169429934" calcext:value-type="float">
            <text:p>3.40</text:p>
          </table:table-cell>
          <table:table-cell office:value-type="float" office:value="1011" calcext:value-type="float">
            <text:p>1011</text:p>
          </table:table-cell>
          <table:table-cell table:style-name="ce10" table:formula="of:=[.G7]/[.N7]" office:value-type="float" office:value="3.70202769535114" calcext:value-type="float">
            <text:p>3.70</text:p>
          </table:table-cell>
          <table:table-cell office:value-type="float" office:value="1124" calcext:value-type="float">
            <text:p>1124</text:p>
          </table:table-cell>
          <table:table-cell table:style-name="ce10" table:formula="of:=[.G7]/[.P7]" office:value-type="float" office:value="3.3298487544484" calcext:value-type="float">
            <text:p>3.33</text:p>
          </table:table-cell>
          <table:table-cell office:value-type="float" office:value="1600.75" calcext:value-type="float">
            <text:p>1600.75</text:p>
          </table:table-cell>
          <table:table-cell table:style-name="ce10" table:formula="of:=[.G7]/[.R7]" office:value-type="float" office:value="2.33812275495861" calcext:value-type="float">
            <text:p>2.34</text:p>
          </table:table-cell>
          <table:table-cell office:value-type="float" office:value="2494.5" calcext:value-type="float">
            <text:p>2494.5</text:p>
          </table:table-cell>
          <table:table-cell table:style-name="ce10" table:formula="of:=[.G7]/[.T7]" office:value-type="float" office:value="1.50040088194027" calcext:value-type="float">
            <text:p>1.50</text:p>
          </table:table-cell>
          <table:table-cell office:value-type="float" office:value="1410" calcext:value-type="float">
            <text:p>1410</text:p>
          </table:table-cell>
          <table:table-cell table:style-name="ce10" table:formula="of:=[.G7]/[.V7]" office:value-type="float" office:value="2.65443262411347" calcext:value-type="float">
            <text:p>2.65</text:p>
          </table:table-cell>
          <table:table-cell office:value-type="float" office:value="1102.5" calcext:value-type="float">
            <text:p>1102.5</text:p>
          </table:table-cell>
          <table:table-cell table:style-name="ce10" table:formula="of:=[.G7]/[.X7]" office:value-type="float" office:value="3.39478458049887" calcext:value-type="float">
            <text:p>3.39</text:p>
          </table:table-cell>
          <table:table-cell office:value-type="float" office:value="1016.25" calcext:value-type="float">
            <text:p>1016.25</text:p>
          </table:table-cell>
          <table:table-cell table:style-name="ce10" table:formula="of:=[.G7]/[.Z7]" office:value-type="float" office:value="3.68290282902829" calcext:value-type="float">
            <text:p>3.68</text:p>
          </table:table-cell>
          <table:table-cell office:value-type="float" office:value="1111.75" calcext:value-type="float">
            <text:p>1111.75</text:p>
          </table:table-cell>
          <table:table-cell table:style-name="ce10" table:formula="of:=[.G7]/[.AB7]" office:value-type="float" office:value="3.36653923993704" calcext:value-type="float">
            <text:p>3.37</text:p>
          </table:table-cell>
          <table:table-cell office:value-type="float" office:value="1587" calcext:value-type="float">
            <text:p>1587</text:p>
          </table:table-cell>
          <table:table-cell table:style-name="ce10" table:formula="of:=[.G7]/[.AD7]" office:value-type="float" office:value="2.35838059231254" calcext:value-type="float">
            <text:p>2.3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2</text:p>
          </table:table-cell>
          <table:table-cell office:value-type="float" office:value="837" calcext:value-type="float">
            <text:p>837</text:p>
          </table:table-cell>
          <table:table-cell office:value-type="float" office:value="3333" calcext:value-type="float">
            <text:p>3333</text:p>
          </table:table-cell>
          <table:table-cell office:value-type="float" office:value="3227.5" calcext:value-type="float">
            <text:p>3227.5</text:p>
          </table:table-cell>
          <table:table-cell office:value-type="float" office:value="3017" calcext:value-type="float">
            <text:p>3017</text:p>
          </table:table-cell>
          <table:table-cell office:value-type="float" office:value="2738.25" calcext:value-type="float">
            <text:p>2738.25</text:p>
          </table:table-cell>
          <table:table-cell office:value-type="float" office:value="2739" calcext:value-type="float">
            <text:p>2739</text:p>
          </table:table-cell>
          <table:table-cell office:value-type="float" office:value="1872.75" calcext:value-type="float">
            <text:p>1872.75</text:p>
          </table:table-cell>
          <table:table-cell table:style-name="ce10" table:formula="of:=[.G8]/[.H8]" office:value-type="float" office:value="1.4625550660793" calcext:value-type="float">
            <text:p>1.46</text:p>
          </table:table-cell>
          <table:table-cell office:value-type="float" office:value="1149.75" calcext:value-type="float">
            <text:p>1149.75</text:p>
          </table:table-cell>
          <table:table-cell table:style-name="ce10" table:formula="of:=[.G8]/[.J8]" office:value-type="float" office:value="2.382257012394" calcext:value-type="float">
            <text:p>2.38</text:p>
          </table:table-cell>
          <table:table-cell office:value-type="float" office:value="912.75" calcext:value-type="float">
            <text:p>912.75</text:p>
          </table:table-cell>
          <table:table-cell table:style-name="ce10" table:formula="of:=[.G8]/[.L8]" office:value-type="float" office:value="3.00082169268693" calcext:value-type="float">
            <text:p>3.00</text:p>
          </table:table-cell>
          <table:table-cell office:value-type="float" office:value="899" calcext:value-type="float">
            <text:p>899</text:p>
          </table:table-cell>
          <table:table-cell table:style-name="ce10" table:formula="of:=[.G8]/[.N8]" office:value-type="float" office:value="3.04671857619577" calcext:value-type="float">
            <text:p>3.05</text:p>
          </table:table-cell>
          <table:table-cell office:value-type="float" office:value="1033.75" calcext:value-type="float">
            <text:p>1033.75</text:p>
          </table:table-cell>
          <table:table-cell table:style-name="ce10" table:formula="of:=[.G8]/[.P8]" office:value-type="float" office:value="2.64957678355502" calcext:value-type="float">
            <text:p>2.65</text:p>
          </table:table-cell>
          <table:table-cell office:value-type="float" office:value="1426.5" calcext:value-type="float">
            <text:p>1426.5</text:p>
          </table:table-cell>
          <table:table-cell table:style-name="ce10" table:formula="of:=[.G8]/[.R8]" office:value-type="float" office:value="1.92008412197687" calcext:value-type="float">
            <text:p>1.92</text:p>
          </table:table-cell>
          <table:table-cell office:value-type="float" office:value="1859.5" calcext:value-type="float">
            <text:p>1859.5</text:p>
          </table:table-cell>
          <table:table-cell table:style-name="ce10" table:formula="of:=[.G8]/[.T8]" office:value-type="float" office:value="1.47297660661468" calcext:value-type="float">
            <text:p>1.47</text:p>
          </table:table-cell>
          <table:table-cell office:value-type="float" office:value="1152.75" calcext:value-type="float">
            <text:p>1152.75</text:p>
          </table:table-cell>
          <table:table-cell table:style-name="ce10" table:formula="of:=[.G8]/[.V8]" office:value-type="float" office:value="2.37605725439167" calcext:value-type="float">
            <text:p>2.38</text:p>
          </table:table-cell>
          <table:table-cell office:value-type="float" office:value="927" calcext:value-type="float">
            <text:p>927</text:p>
          </table:table-cell>
          <table:table-cell table:style-name="ce10" table:formula="of:=[.G8]/[.X8]" office:value-type="float" office:value="2.9546925566343" calcext:value-type="float">
            <text:p>2.95</text:p>
          </table:table-cell>
          <table:table-cell office:value-type="float" office:value="850.25" calcext:value-type="float">
            <text:p>850.25</text:p>
          </table:table-cell>
          <table:table-cell table:style-name="ce10" table:formula="of:=[.G8]/[.Z8]" office:value-type="float" office:value="3.22140546897971" calcext:value-type="float">
            <text:p>3.22</text:p>
          </table:table-cell>
          <table:table-cell office:value-type="float" office:value="1032.25" calcext:value-type="float">
            <text:p>1032.25</text:p>
          </table:table-cell>
          <table:table-cell table:style-name="ce10" table:formula="of:=[.G8]/[.AB8]" office:value-type="float" office:value="2.65342697989828" calcext:value-type="float">
            <text:p>2.65</text:p>
          </table:table-cell>
          <table:table-cell office:value-type="float" office:value="1387" calcext:value-type="float">
            <text:p>1387</text:p>
          </table:table-cell>
          <table:table-cell table:style-name="ce10" table:formula="of:=[.G8]/[.AD8]" office:value-type="float" office:value="1.9747656813266" calcext:value-type="float">
            <text:p>1.9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3</text:p>
          </table:table-cell>
          <table:table-cell office:value-type="float" office:value="581" calcext:value-type="float">
            <text:p>581</text:p>
          </table:table-cell>
          <table:table-cell office:value-type="float" office:value="3881.5" calcext:value-type="float">
            <text:p>3881.5</text:p>
          </table:table-cell>
          <table:table-cell office:value-type="float" office:value="3758.75" calcext:value-type="float">
            <text:p>3758.75</text:p>
          </table:table-cell>
          <table:table-cell office:value-type="float" office:value="3661.75" calcext:value-type="float">
            <text:p>3661.75</text:p>
          </table:table-cell>
          <table:table-cell office:value-type="float" office:value="3311.5" calcext:value-type="float">
            <text:p>3311.5</text:p>
          </table:table-cell>
          <table:table-cell office:value-type="float" office:value="3334.25" calcext:value-type="float">
            <text:p>3334.25</text:p>
          </table:table-cell>
          <table:table-cell office:value-type="float" office:value="2454.75" calcext:value-type="float">
            <text:p>2454.75</text:p>
          </table:table-cell>
          <table:table-cell table:style-name="ce10" table:formula="of:=[.G9]/[.H9]" office:value-type="float" office:value="1.358284957735" calcext:value-type="float">
            <text:p>1.36</text:p>
          </table:table-cell>
          <table:table-cell office:value-type="float" office:value="1359.25" calcext:value-type="float">
            <text:p>1359.25</text:p>
          </table:table-cell>
          <table:table-cell table:style-name="ce10" table:formula="of:=[.G9]/[.J9]" office:value-type="float" office:value="2.45300717307339" calcext:value-type="float">
            <text:p>2.45</text:p>
          </table:table-cell>
          <table:table-cell office:value-type="float" office:value="1146" calcext:value-type="float">
            <text:p>1146</text:p>
          </table:table-cell>
          <table:table-cell table:style-name="ce10" table:formula="of:=[.G9]/[.L9]" office:value-type="float" office:value="2.90946771378709" calcext:value-type="float">
            <text:p>2.91</text:p>
          </table:table-cell>
          <table:table-cell office:value-type="float" office:value="992.25" calcext:value-type="float">
            <text:p>992.25</text:p>
          </table:table-cell>
          <table:table-cell table:style-name="ce10" table:formula="of:=[.G9]/[.N9]" office:value-type="float" office:value="3.36029226505417" calcext:value-type="float">
            <text:p>3.36</text:p>
          </table:table-cell>
          <table:table-cell office:value-type="float" office:value="1082.25" calcext:value-type="float">
            <text:p>1082.25</text:p>
          </table:table-cell>
          <table:table-cell table:style-name="ce10" table:formula="of:=[.G9]/[.P9]" office:value-type="float" office:value="3.08085008085008" calcext:value-type="float">
            <text:p>3.08</text:p>
          </table:table-cell>
          <table:table-cell office:value-type="float" office:value="1487" calcext:value-type="float">
            <text:p>1487</text:p>
          </table:table-cell>
          <table:table-cell table:style-name="ce10" table:formula="of:=[.G9]/[.R9]" office:value-type="float" office:value="2.24226630800269" calcext:value-type="float">
            <text:p>2.24</text:p>
          </table:table-cell>
          <table:table-cell office:value-type="float" office:value="2459.5" calcext:value-type="float">
            <text:p>2459.5</text:p>
          </table:table-cell>
          <table:table-cell table:style-name="ce10" table:formula="of:=[.G9]/[.T9]" office:value-type="float" office:value="1.35566171986176" calcext:value-type="float">
            <text:p>1.36</text:p>
          </table:table-cell>
          <table:table-cell office:value-type="float" office:value="1377.25" calcext:value-type="float">
            <text:p>1377.25</text:p>
          </table:table-cell>
          <table:table-cell table:style-name="ce10" table:formula="of:=[.G9]/[.V9]" office:value-type="float" office:value="2.42094754038846" calcext:value-type="float">
            <text:p>2.42</text:p>
          </table:table-cell>
          <table:table-cell office:value-type="float" office:value="1132.5" calcext:value-type="float">
            <text:p>1132.5</text:p>
          </table:table-cell>
          <table:table-cell table:style-name="ce10" table:formula="of:=[.G9]/[.X9]" office:value-type="float" office:value="2.94415011037528" calcext:value-type="float">
            <text:p>2.94</text:p>
          </table:table-cell>
          <table:table-cell office:value-type="float" office:value="1000.5" calcext:value-type="float">
            <text:p>1000.5</text:p>
          </table:table-cell>
          <table:table-cell table:style-name="ce10" table:formula="of:=[.G9]/[.Z9]" office:value-type="float" office:value="3.33258370814593" calcext:value-type="float">
            <text:p>3.33</text:p>
          </table:table-cell>
          <table:table-cell office:value-type="float" office:value="1095.5" calcext:value-type="float">
            <text:p>1095.5</text:p>
          </table:table-cell>
          <table:table-cell table:style-name="ce10" table:formula="of:=[.G9]/[.AB9]" office:value-type="float" office:value="3.04358740301232" calcext:value-type="float">
            <text:p>3.04</text:p>
          </table:table-cell>
          <table:table-cell office:value-type="float" office:value="1536.25" calcext:value-type="float">
            <text:p>1536.25</text:p>
          </table:table-cell>
          <table:table-cell table:style-name="ce10" table:formula="of:=[.G9]/[.AD9]" office:value-type="float" office:value="2.17038242473556" calcext:value-type="float">
            <text:p>2.1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4</text:p>
          </table:table-cell>
          <table:table-cell office:value-type="float" office:value="96" calcext:value-type="float">
            <text:p>96</text:p>
          </table:table-cell>
          <table:table-cell office:value-type="float" office:value="3972.25" calcext:value-type="float">
            <text:p>3972.25</text:p>
          </table:table-cell>
          <table:table-cell office:value-type="float" office:value="3920.25" calcext:value-type="float">
            <text:p>3920.25</text:p>
          </table:table-cell>
          <table:table-cell office:value-type="float" office:value="3889" calcext:value-type="float">
            <text:p>3889</text:p>
          </table:table-cell>
          <table:table-cell office:value-type="float" office:value="3574.75" calcext:value-type="float">
            <text:p>3574.75</text:p>
          </table:table-cell>
          <table:table-cell office:value-type="float" office:value="3607.5" calcext:value-type="float">
            <text:p>3607.5</text:p>
          </table:table-cell>
          <table:table-cell office:value-type="float" office:value="2506" calcext:value-type="float">
            <text:p>2506</text:p>
          </table:table-cell>
          <table:table-cell table:style-name="ce10" table:formula="of:=[.G10]/[.H10]" office:value-type="float" office:value="1.43954509177973" calcext:value-type="float">
            <text:p>1.44</text:p>
          </table:table-cell>
          <table:table-cell office:value-type="float" office:value="1414" calcext:value-type="float">
            <text:p>1414</text:p>
          </table:table-cell>
          <table:table-cell table:style-name="ce10" table:formula="of:=[.G10]/[.J10]" office:value-type="float" office:value="2.5512729844413" calcext:value-type="float">
            <text:p>2.55</text:p>
          </table:table-cell>
          <table:table-cell office:value-type="float" office:value="1133.25" calcext:value-type="float">
            <text:p>1133.25</text:p>
          </table:table-cell>
          <table:table-cell table:style-name="ce10" table:formula="of:=[.G10]/[.L10]" office:value-type="float" office:value="3.18332230311052" calcext:value-type="float">
            <text:p>3.18</text:p>
          </table:table-cell>
          <table:table-cell office:value-type="float" office:value="1028.5" calcext:value-type="float">
            <text:p>1028.5</text:p>
          </table:table-cell>
          <table:table-cell table:style-name="ce10" table:formula="of:=[.G10]/[.N10]" office:value-type="float" office:value="3.50753524550316" calcext:value-type="float">
            <text:p>3.51</text:p>
          </table:table-cell>
          <table:table-cell office:value-type="float" office:value="1127.5" calcext:value-type="float">
            <text:p>1127.5</text:p>
          </table:table-cell>
          <table:table-cell table:style-name="ce10" table:formula="of:=[.G10]/[.P10]" office:value-type="float" office:value="3.19955654101996" calcext:value-type="float">
            <text:p>3.20</text:p>
          </table:table-cell>
          <table:table-cell office:value-type="float" office:value="1592.5" calcext:value-type="float">
            <text:p>1592.5</text:p>
          </table:table-cell>
          <table:table-cell table:style-name="ce10" table:formula="of:=[.G10]/[.R10]" office:value-type="float" office:value="2.26530612244898" calcext:value-type="float">
            <text:p>2.27</text:p>
          </table:table-cell>
          <table:table-cell office:value-type="float" office:value="2510.5" calcext:value-type="float">
            <text:p>2510.5</text:p>
          </table:table-cell>
          <table:table-cell table:style-name="ce10" table:formula="of:=[.G10]/[.T10]" office:value-type="float" office:value="1.43696474805816" calcext:value-type="float">
            <text:p>1.44</text:p>
          </table:table-cell>
          <table:table-cell office:value-type="float" office:value="1409" calcext:value-type="float">
            <text:p>1409</text:p>
          </table:table-cell>
          <table:table-cell table:style-name="ce10" table:formula="of:=[.G10]/[.V10]" office:value-type="float" office:value="2.56032647267566" calcext:value-type="float">
            <text:p>2.56</text:p>
          </table:table-cell>
          <table:table-cell office:value-type="float" office:value="1122.25" calcext:value-type="float">
            <text:p>1122.25</text:p>
          </table:table-cell>
          <table:table-cell table:style-name="ce10" table:formula="of:=[.G10]/[.X10]" office:value-type="float" office:value="3.21452439296057" calcext:value-type="float">
            <text:p>3.21</text:p>
          </table:table-cell>
          <table:table-cell office:value-type="float" office:value="1019.75" calcext:value-type="float">
            <text:p>1019.75</text:p>
          </table:table-cell>
          <table:table-cell table:style-name="ce10" table:formula="of:=[.G10]/[.Z10]" office:value-type="float" office:value="3.53763177249326" calcext:value-type="float">
            <text:p>3.54</text:p>
          </table:table-cell>
          <table:table-cell office:value-type="float" office:value="1102" calcext:value-type="float">
            <text:p>1102</text:p>
          </table:table-cell>
          <table:table-cell table:style-name="ce10" table:formula="of:=[.G10]/[.AB10]" office:value-type="float" office:value="3.27359346642468" calcext:value-type="float">
            <text:p>3.27</text:p>
          </table:table-cell>
          <table:table-cell office:value-type="float" office:value="1585.75" calcext:value-type="float">
            <text:p>1585.75</text:p>
          </table:table-cell>
          <table:table-cell table:style-name="ce10" table:formula="of:=[.G10]/[.AD10]" office:value-type="float" office:value="2.27494876241526" calcext:value-type="float">
            <text:p>2.2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5</text:p>
          </table:table-cell>
          <table:table-cell office:value-type="float" office:value="1" calcext:value-type="float">
            <text:p>1</text:p>
          </table:table-cell>
          <table:table-cell office:value-type="float" office:value="3799.25" calcext:value-type="float">
            <text:p>3799.25</text:p>
          </table:table-cell>
          <table:table-cell office:value-type="float" office:value="3796" calcext:value-type="float">
            <text:p>3796</text:p>
          </table:table-cell>
          <table:table-cell office:value-type="float" office:value="3766.5" calcext:value-type="float">
            <text:p>3766.5</text:p>
          </table:table-cell>
          <table:table-cell office:value-type="float" office:value="3472.5" calcext:value-type="float">
            <text:p>3472.5</text:p>
          </table:table-cell>
          <table:table-cell office:value-type="float" office:value="3509.75" calcext:value-type="float">
            <text:p>3509.75</text:p>
          </table:table-cell>
          <table:table-cell office:value-type="float" office:value="2436" calcext:value-type="float">
            <text:p>2436</text:p>
          </table:table-cell>
          <table:table-cell table:style-name="ce10" table:formula="of:=[.G11]/[.H11]" office:value-type="float" office:value="1.44078407224959" calcext:value-type="float">
            <text:p>1.44</text:p>
          </table:table-cell>
          <table:table-cell office:value-type="float" office:value="1362.5" calcext:value-type="float">
            <text:p>1362.5</text:p>
          </table:table-cell>
          <table:table-cell table:style-name="ce10" table:formula="of:=[.G11]/[.J11]" office:value-type="float" office:value="2.57596330275229" calcext:value-type="float">
            <text:p>2.58</text:p>
          </table:table-cell>
          <table:table-cell office:value-type="float" office:value="1134" calcext:value-type="float">
            <text:p>1134</text:p>
          </table:table-cell>
          <table:table-cell table:style-name="ce10" table:formula="of:=[.G11]/[.L11]" office:value-type="float" office:value="3.0950176366843" calcext:value-type="float">
            <text:p>3.10</text:p>
          </table:table-cell>
          <table:table-cell office:value-type="float" office:value="989" calcext:value-type="float">
            <text:p>989</text:p>
          </table:table-cell>
          <table:table-cell table:style-name="ce10" table:formula="of:=[.G11]/[.N11]" office:value-type="float" office:value="3.54878665318504" calcext:value-type="float">
            <text:p>3.55</text:p>
          </table:table-cell>
          <table:table-cell office:value-type="float" office:value="1091.25" calcext:value-type="float">
            <text:p>1091.25</text:p>
          </table:table-cell>
          <table:table-cell table:style-name="ce10" table:formula="of:=[.G11]/[.P11]" office:value-type="float" office:value="3.21626575028637" calcext:value-type="float">
            <text:p>3.22</text:p>
          </table:table-cell>
          <table:table-cell office:value-type="float" office:value="1603.5" calcext:value-type="float">
            <text:p>1603.5</text:p>
          </table:table-cell>
          <table:table-cell table:style-name="ce10" table:formula="of:=[.G11]/[.R11]" office:value-type="float" office:value="2.18880573744933" calcext:value-type="float">
            <text:p>2.19</text:p>
          </table:table-cell>
          <table:table-cell office:value-type="float" office:value="2436" calcext:value-type="float">
            <text:p>2436</text:p>
          </table:table-cell>
          <table:table-cell table:style-name="ce10" table:formula="of:=[.G11]/[.T11]" office:value-type="float" office:value="1.44078407224959" calcext:value-type="float">
            <text:p>1.44</text:p>
          </table:table-cell>
          <table:table-cell office:value-type="float" office:value="1360.25" calcext:value-type="float">
            <text:p>1360.25</text:p>
          </table:table-cell>
          <table:table-cell table:style-name="ce10" table:formula="of:=[.G11]/[.V11]" office:value-type="float" office:value="2.58022422348833" calcext:value-type="float">
            <text:p>2.58</text:p>
          </table:table-cell>
          <table:table-cell office:value-type="float" office:value="1124" calcext:value-type="float">
            <text:p>1124</text:p>
          </table:table-cell>
          <table:table-cell table:style-name="ce10" table:formula="of:=[.G11]/[.X11]" office:value-type="float" office:value="3.12255338078292" calcext:value-type="float">
            <text:p>3.12</text:p>
          </table:table-cell>
          <table:table-cell office:value-type="float" office:value="970.25" calcext:value-type="float">
            <text:p>970.25</text:p>
          </table:table-cell>
          <table:table-cell table:style-name="ce10" table:formula="of:=[.G11]/[.Z11]" office:value-type="float" office:value="3.61736665807781" calcext:value-type="float">
            <text:p>3.62</text:p>
          </table:table-cell>
          <table:table-cell office:value-type="float" office:value="1077.5" calcext:value-type="float">
            <text:p>1077.5</text:p>
          </table:table-cell>
          <table:table-cell table:style-name="ce10" table:formula="of:=[.G11]/[.AB11]" office:value-type="float" office:value="3.25730858468677" calcext:value-type="float">
            <text:p>3.26</text:p>
          </table:table-cell>
          <table:table-cell office:value-type="float" office:value="1496.75" calcext:value-type="float">
            <text:p>1496.75</text:p>
          </table:table-cell>
          <table:table-cell table:style-name="ce10" table:formula="of:=[.G11]/[.AD11]" office:value-type="float" office:value="2.34491398029063" calcext:value-type="float">
            <text:p>2.3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6</text:p>
          </table:table-cell>
          <table:table-cell office:value-type="float" office:value="13" calcext:value-type="float">
            <text:p>13</text:p>
          </table:table-cell>
          <table:table-cell office:value-type="float" office:value="3847.25" calcext:value-type="float">
            <text:p>3847.25</text:p>
          </table:table-cell>
          <table:table-cell office:value-type="float" office:value="3828.25" calcext:value-type="float">
            <text:p>3828.25</text:p>
          </table:table-cell>
          <table:table-cell office:value-type="float" office:value="3800.25" calcext:value-type="float">
            <text:p>3800.25</text:p>
          </table:table-cell>
          <table:table-cell office:value-type="float" office:value="3498.25" calcext:value-type="float">
            <text:p>3498.25</text:p>
          </table:table-cell>
          <table:table-cell office:value-type="float" office:value="3538" calcext:value-type="float">
            <text:p>3538</text:p>
          </table:table-cell>
          <table:table-cell office:value-type="float" office:value="2434.25" calcext:value-type="float">
            <text:p>2434.25</text:p>
          </table:table-cell>
          <table:table-cell table:style-name="ce10" table:formula="of:=[.G12]/[.H12]" office:value-type="float" office:value="1.4534250795933" calcext:value-type="float">
            <text:p>1.45</text:p>
          </table:table-cell>
          <table:table-cell office:value-type="float" office:value="1382.5" calcext:value-type="float">
            <text:p>1382.5</text:p>
          </table:table-cell>
          <table:table-cell table:style-name="ce10" table:formula="of:=[.G12]/[.J12]" office:value-type="float" office:value="2.55913200723327" calcext:value-type="float">
            <text:p>2.56</text:p>
          </table:table-cell>
          <table:table-cell office:value-type="float" office:value="1120.25" calcext:value-type="float">
            <text:p>1120.25</text:p>
          </table:table-cell>
          <table:table-cell table:style-name="ce10" table:formula="of:=[.G12]/[.L12]" office:value-type="float" office:value="3.15822361080116" calcext:value-type="float">
            <text:p>3.16</text:p>
          </table:table-cell>
          <table:table-cell office:value-type="float" office:value="1000.5" calcext:value-type="float">
            <text:p>1000.5</text:p>
          </table:table-cell>
          <table:table-cell table:style-name="ce10" table:formula="of:=[.G12]/[.N12]" office:value-type="float" office:value="3.53623188405797" calcext:value-type="float">
            <text:p>3.54</text:p>
          </table:table-cell>
          <table:table-cell office:value-type="float" office:value="1083.25" calcext:value-type="float">
            <text:p>1083.25</text:p>
          </table:table-cell>
          <table:table-cell table:style-name="ce10" table:formula="of:=[.G12]/[.P12]" office:value-type="float" office:value="3.26609739210709" calcext:value-type="float">
            <text:p>3.27</text:p>
          </table:table-cell>
          <table:table-cell office:value-type="float" office:value="1624.5" calcext:value-type="float">
            <text:p>1624.5</text:p>
          </table:table-cell>
          <table:table-cell table:style-name="ce10" table:formula="of:=[.G12]/[.R12]" office:value-type="float" office:value="2.17790089258233" calcext:value-type="float">
            <text:p>2.18</text:p>
          </table:table-cell>
          <table:table-cell office:value-type="float" office:value="2442" calcext:value-type="float">
            <text:p>2442</text:p>
          </table:table-cell>
          <table:table-cell table:style-name="ce10" table:formula="of:=[.G12]/[.T12]" office:value-type="float" office:value="1.44881244881245" calcext:value-type="float">
            <text:p>1.45</text:p>
          </table:table-cell>
          <table:table-cell office:value-type="float" office:value="1384.75" calcext:value-type="float">
            <text:p>1384.75</text:p>
          </table:table-cell>
          <table:table-cell table:style-name="ce10" table:formula="of:=[.G12]/[.V12]" office:value-type="float" office:value="2.55497382198953" calcext:value-type="float">
            <text:p>2.55</text:p>
          </table:table-cell>
          <table:table-cell office:value-type="float" office:value="1127.5" calcext:value-type="float">
            <text:p>1127.5</text:p>
          </table:table-cell>
          <table:table-cell table:style-name="ce10" table:formula="of:=[.G12]/[.X12]" office:value-type="float" office:value="3.13791574279379" calcext:value-type="float">
            <text:p>3.14</text:p>
          </table:table-cell>
          <table:table-cell office:value-type="float" office:value="980.75" calcext:value-type="float">
            <text:p>980.75</text:p>
          </table:table-cell>
          <table:table-cell table:style-name="ce10" table:formula="of:=[.G12]/[.Z12]" office:value-type="float" office:value="3.60744328320163" calcext:value-type="float">
            <text:p>3.61</text:p>
          </table:table-cell>
          <table:table-cell office:value-type="float" office:value="1061.25" calcext:value-type="float">
            <text:p>1061.25</text:p>
          </table:table-cell>
          <table:table-cell table:style-name="ce10" table:formula="of:=[.G12]/[.AB12]" office:value-type="float" office:value="3.33380447585395" calcext:value-type="float">
            <text:p>3.33</text:p>
          </table:table-cell>
          <table:table-cell office:value-type="float" office:value="1577.75" calcext:value-type="float">
            <text:p>1577.75</text:p>
          </table:table-cell>
          <table:table-cell table:style-name="ce10" table:formula="of:=[.G12]/[.AD12]" office:value-type="float" office:value="2.2424338456663" calcext:value-type="float">
            <text:p>2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7</text:p>
          </table:table-cell>
          <table:table-cell office:value-type="float" office:value="6" calcext:value-type="float">
            <text:p>6</text:p>
          </table:table-cell>
          <table:table-cell office:value-type="float" office:value="3946.75" calcext:value-type="float">
            <text:p>3946.75</text:p>
          </table:table-cell>
          <table:table-cell office:value-type="float" office:value="3892.25" calcext:value-type="float">
            <text:p>3892.25</text:p>
          </table:table-cell>
          <table:table-cell office:value-type="float" office:value="3864.25" calcext:value-type="float">
            <text:p>3864.25</text:p>
          </table:table-cell>
          <table:table-cell office:value-type="float" office:value="3551.25" calcext:value-type="float">
            <text:p>3551.25</text:p>
          </table:table-cell>
          <table:table-cell office:value-type="float" office:value="3590.75" calcext:value-type="float">
            <text:p>3590.75</text:p>
          </table:table-cell>
          <table:table-cell office:value-type="float" office:value="2495.75" calcext:value-type="float">
            <text:p>2495.75</text:p>
          </table:table-cell>
          <table:table-cell table:style-name="ce10" table:formula="of:=[.G13]/[.H13]" office:value-type="float" office:value="1.43874586797556" calcext:value-type="float">
            <text:p>1.44</text:p>
          </table:table-cell>
          <table:table-cell office:value-type="float" office:value="1400.75" calcext:value-type="float">
            <text:p>1400.75</text:p>
          </table:table-cell>
          <table:table-cell table:style-name="ce10" table:formula="of:=[.G13]/[.J13]" office:value-type="float" office:value="2.5634481527753" calcext:value-type="float">
            <text:p>2.56</text:p>
          </table:table-cell>
          <table:table-cell office:value-type="float" office:value="1123.5" calcext:value-type="float">
            <text:p>1123.5</text:p>
          </table:table-cell>
          <table:table-cell table:style-name="ce10" table:formula="of:=[.G13]/[.L13]" office:value-type="float" office:value="3.19603916332888" calcext:value-type="float">
            <text:p>3.20</text:p>
          </table:table-cell>
          <table:table-cell office:value-type="float" office:value="1021.5" calcext:value-type="float">
            <text:p>1021.5</text:p>
          </table:table-cell>
          <table:table-cell table:style-name="ce10" table:formula="of:=[.G13]/[.N13]" office:value-type="float" office:value="3.51517376407244" calcext:value-type="float">
            <text:p>3.52</text:p>
          </table:table-cell>
          <table:table-cell office:value-type="float" office:value="1057" calcext:value-type="float">
            <text:p>1057</text:p>
          </table:table-cell>
          <table:table-cell table:style-name="ce10" table:formula="of:=[.G13]/[.P13]" office:value-type="float" office:value="3.39711447492904" calcext:value-type="float">
            <text:p>3.40</text:p>
          </table:table-cell>
          <table:table-cell office:value-type="float" office:value="1565" calcext:value-type="float">
            <text:p>1565</text:p>
          </table:table-cell>
          <table:table-cell table:style-name="ce10" table:formula="of:=[.G13]/[.R13]" office:value-type="float" office:value="2.2944089456869" calcext:value-type="float">
            <text:p>2.29</text:p>
          </table:table-cell>
          <table:table-cell office:value-type="float" office:value="2498.75" calcext:value-type="float">
            <text:p>2498.75</text:p>
          </table:table-cell>
          <table:table-cell table:style-name="ce10" table:formula="of:=[.G13]/[.T13]" office:value-type="float" office:value="1.43701850925463" calcext:value-type="float">
            <text:p>1.44</text:p>
          </table:table-cell>
          <table:table-cell office:value-type="float" office:value="1400.25" calcext:value-type="float">
            <text:p>1400.25</text:p>
          </table:table-cell>
          <table:table-cell table:style-name="ce10" table:formula="of:=[.G13]/[.V13]" office:value-type="float" office:value="2.56436350651669" calcext:value-type="float">
            <text:p>2.56</text:p>
          </table:table-cell>
          <table:table-cell office:value-type="float" office:value="1125.5" calcext:value-type="float">
            <text:p>1125.5</text:p>
          </table:table-cell>
          <table:table-cell table:style-name="ce10" table:formula="of:=[.G13]/[.X13]" office:value-type="float" office:value="3.19035984007108" calcext:value-type="float">
            <text:p>3.19</text:p>
          </table:table-cell>
          <table:table-cell office:value-type="float" office:value="1020.5" calcext:value-type="float">
            <text:p>1020.5</text:p>
          </table:table-cell>
          <table:table-cell table:style-name="ce10" table:formula="of:=[.G13]/[.Z13]" office:value-type="float" office:value="3.51861832435081" calcext:value-type="float">
            <text:p>3.52</text:p>
          </table:table-cell>
          <table:table-cell office:value-type="float" office:value="1089.25" calcext:value-type="float">
            <text:p>1089.25</text:p>
          </table:table-cell>
          <table:table-cell table:style-name="ce10" table:formula="of:=[.G13]/[.AB13]" office:value-type="float" office:value="3.29653431260041" calcext:value-type="float">
            <text:p>3.30</text:p>
          </table:table-cell>
          <table:table-cell office:value-type="float" office:value="1584.25" calcext:value-type="float">
            <text:p>1584.25</text:p>
          </table:table-cell>
          <table:table-cell table:style-name="ce10" table:formula="of:=[.G13]/[.AD13]" office:value-type="float" office:value="2.26652990373994" calcext:value-type="float">
            <text:p>2.2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8</text:p>
          </table:table-cell>
          <table:table-cell office:value-type="float" office:value="794" calcext:value-type="float">
            <text:p>794</text:p>
          </table:table-cell>
          <table:table-cell office:value-type="float" office:value="3010" calcext:value-type="float">
            <text:p>3010</text:p>
          </table:table-cell>
          <table:table-cell office:value-type="float" office:value="2954" calcext:value-type="float">
            <text:p>2954</text:p>
          </table:table-cell>
          <table:table-cell office:value-type="float" office:value="2711.5" calcext:value-type="float">
            <text:p>2711.5</text:p>
          </table:table-cell>
          <table:table-cell office:value-type="float" office:value="2485.5" calcext:value-type="float">
            <text:p>2485.5</text:p>
          </table:table-cell>
          <table:table-cell office:value-type="float" office:value="2475.25" calcext:value-type="float">
            <text:p>2475.25</text:p>
          </table:table-cell>
          <table:table-cell office:value-type="float" office:value="1936.25" calcext:value-type="float">
            <text:p>1936.25</text:p>
          </table:table-cell>
          <table:table-cell table:style-name="ce10" table:formula="of:=[.G14]/[.H14]" office:value-type="float" office:value="1.27837314396385" calcext:value-type="float">
            <text:p>1.28</text:p>
          </table:table-cell>
          <table:table-cell office:value-type="float" office:value="1190" calcext:value-type="float">
            <text:p>1190</text:p>
          </table:table-cell>
          <table:table-cell table:style-name="ce10" table:formula="of:=[.G14]/[.J14]" office:value-type="float" office:value="2.08004201680672" calcext:value-type="float">
            <text:p>2.08</text:p>
          </table:table-cell>
          <table:table-cell office:value-type="float" office:value="932.25" calcext:value-type="float">
            <text:p>932.25</text:p>
          </table:table-cell>
          <table:table-cell table:style-name="ce10" table:formula="of:=[.G14]/[.L14]" office:value-type="float" office:value="2.65513542504693" calcext:value-type="float">
            <text:p>2.66</text:p>
          </table:table-cell>
          <table:table-cell office:value-type="float" office:value="930.5" calcext:value-type="float">
            <text:p>930.5</text:p>
          </table:table-cell>
          <table:table-cell table:style-name="ce10" table:formula="of:=[.G14]/[.N14]" office:value-type="float" office:value="2.66012896292316" calcext:value-type="float">
            <text:p>2.66</text:p>
          </table:table-cell>
          <table:table-cell office:value-type="float" office:value="1027.25" calcext:value-type="float">
            <text:p>1027.25</text:p>
          </table:table-cell>
          <table:table-cell table:style-name="ce10" table:formula="of:=[.G14]/[.P14]" office:value-type="float" office:value="2.40958870771477" calcext:value-type="float">
            <text:p>2.41</text:p>
          </table:table-cell>
          <table:table-cell office:value-type="float" office:value="1448.5" calcext:value-type="float">
            <text:p>1448.5</text:p>
          </table:table-cell>
          <table:table-cell table:style-name="ce10" table:formula="of:=[.G14]/[.R14]" office:value-type="float" office:value="1.70883672764929" calcext:value-type="float">
            <text:p>1.71</text:p>
          </table:table-cell>
          <table:table-cell office:value-type="float" office:value="1949" calcext:value-type="float">
            <text:p>1949</text:p>
          </table:table-cell>
          <table:table-cell table:style-name="ce10" table:formula="of:=[.G14]/[.T14]" office:value-type="float" office:value="1.27001026167265" calcext:value-type="float">
            <text:p>1.27</text:p>
          </table:table-cell>
          <table:table-cell office:value-type="float" office:value="1189.75" calcext:value-type="float">
            <text:p>1189.75</text:p>
          </table:table-cell>
          <table:table-cell table:style-name="ce10" table:formula="of:=[.G14]/[.V14]" office:value-type="float" office:value="2.08047909224627" calcext:value-type="float">
            <text:p>2.08</text:p>
          </table:table-cell>
          <table:table-cell office:value-type="float" office:value="936.25" calcext:value-type="float">
            <text:p>936.25</text:p>
          </table:table-cell>
          <table:table-cell table:style-name="ce10" table:formula="of:=[.G14]/[.X14]" office:value-type="float" office:value="2.6437917222964" calcext:value-type="float">
            <text:p>2.64</text:p>
          </table:table-cell>
          <table:table-cell office:value-type="float" office:value="917.75" calcext:value-type="float">
            <text:p>917.75</text:p>
          </table:table-cell>
          <table:table-cell table:style-name="ce10" table:formula="of:=[.G14]/[.Z14]" office:value-type="float" office:value="2.69708526287115" calcext:value-type="float">
            <text:p>2.70</text:p>
          </table:table-cell>
          <table:table-cell office:value-type="float" office:value="1026.75" calcext:value-type="float">
            <text:p>1026.75</text:p>
          </table:table-cell>
          <table:table-cell table:style-name="ce10" table:formula="of:=[.G14]/[.AB14]" office:value-type="float" office:value="2.41076211346482" calcext:value-type="float">
            <text:p>2.41</text:p>
          </table:table-cell>
          <table:table-cell office:value-type="float" office:value="1486.5" calcext:value-type="float">
            <text:p>1486.5</text:p>
          </table:table-cell>
          <table:table-cell table:style-name="ce10" table:formula="of:=[.G14]/[.AD14]" office:value-type="float" office:value="1.66515304406324" calcext:value-type="float">
            <text:p>1.6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9</text:p>
          </table:table-cell>
          <table:table-cell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3820.25" calcext:value-type="float">
            <text:p>3820.25</text:p>
          </table:table-cell>
          <table:table-cell office:value-type="float" office:value="3789.5" calcext:value-type="float">
            <text:p>3789.5</text:p>
          </table:table-cell>
          <table:table-cell office:value-type="float" office:value="3500.75" calcext:value-type="float">
            <text:p>3500.75</text:p>
          </table:table-cell>
          <table:table-cell office:value-type="float" office:value="3531.25" calcext:value-type="float">
            <text:p>3531.25</text:p>
          </table:table-cell>
          <table:table-cell office:value-type="float" office:value="2459" calcext:value-type="float">
            <text:p>2459</text:p>
          </table:table-cell>
          <table:table-cell table:style-name="ce10" table:formula="of:=[.G15]/[.H15]" office:value-type="float" office:value="1.4360512403416" calcext:value-type="float">
            <text:p>1.44</text:p>
          </table:table-cell>
          <table:table-cell office:value-type="float" office:value="1374.25" calcext:value-type="float">
            <text:p>1374.25</text:p>
          </table:table-cell>
          <table:table-cell table:style-name="ce10" table:formula="of:=[.G15]/[.J15]" office:value-type="float" office:value="2.56958340913225" calcext:value-type="float">
            <text:p>2.57</text:p>
          </table:table-cell>
          <table:table-cell office:value-type="float" office:value="1148.5" calcext:value-type="float">
            <text:p>1148.5</text:p>
          </table:table-cell>
          <table:table-cell table:style-name="ce10" table:formula="of:=[.G15]/[.L15]" office:value-type="float" office:value="3.07466260339573" calcext:value-type="float">
            <text:p>3.07</text:p>
          </table:table-cell>
          <table:table-cell office:value-type="float" office:value="983.75" calcext:value-type="float">
            <text:p>983.75</text:p>
          </table:table-cell>
          <table:table-cell table:style-name="ce10" table:formula="of:=[.G15]/[.N15]" office:value-type="float" office:value="3.58958068614994" calcext:value-type="float">
            <text:p>3.59</text:p>
          </table:table-cell>
          <table:table-cell office:value-type="float" office:value="1109.25" calcext:value-type="float">
            <text:p>1109.25</text:p>
          </table:table-cell>
          <table:table-cell table:style-name="ce10" table:formula="of:=[.G15]/[.P15]" office:value-type="float" office:value="3.18345729096236" calcext:value-type="float">
            <text:p>3.18</text:p>
          </table:table-cell>
          <table:table-cell office:value-type="float" office:value="1605.75" calcext:value-type="float">
            <text:p>1605.75</text:p>
          </table:table-cell>
          <table:table-cell table:style-name="ce10" table:formula="of:=[.G15]/[.R15]" office:value-type="float" office:value="2.19912813327106" calcext:value-type="float">
            <text:p>2.20</text:p>
          </table:table-cell>
          <table:table-cell office:value-type="float" office:value="2446.25" calcext:value-type="float">
            <text:p>2446.25</text:p>
          </table:table-cell>
          <table:table-cell table:style-name="ce10" table:formula="of:=[.G15]/[.T15]" office:value-type="float" office:value="1.44353602452734" calcext:value-type="float">
            <text:p>1.44</text:p>
          </table:table-cell>
          <table:table-cell office:value-type="float" office:value="1365.75" calcext:value-type="float">
            <text:p>1365.75</text:p>
          </table:table-cell>
          <table:table-cell table:style-name="ce10" table:formula="of:=[.G15]/[.V15]" office:value-type="float" office:value="2.58557569101226" calcext:value-type="float">
            <text:p>2.59</text:p>
          </table:table-cell>
          <table:table-cell office:value-type="float" office:value="1137.75" calcext:value-type="float">
            <text:p>1137.75</text:p>
          </table:table-cell>
          <table:table-cell table:style-name="ce10" table:formula="of:=[.G15]/[.X15]" office:value-type="float" office:value="3.10371346956713" calcext:value-type="float">
            <text:p>3.10</text:p>
          </table:table-cell>
          <table:table-cell office:value-type="float" office:value="1017.5" calcext:value-type="float">
            <text:p>1017.5</text:p>
          </table:table-cell>
          <table:table-cell table:style-name="ce10" table:formula="of:=[.G15]/[.Z15]" office:value-type="float" office:value="3.47051597051597" calcext:value-type="float">
            <text:p>3.47</text:p>
          </table:table-cell>
          <table:table-cell office:value-type="float" office:value="1079" calcext:value-type="float">
            <text:p>1079</text:p>
          </table:table-cell>
          <table:table-cell table:style-name="ce10" table:formula="of:=[.G15]/[.AB15]" office:value-type="float" office:value="3.2727062094532" calcext:value-type="float">
            <text:p>3.27</text:p>
          </table:table-cell>
          <table:table-cell office:value-type="float" office:value="1535.75" calcext:value-type="float">
            <text:p>1535.75</text:p>
          </table:table-cell>
          <table:table-cell table:style-name="ce10" table:formula="of:=[.G15]/[.AD15]" office:value-type="float" office:value="2.29936513104346" calcext:value-type="float">
            <text:p>2.3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0</text:p>
          </table:table-cell>
          <table:table-cell office:value-type="float" office:value="4387" calcext:value-type="float">
            <text:p>4387</text:p>
          </table:table-cell>
          <table:table-cell office:value-type="float" office:value="15051" calcext:value-type="float">
            <text:p>15051</text:p>
          </table:table-cell>
          <table:table-cell office:value-type="float" office:value="14365.5" calcext:value-type="float">
            <text:p>14365.5</text:p>
          </table:table-cell>
          <table:table-cell office:value-type="float" office:value="13699.75" calcext:value-type="float">
            <text:p>13699.75</text:p>
          </table:table-cell>
          <table:table-cell office:value-type="float" office:value="12402.5" calcext:value-type="float">
            <text:p>12402.5</text:p>
          </table:table-cell>
          <table:table-cell office:value-type="float" office:value="12348" calcext:value-type="float">
            <text:p>12348</text:p>
          </table:table-cell>
          <table:table-cell office:value-type="float" office:value="8467" calcext:value-type="float">
            <text:p>8467</text:p>
          </table:table-cell>
          <table:table-cell table:style-name="ce10" table:formula="of:=[.G16]/[.H16]" office:value-type="float" office:value="1.45836778079603" calcext:value-type="float">
            <text:p>1.46</text:p>
          </table:table-cell>
          <table:table-cell office:value-type="float" office:value="4504.5" calcext:value-type="float">
            <text:p>4504.5</text:p>
          </table:table-cell>
          <table:table-cell table:style-name="ce10" table:formula="of:=[.G16]/[.J16]" office:value-type="float" office:value="2.74125874125874" calcext:value-type="float">
            <text:p>2.74</text:p>
          </table:table-cell>
          <table:table-cell office:value-type="float" office:value="3247.25" calcext:value-type="float">
            <text:p>3247.25</text:p>
          </table:table-cell>
          <table:table-cell table:style-name="ce10" table:formula="of:=[.G16]/[.L16]" office:value-type="float" office:value="3.80260220186311" calcext:value-type="float">
            <text:p>3.80</text:p>
          </table:table-cell>
          <table:table-cell office:value-type="float" office:value="2720.5" calcext:value-type="float">
            <text:p>2720.5</text:p>
          </table:table-cell>
          <table:table-cell table:style-name="ce10" table:formula="of:=[.G16]/[.N16]" office:value-type="float" office:value="4.53887153096857" calcext:value-type="float">
            <text:p>4.54</text:p>
          </table:table-cell>
          <table:table-cell office:value-type="float" office:value="1990.5" calcext:value-type="float">
            <text:p>1990.5</text:p>
          </table:table-cell>
          <table:table-cell table:style-name="ce10" table:formula="of:=[.G16]/[.P16]" office:value-type="float" office:value="6.20346646571213" calcext:value-type="float">
            <text:p>6.20</text:p>
          </table:table-cell>
          <table:table-cell office:value-type="float" office:value="2053" calcext:value-type="float">
            <text:p>2053</text:p>
          </table:table-cell>
          <table:table-cell table:style-name="ce10" table:formula="of:=[.G16]/[.R16]" office:value-type="float" office:value="6.01461276181198" calcext:value-type="float">
            <text:p>6.01</text:p>
          </table:table-cell>
          <table:table-cell office:value-type="float" office:value="8485.75" calcext:value-type="float">
            <text:p>8485.75</text:p>
          </table:table-cell>
          <table:table-cell table:style-name="ce10" table:formula="of:=[.G16]/[.T16]" office:value-type="float" office:value="1.45514539080223" calcext:value-type="float">
            <text:p>1.46</text:p>
          </table:table-cell>
          <table:table-cell office:value-type="float" office:value="4539" calcext:value-type="float">
            <text:p>4539</text:p>
          </table:table-cell>
          <table:table-cell table:style-name="ce10" table:formula="of:=[.G16]/[.V16]" office:value-type="float" office:value="2.72042300066094" calcext:value-type="float">
            <text:p>2.72</text:p>
          </table:table-cell>
          <table:table-cell office:value-type="float" office:value="3250.75" calcext:value-type="float">
            <text:p>3250.75</text:p>
          </table:table-cell>
          <table:table-cell table:style-name="ce10" table:formula="of:=[.G16]/[.X16]" office:value-type="float" office:value="3.79850803660694" calcext:value-type="float">
            <text:p>3.80</text:p>
          </table:table-cell>
          <table:table-cell office:value-type="float" office:value="2736.5" calcext:value-type="float">
            <text:p>2736.5</text:p>
          </table:table-cell>
          <table:table-cell table:style-name="ce10" table:formula="of:=[.G16]/[.Z16]" office:value-type="float" office:value="4.51233327242828" calcext:value-type="float">
            <text:p>4.51</text:p>
          </table:table-cell>
          <table:table-cell office:value-type="float" office:value="1938.5" calcext:value-type="float">
            <text:p>1938.5</text:p>
          </table:table-cell>
          <table:table-cell table:style-name="ce10" table:formula="of:=[.G16]/[.AB16]" office:value-type="float" office:value="6.36987361361878" calcext:value-type="float">
            <text:p>6.37</text:p>
          </table:table-cell>
          <table:table-cell office:value-type="float" office:value="2044.75" calcext:value-type="float">
            <text:p>2044.75</text:p>
          </table:table-cell>
          <table:table-cell table:style-name="ce10" table:formula="of:=[.G16]/[.AD16]" office:value-type="float" office:value="6.03888005868688" calcext:value-type="float">
            <text:p>6.0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1</text:p>
          </table:table-cell>
          <table:table-cell office:value-type="float" office:value="1" calcext:value-type="float">
            <text:p>1</text:p>
          </table:table-cell>
          <table:table-cell office:value-type="float" office:value="15353" calcext:value-type="float">
            <text:p>15353</text:p>
          </table:table-cell>
          <table:table-cell office:value-type="float" office:value="15306" calcext:value-type="float">
            <text:p>15306</text:p>
          </table:table-cell>
          <table:table-cell office:value-type="float" office:value="15116.5" calcext:value-type="float">
            <text:p>15116.5</text:p>
          </table:table-cell>
          <table:table-cell office:value-type="float" office:value="14115" calcext:value-type="float">
            <text:p>14115</text:p>
          </table:table-cell>
          <table:table-cell office:value-type="float" office:value="14240.75" calcext:value-type="float">
            <text:p>14240.75</text:p>
          </table:table-cell>
          <table:table-cell office:value-type="float" office:value="9456.25" calcext:value-type="float">
            <text:p>9456.25</text:p>
          </table:table-cell>
          <table:table-cell table:style-name="ce10" table:formula="of:=[.G17]/[.H17]" office:value-type="float" office:value="1.5059616655651" calcext:value-type="float">
            <text:p>1.51</text:p>
          </table:table-cell>
          <table:table-cell office:value-type="float" office:value="4935" calcext:value-type="float">
            <text:p>4935</text:p>
          </table:table-cell>
          <table:table-cell table:style-name="ce10" table:formula="of:=[.G17]/[.J17]" office:value-type="float" office:value="2.88566362715299" calcext:value-type="float">
            <text:p>2.89</text:p>
          </table:table-cell>
          <table:table-cell office:value-type="float" office:value="3531.25" calcext:value-type="float">
            <text:p>3531.25</text:p>
          </table:table-cell>
          <table:table-cell table:style-name="ce10" table:formula="of:=[.G17]/[.L17]" office:value-type="float" office:value="4.03277876106195" calcext:value-type="float">
            <text:p>4.03</text:p>
          </table:table-cell>
          <table:table-cell office:value-type="float" office:value="2837.25" calcext:value-type="float">
            <text:p>2837.25</text:p>
          </table:table-cell>
          <table:table-cell table:style-name="ce10" table:formula="of:=[.G17]/[.N17]" office:value-type="float" office:value="5.01920874085823" calcext:value-type="float">
            <text:p>5.02</text:p>
          </table:table-cell>
          <table:table-cell office:value-type="float" office:value="2072" calcext:value-type="float">
            <text:p>2072</text:p>
          </table:table-cell>
          <table:table-cell table:style-name="ce10" table:formula="of:=[.G17]/[.P17]" office:value-type="float" office:value="6.87294884169884" calcext:value-type="float">
            <text:p>6.87</text:p>
          </table:table-cell>
          <table:table-cell office:value-type="float" office:value="2343" calcext:value-type="float">
            <text:p>2343</text:p>
          </table:table-cell>
          <table:table-cell table:style-name="ce10" table:formula="of:=[.G17]/[.R17]" office:value-type="float" office:value="6.07799829278703" calcext:value-type="float">
            <text:p>6.08</text:p>
          </table:table-cell>
          <table:table-cell office:value-type="float" office:value="9458.25" calcext:value-type="float">
            <text:p>9458.25</text:p>
          </table:table-cell>
          <table:table-cell table:style-name="ce10" table:formula="of:=[.G17]/[.T17]" office:value-type="float" office:value="1.50564322152618" calcext:value-type="float">
            <text:p>1.51</text:p>
          </table:table-cell>
          <table:table-cell office:value-type="float" office:value="4943.25" calcext:value-type="float">
            <text:p>4943.25</text:p>
          </table:table-cell>
          <table:table-cell table:style-name="ce10" table:formula="of:=[.G17]/[.V17]" office:value-type="float" office:value="2.88084762049259" calcext:value-type="float">
            <text:p>2.88</text:p>
          </table:table-cell>
          <table:table-cell office:value-type="float" office:value="3513" calcext:value-type="float">
            <text:p>3513</text:p>
          </table:table-cell>
          <table:table-cell table:style-name="ce10" table:formula="of:=[.G17]/[.X17]" office:value-type="float" office:value="4.05372900654711" calcext:value-type="float">
            <text:p>4.05</text:p>
          </table:table-cell>
          <table:table-cell office:value-type="float" office:value="2808" calcext:value-type="float">
            <text:p>2808</text:p>
          </table:table-cell>
          <table:table-cell table:style-name="ce10" table:formula="of:=[.G17]/[.Z17]" office:value-type="float" office:value="5.07149216524217" calcext:value-type="float">
            <text:p>5.07</text:p>
          </table:table-cell>
          <table:table-cell office:value-type="float" office:value="2009" calcext:value-type="float">
            <text:p>2009</text:p>
          </table:table-cell>
          <table:table-cell table:style-name="ce10" table:formula="of:=[.G17]/[.AB17]" office:value-type="float" office:value="7.0884768541563" calcext:value-type="float">
            <text:p>7.09</text:p>
          </table:table-cell>
          <table:table-cell office:value-type="float" office:value="2257.75" calcext:value-type="float">
            <text:p>2257.75</text:p>
          </table:table-cell>
          <table:table-cell table:style-name="ce10" table:formula="of:=[.G17]/[.AD17]" office:value-type="float" office:value="6.30749640128447" calcext:value-type="float">
            <text:p>6.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2</text:p>
          </table:table-cell>
          <table:table-cell office:value-type="float" office:value="25" calcext:value-type="float">
            <text:p>25</text:p>
          </table:table-cell>
          <table:table-cell office:value-type="float" office:value="15285.5" calcext:value-type="float">
            <text:p>15285.5</text:p>
          </table:table-cell>
          <table:table-cell office:value-type="float" office:value="15263.5" calcext:value-type="float">
            <text:p>15263.5</text:p>
          </table:table-cell>
          <table:table-cell office:value-type="float" office:value="15101" calcext:value-type="float">
            <text:p>15101</text:p>
          </table:table-cell>
          <table:table-cell office:value-type="float" office:value="14102.75" calcext:value-type="float">
            <text:p>14102.75</text:p>
          </table:table-cell>
          <table:table-cell office:value-type="float" office:value="14212" calcext:value-type="float">
            <text:p>14212</text:p>
          </table:table-cell>
          <table:table-cell office:value-type="float" office:value="9433.25" calcext:value-type="float">
            <text:p>9433.25</text:p>
          </table:table-cell>
          <table:table-cell table:style-name="ce10" table:formula="of:=[.G18]/[.H18]" office:value-type="float" office:value="1.50658574722392" calcext:value-type="float">
            <text:p>1.51</text:p>
          </table:table-cell>
          <table:table-cell office:value-type="float" office:value="4929.25" calcext:value-type="float">
            <text:p>4929.25</text:p>
          </table:table-cell>
          <table:table-cell table:style-name="ce10" table:formula="of:=[.G18]/[.J18]" office:value-type="float" office:value="2.88319724095958" calcext:value-type="float">
            <text:p>2.88</text:p>
          </table:table-cell>
          <table:table-cell office:value-type="float" office:value="3499" calcext:value-type="float">
            <text:p>3499</text:p>
          </table:table-cell>
          <table:table-cell table:style-name="ce10" table:formula="of:=[.G18]/[.L18]" office:value-type="float" office:value="4.06173192340669" calcext:value-type="float">
            <text:p>4.06</text:p>
          </table:table-cell>
          <table:table-cell office:value-type="float" office:value="2843" calcext:value-type="float">
            <text:p>2843</text:p>
          </table:table-cell>
          <table:table-cell table:style-name="ce10" table:formula="of:=[.G18]/[.N18]" office:value-type="float" office:value="4.99894477664439" calcext:value-type="float">
            <text:p>5.00</text:p>
          </table:table-cell>
          <table:table-cell office:value-type="float" office:value="2052.5" calcext:value-type="float">
            <text:p>2052.5</text:p>
          </table:table-cell>
          <table:table-cell table:style-name="ce10" table:formula="of:=[.G18]/[.P18]" office:value-type="float" office:value="6.92423873325213" calcext:value-type="float">
            <text:p>6.92</text:p>
          </table:table-cell>
          <table:table-cell office:value-type="float" office:value="2387.75" calcext:value-type="float">
            <text:p>2387.75</text:p>
          </table:table-cell>
          <table:table-cell table:style-name="ce10" table:formula="of:=[.G18]/[.R18]" office:value-type="float" office:value="5.95204690608313" calcext:value-type="float">
            <text:p>5.95</text:p>
          </table:table-cell>
          <table:table-cell office:value-type="float" office:value="9433.75" calcext:value-type="float">
            <text:p>9433.75</text:p>
          </table:table-cell>
          <table:table-cell table:style-name="ce10" table:formula="of:=[.G18]/[.T18]" office:value-type="float" office:value="1.50650589638267" calcext:value-type="float">
            <text:p>1.51</text:p>
          </table:table-cell>
          <table:table-cell office:value-type="float" office:value="4930.5" calcext:value-type="float">
            <text:p>4930.5</text:p>
          </table:table-cell>
          <table:table-cell table:style-name="ce10" table:formula="of:=[.G18]/[.V18]" office:value-type="float" office:value="2.88246628131021" calcext:value-type="float">
            <text:p>2.88</text:p>
          </table:table-cell>
          <table:table-cell office:value-type="float" office:value="3506.25" calcext:value-type="float">
            <text:p>3506.25</text:p>
          </table:table-cell>
          <table:table-cell table:style-name="ce10" table:formula="of:=[.G18]/[.X18]" office:value-type="float" office:value="4.05333333333333" calcext:value-type="float">
            <text:p>4.05</text:p>
          </table:table-cell>
          <table:table-cell office:value-type="float" office:value="2841.75" calcext:value-type="float">
            <text:p>2841.75</text:p>
          </table:table-cell>
          <table:table-cell table:style-name="ce10" table:formula="of:=[.G18]/[.Z18]" office:value-type="float" office:value="5.0011436614762" calcext:value-type="float">
            <text:p>5.00</text:p>
          </table:table-cell>
          <table:table-cell office:value-type="float" office:value="2052" calcext:value-type="float">
            <text:p>2052</text:p>
          </table:table-cell>
          <table:table-cell table:style-name="ce10" table:formula="of:=[.G18]/[.AB18]" office:value-type="float" office:value="6.92592592592593" calcext:value-type="float">
            <text:p>6.93</text:p>
          </table:table-cell>
          <table:table-cell office:value-type="float" office:value="2343.5" calcext:value-type="float">
            <text:p>2343.5</text:p>
          </table:table-cell>
          <table:table-cell table:style-name="ce10" table:formula="of:=[.G18]/[.AD18]" office:value-type="float" office:value="6.06443353957756" calcext:value-type="float">
            <text:p>6.0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3</text:p>
          </table:table-cell>
          <table:table-cell office:value-type="float" office:value="467" calcext:value-type="float">
            <text:p>467</text:p>
          </table:table-cell>
          <table:table-cell office:value-type="float" office:value="16512.75" calcext:value-type="float">
            <text:p>16512.75</text:p>
          </table:table-cell>
          <table:table-cell office:value-type="float" office:value="16113" calcext:value-type="float">
            <text:p>16113</text:p>
          </table:table-cell>
          <table:table-cell office:value-type="float" office:value="15964.5" calcext:value-type="float">
            <text:p>15964.5</text:p>
          </table:table-cell>
          <table:table-cell office:value-type="float" office:value="14724.75" calcext:value-type="float">
            <text:p>14724.75</text:p>
          </table:table-cell>
          <table:table-cell office:value-type="float" office:value="14834.75" calcext:value-type="float">
            <text:p>14834.75</text:p>
          </table:table-cell>
          <table:table-cell office:value-type="float" office:value="9720.75" calcext:value-type="float">
            <text:p>9720.75</text:p>
          </table:table-cell>
          <table:table-cell table:style-name="ce10" table:formula="of:=[.G19]/[.H19]" office:value-type="float" office:value="1.5260910937942" calcext:value-type="float">
            <text:p>1.53</text:p>
          </table:table-cell>
          <table:table-cell office:value-type="float" office:value="5099" calcext:value-type="float">
            <text:p>5099</text:p>
          </table:table-cell>
          <table:table-cell table:style-name="ce10" table:formula="of:=[.G19]/[.J19]" office:value-type="float" office:value="2.90934496960188" calcext:value-type="float">
            <text:p>2.91</text:p>
          </table:table-cell>
          <table:table-cell office:value-type="float" office:value="3600" calcext:value-type="float">
            <text:p>3600</text:p>
          </table:table-cell>
          <table:table-cell table:style-name="ce10" table:formula="of:=[.G19]/[.L19]" office:value-type="float" office:value="4.12076388888889" calcext:value-type="float">
            <text:p>4.12</text:p>
          </table:table-cell>
          <table:table-cell office:value-type="float" office:value="2930.25" calcext:value-type="float">
            <text:p>2930.25</text:p>
          </table:table-cell>
          <table:table-cell table:style-name="ce10" table:formula="of:=[.G19]/[.N19]" office:value-type="float" office:value="5.06262264311919" calcext:value-type="float">
            <text:p>5.06</text:p>
          </table:table-cell>
          <table:table-cell office:value-type="float" office:value="2072.75" calcext:value-type="float">
            <text:p>2072.75</text:p>
          </table:table-cell>
          <table:table-cell table:style-name="ce10" table:formula="of:=[.G19]/[.P19]" office:value-type="float" office:value="7.15703775177904" calcext:value-type="float">
            <text:p>7.16</text:p>
          </table:table-cell>
          <table:table-cell office:value-type="float" office:value="2356.5" calcext:value-type="float">
            <text:p>2356.5</text:p>
          </table:table-cell>
          <table:table-cell table:style-name="ce10" table:formula="of:=[.G19]/[.R19]" office:value-type="float" office:value="6.2952471886272" calcext:value-type="float">
            <text:p>6.30</text:p>
          </table:table-cell>
          <table:table-cell office:value-type="float" office:value="9726.5" calcext:value-type="float">
            <text:p>9726.5</text:p>
          </table:table-cell>
          <table:table-cell table:style-name="ce10" table:formula="of:=[.G19]/[.T19]" office:value-type="float" office:value="1.52518891687657" calcext:value-type="float">
            <text:p>1.53</text:p>
          </table:table-cell>
          <table:table-cell office:value-type="float" office:value="5094.75" calcext:value-type="float">
            <text:p>5094.75</text:p>
          </table:table-cell>
          <table:table-cell table:style-name="ce10" table:formula="of:=[.G19]/[.V19]" office:value-type="float" office:value="2.91177192207665" calcext:value-type="float">
            <text:p>2.91</text:p>
          </table:table-cell>
          <table:table-cell office:value-type="float" office:value="3583.5" calcext:value-type="float">
            <text:p>3583.5</text:p>
          </table:table-cell>
          <table:table-cell table:style-name="ce10" table:formula="of:=[.G19]/[.X19]" office:value-type="float" office:value="4.13973768661923" calcext:value-type="float">
            <text:p>4.14</text:p>
          </table:table-cell>
          <table:table-cell office:value-type="float" office:value="2925.5" calcext:value-type="float">
            <text:p>2925.5</text:p>
          </table:table-cell>
          <table:table-cell table:style-name="ce10" table:formula="of:=[.G19]/[.Z19]" office:value-type="float" office:value="5.07084259101008" calcext:value-type="float">
            <text:p>5.07</text:p>
          </table:table-cell>
          <table:table-cell office:value-type="float" office:value="2055.5" calcext:value-type="float">
            <text:p>2055.5</text:p>
          </table:table-cell>
          <table:table-cell table:style-name="ce10" table:formula="of:=[.G19]/[.AB19]" office:value-type="float" office:value="7.21710046217465" calcext:value-type="float">
            <text:p>7.22</text:p>
          </table:table-cell>
          <table:table-cell office:value-type="float" office:value="2379.25" calcext:value-type="float">
            <text:p>2379.25</text:p>
          </table:table-cell>
          <table:table-cell table:style-name="ce10" table:formula="of:=[.G19]/[.AD19]" office:value-type="float" office:value="6.23505306294" calcext:value-type="float">
            <text:p>6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4</text:p>
          </table:table-cell>
          <table:table-cell office:value-type="float" office:value="5794" calcext:value-type="float">
            <text:p>5794</text:p>
          </table:table-cell>
          <table:table-cell office:value-type="float" office:value="13707" calcext:value-type="float">
            <text:p>13707</text:p>
          </table:table-cell>
          <table:table-cell office:value-type="float" office:value="13258.5" calcext:value-type="float">
            <text:p>13258.5</text:p>
          </table:table-cell>
          <table:table-cell office:value-type="float" office:value="12417.75" calcext:value-type="float">
            <text:p>12417.75</text:p>
          </table:table-cell>
          <table:table-cell office:value-type="float" office:value="11358.5" calcext:value-type="float">
            <text:p>11358.5</text:p>
          </table:table-cell>
          <table:table-cell office:value-type="float" office:value="11290.25" calcext:value-type="float">
            <text:p>11290.25</text:p>
          </table:table-cell>
          <table:table-cell office:value-type="float" office:value="7188.75" calcext:value-type="float">
            <text:p>7188.75</text:p>
          </table:table-cell>
          <table:table-cell table:style-name="ce10" table:formula="of:=[.G20]/[.H20]" office:value-type="float" office:value="1.57054425317336" calcext:value-type="float">
            <text:p>1.57</text:p>
          </table:table-cell>
          <table:table-cell office:value-type="float" office:value="3993.75" calcext:value-type="float">
            <text:p>3993.75</text:p>
          </table:table-cell>
          <table:table-cell table:style-name="ce10" table:formula="of:=[.G20]/[.J20]" office:value-type="float" office:value="2.82697965571205" calcext:value-type="float">
            <text:p>2.83</text:p>
          </table:table-cell>
          <table:table-cell office:value-type="float" office:value="2927.25" calcext:value-type="float">
            <text:p>2927.25</text:p>
          </table:table-cell>
          <table:table-cell table:style-name="ce10" table:formula="of:=[.G20]/[.L20]" office:value-type="float" office:value="3.85694764710906" calcext:value-type="float">
            <text:p>3.86</text:p>
          </table:table-cell>
          <table:table-cell office:value-type="float" office:value="2418.75" calcext:value-type="float">
            <text:p>2418.75</text:p>
          </table:table-cell>
          <table:table-cell table:style-name="ce10" table:formula="of:=[.G20]/[.N20]" office:value-type="float" office:value="4.66780361757106" calcext:value-type="float">
            <text:p>4.67</text:p>
          </table:table-cell>
          <table:table-cell office:value-type="float" office:value="1803.5" calcext:value-type="float">
            <text:p>1803.5</text:p>
          </table:table-cell>
          <table:table-cell table:style-name="ce10" table:formula="of:=[.G20]/[.P20]" office:value-type="float" office:value="6.26018852231772" calcext:value-type="float">
            <text:p>6.26</text:p>
          </table:table-cell>
          <table:table-cell office:value-type="float" office:value="2066" calcext:value-type="float">
            <text:p>2066</text:p>
          </table:table-cell>
          <table:table-cell table:style-name="ce10" table:formula="of:=[.G20]/[.R20]" office:value-type="float" office:value="5.46478702807357" calcext:value-type="float">
            <text:p>5.46</text:p>
          </table:table-cell>
          <table:table-cell office:value-type="float" office:value="7225" calcext:value-type="float">
            <text:p>7225</text:p>
          </table:table-cell>
          <table:table-cell table:style-name="ce10" table:formula="of:=[.G20]/[.T20]" office:value-type="float" office:value="1.56266435986159" calcext:value-type="float">
            <text:p>1.56</text:p>
          </table:table-cell>
          <table:table-cell office:value-type="float" office:value="4009" calcext:value-type="float">
            <text:p>4009</text:p>
          </table:table-cell>
          <table:table-cell table:style-name="ce10" table:formula="of:=[.G20]/[.V20]" office:value-type="float" office:value="2.81622599151908" calcext:value-type="float">
            <text:p>2.82</text:p>
          </table:table-cell>
          <table:table-cell office:value-type="float" office:value="2944" calcext:value-type="float">
            <text:p>2944</text:p>
          </table:table-cell>
          <table:table-cell table:style-name="ce10" table:formula="of:=[.G20]/[.X20]" office:value-type="float" office:value="3.83500339673913" calcext:value-type="float">
            <text:p>3.84</text:p>
          </table:table-cell>
          <table:table-cell office:value-type="float" office:value="2412" calcext:value-type="float">
            <text:p>2412</text:p>
          </table:table-cell>
          <table:table-cell table:style-name="ce10" table:formula="of:=[.G20]/[.Z20]" office:value-type="float" office:value="4.68086650082919" calcext:value-type="float">
            <text:p>4.68</text:p>
          </table:table-cell>
          <table:table-cell office:value-type="float" office:value="1915.25" calcext:value-type="float">
            <text:p>1915.25</text:p>
          </table:table-cell>
          <table:table-cell table:style-name="ce10" table:formula="of:=[.G20]/[.AB20]" office:value-type="float" office:value="5.89492233389897" calcext:value-type="float">
            <text:p>5.89</text:p>
          </table:table-cell>
          <table:table-cell office:value-type="float" office:value="2037.25" calcext:value-type="float">
            <text:p>2037.25</text:p>
          </table:table-cell>
          <table:table-cell table:style-name="ce10" table:formula="of:=[.G20]/[.AD20]" office:value-type="float" office:value="5.54190698245183" calcext:value-type="float">
            <text:p>5.5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5</text:p>
          </table:table-cell>
          <table:table-cell office:value-type="float" office:value="12" calcext:value-type="float">
            <text:p>12</text:p>
          </table:table-cell>
          <table:table-cell office:value-type="float" office:value="15324.5" calcext:value-type="float">
            <text:p>15324.5</text:p>
          </table:table-cell>
          <table:table-cell office:value-type="float" office:value="15285" calcext:value-type="float">
            <text:p>15285</text:p>
          </table:table-cell>
          <table:table-cell office:value-type="float" office:value="15109" calcext:value-type="float">
            <text:p>15109</text:p>
          </table:table-cell>
          <table:table-cell office:value-type="float" office:value="14081" calcext:value-type="float">
            <text:p>14081</text:p>
          </table:table-cell>
          <table:table-cell office:value-type="float" office:value="14226.75" calcext:value-type="float">
            <text:p>14226.75</text:p>
          </table:table-cell>
          <table:table-cell office:value-type="float" office:value="9445" calcext:value-type="float">
            <text:p>9445</text:p>
          </table:table-cell>
          <table:table-cell table:style-name="ce10" table:formula="of:=[.G21]/[.H21]" office:value-type="float" office:value="1.50627316040233" calcext:value-type="float">
            <text:p>1.51</text:p>
          </table:table-cell>
          <table:table-cell office:value-type="float" office:value="4920.5" calcext:value-type="float">
            <text:p>4920.5</text:p>
          </table:table-cell>
          <table:table-cell table:style-name="ce10" table:formula="of:=[.G21]/[.J21]" office:value-type="float" office:value="2.89132202011991" calcext:value-type="float">
            <text:p>2.89</text:p>
          </table:table-cell>
          <table:table-cell office:value-type="float" office:value="3493.75" calcext:value-type="float">
            <text:p>3493.75</text:p>
          </table:table-cell>
          <table:table-cell table:style-name="ce10" table:formula="of:=[.G21]/[.L21]" office:value-type="float" office:value="4.0720572450805" calcext:value-type="float">
            <text:p>4.07</text:p>
          </table:table-cell>
          <table:table-cell office:value-type="float" office:value="2856.5" calcext:value-type="float">
            <text:p>2856.5</text:p>
          </table:table-cell>
          <table:table-cell table:style-name="ce10" table:formula="of:=[.G21]/[.N21]" office:value-type="float" office:value="4.98048310869946" calcext:value-type="float">
            <text:p>4.98</text:p>
          </table:table-cell>
          <table:table-cell office:value-type="float" office:value="2037.75" calcext:value-type="float">
            <text:p>2037.75</text:p>
          </table:table-cell>
          <table:table-cell table:style-name="ce10" table:formula="of:=[.G21]/[.P21]" office:value-type="float" office:value="6.9815973500184" calcext:value-type="float">
            <text:p>6.98</text:p>
          </table:table-cell>
          <table:table-cell office:value-type="float" office:value="2335.75" calcext:value-type="float">
            <text:p>2335.75</text:p>
          </table:table-cell>
          <table:table-cell table:style-name="ce10" table:formula="of:=[.G21]/[.R21]" office:value-type="float" office:value="6.09087017018088" calcext:value-type="float">
            <text:p>6.09</text:p>
          </table:table-cell>
          <table:table-cell office:value-type="float" office:value="9451.75" calcext:value-type="float">
            <text:p>9451.75</text:p>
          </table:table-cell>
          <table:table-cell table:style-name="ce10" table:formula="of:=[.G21]/[.T21]" office:value-type="float" office:value="1.50519745020763" calcext:value-type="float">
            <text:p>1.51</text:p>
          </table:table-cell>
          <table:table-cell office:value-type="float" office:value="4935.75" calcext:value-type="float">
            <text:p>4935.75</text:p>
          </table:table-cell>
          <table:table-cell table:style-name="ce10" table:formula="of:=[.G21]/[.V21]" office:value-type="float" office:value="2.88238869472725" calcext:value-type="float">
            <text:p>2.88</text:p>
          </table:table-cell>
          <table:table-cell office:value-type="float" office:value="3523.75" calcext:value-type="float">
            <text:p>3523.75</text:p>
          </table:table-cell>
          <table:table-cell table:style-name="ce10" table:formula="of:=[.G21]/[.X21]" office:value-type="float" office:value="4.03738914508691" calcext:value-type="float">
            <text:p>4.04</text:p>
          </table:table-cell>
          <table:table-cell office:value-type="float" office:value="2834.5" calcext:value-type="float">
            <text:p>2834.5</text:p>
          </table:table-cell>
          <table:table-cell table:style-name="ce10" table:formula="of:=[.G21]/[.Z21]" office:value-type="float" office:value="5.01913917798554" calcext:value-type="float">
            <text:p>5.02</text:p>
          </table:table-cell>
          <table:table-cell office:value-type="float" office:value="2019.5" calcext:value-type="float">
            <text:p>2019.5</text:p>
          </table:table-cell>
          <table:table-cell table:style-name="ce10" table:formula="of:=[.G21]/[.AB21]" office:value-type="float" office:value="7.04468927952463" calcext:value-type="float">
            <text:p>7.04</text:p>
          </table:table-cell>
          <table:table-cell office:value-type="float" office:value="2285.5" calcext:value-type="float">
            <text:p>2285.5</text:p>
          </table:table-cell>
          <table:table-cell table:style-name="ce10" table:formula="of:=[.G21]/[.AD21]" office:value-type="float" office:value="6.22478669875301" calcext:value-type="float">
            <text:p>6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6</text:p>
          </table:table-cell>
          <table:table-cell office:value-type="float" office:value="69" calcext:value-type="float">
            <text:p>69</text:p>
          </table:table-cell>
          <table:table-cell office:value-type="float" office:value="15408.25" calcext:value-type="float">
            <text:p>15408.25</text:p>
          </table:table-cell>
          <table:table-cell office:value-type="float" office:value="15345" calcext:value-type="float">
            <text:p>15345</text:p>
          </table:table-cell>
          <table:table-cell office:value-type="float" office:value="15169.25" calcext:value-type="float">
            <text:p>15169.25</text:p>
          </table:table-cell>
          <table:table-cell office:value-type="float" office:value="14142.25" calcext:value-type="float">
            <text:p>14142.25</text:p>
          </table:table-cell>
          <table:table-cell office:value-type="float" office:value="14279.5" calcext:value-type="float">
            <text:p>14279.5</text:p>
          </table:table-cell>
          <table:table-cell office:value-type="float" office:value="9468.25" calcext:value-type="float">
            <text:p>9468.25</text:p>
          </table:table-cell>
          <table:table-cell table:style-name="ce10" table:formula="of:=[.G22]/[.H22]" office:value-type="float" office:value="1.5081456446545" calcext:value-type="float">
            <text:p>1.51</text:p>
          </table:table-cell>
          <table:table-cell office:value-type="float" office:value="4959" calcext:value-type="float">
            <text:p>4959</text:p>
          </table:table-cell>
          <table:table-cell table:style-name="ce10" table:formula="of:=[.G22]/[.J22]" office:value-type="float" office:value="2.87951199838677" calcext:value-type="float">
            <text:p>2.88</text:p>
          </table:table-cell>
          <table:table-cell office:value-type="float" office:value="3511.75" calcext:value-type="float">
            <text:p>3511.75</text:p>
          </table:table-cell>
          <table:table-cell table:style-name="ce10" table:formula="of:=[.G22]/[.L22]" office:value-type="float" office:value="4.0662063073966" calcext:value-type="float">
            <text:p>4.07</text:p>
          </table:table-cell>
          <table:table-cell office:value-type="float" office:value="2841" calcext:value-type="float">
            <text:p>2841</text:p>
          </table:table-cell>
          <table:table-cell table:style-name="ce10" table:formula="of:=[.G22]/[.N22]" office:value-type="float" office:value="5.02622316085885" calcext:value-type="float">
            <text:p>5.03</text:p>
          </table:table-cell>
          <table:table-cell office:value-type="float" office:value="2064.5" calcext:value-type="float">
            <text:p>2064.5</text:p>
          </table:table-cell>
          <table:table-cell table:style-name="ce10" table:formula="of:=[.G22]/[.P22]" office:value-type="float" office:value="6.91668684911601" calcext:value-type="float">
            <text:p>6.92</text:p>
          </table:table-cell>
          <table:table-cell office:value-type="float" office:value="2380" calcext:value-type="float">
            <text:p>2380</text:p>
          </table:table-cell>
          <table:table-cell table:style-name="ce10" table:formula="of:=[.G22]/[.R22]" office:value-type="float" office:value="5.99978991596639" calcext:value-type="float">
            <text:p>6.00</text:p>
          </table:table-cell>
          <table:table-cell office:value-type="float" office:value="9479.25" calcext:value-type="float">
            <text:p>9479.25</text:p>
          </table:table-cell>
          <table:table-cell table:style-name="ce10" table:formula="of:=[.G22]/[.T22]" office:value-type="float" office:value="1.50639554817101" calcext:value-type="float">
            <text:p>1.51</text:p>
          </table:table-cell>
          <table:table-cell office:value-type="float" office:value="4962.5" calcext:value-type="float">
            <text:p>4962.5</text:p>
          </table:table-cell>
          <table:table-cell table:style-name="ce10" table:formula="of:=[.G22]/[.V22]" office:value-type="float" office:value="2.87748110831234" calcext:value-type="float">
            <text:p>2.88</text:p>
          </table:table-cell>
          <table:table-cell office:value-type="float" office:value="3507.25" calcext:value-type="float">
            <text:p>3507.25</text:p>
          </table:table-cell>
          <table:table-cell table:style-name="ce10" table:formula="of:=[.G22]/[.X22]" office:value-type="float" office:value="4.07142347993442" calcext:value-type="float">
            <text:p>4.07</text:p>
          </table:table-cell>
          <table:table-cell office:value-type="float" office:value="2859" calcext:value-type="float">
            <text:p>2859</text:p>
          </table:table-cell>
          <table:table-cell table:style-name="ce10" table:formula="of:=[.G22]/[.Z22]" office:value-type="float" office:value="4.99457852395943" calcext:value-type="float">
            <text:p>4.99</text:p>
          </table:table-cell>
          <table:table-cell office:value-type="float" office:value="2055.25" calcext:value-type="float">
            <text:p>2055.25</text:p>
          </table:table-cell>
          <table:table-cell table:style-name="ce10" table:formula="of:=[.G22]/[.AB22]" office:value-type="float" office:value="6.94781656732758" calcext:value-type="float">
            <text:p>6.95</text:p>
          </table:table-cell>
          <table:table-cell office:value-type="float" office:value="2261.25" calcext:value-type="float">
            <text:p>2261.25</text:p>
          </table:table-cell>
          <table:table-cell table:style-name="ce10" table:formula="of:=[.G22]/[.AD22]" office:value-type="float" office:value="6.31487009397457" calcext:value-type="float">
            <text:p>6.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7</text:p>
          </table:table-cell>
          <table:table-cell office:value-type="float" office:value="4048" calcext:value-type="float">
            <text:p>4048</text:p>
          </table:table-cell>
          <table:table-cell office:value-type="float" office:value="14795" calcext:value-type="float">
            <text:p>14795</text:p>
          </table:table-cell>
          <table:table-cell office:value-type="float" office:value="14135.75" calcext:value-type="float">
            <text:p>14135.75</text:p>
          </table:table-cell>
          <table:table-cell office:value-type="float" office:value="13438.25" calcext:value-type="float">
            <text:p>13438.25</text:p>
          </table:table-cell>
          <table:table-cell office:value-type="float" office:value="12181.75" calcext:value-type="float">
            <text:p>12181.75</text:p>
          </table:table-cell>
          <table:table-cell office:value-type="float" office:value="12135.25" calcext:value-type="float">
            <text:p>12135.25</text:p>
          </table:table-cell>
          <table:table-cell office:value-type="float" office:value="8553" calcext:value-type="float">
            <text:p>8553</text:p>
          </table:table-cell>
          <table:table-cell table:style-name="ce10" table:formula="of:=[.G23]/[.H23]" office:value-type="float" office:value="1.41882965041506" calcext:value-type="float">
            <text:p>1.42</text:p>
          </table:table-cell>
          <table:table-cell office:value-type="float" office:value="4636.25" calcext:value-type="float">
            <text:p>4636.25</text:p>
          </table:table-cell>
          <table:table-cell table:style-name="ce10" table:formula="of:=[.G23]/[.J23]" office:value-type="float" office:value="2.61747101644648" calcext:value-type="float">
            <text:p>2.62</text:p>
          </table:table-cell>
          <table:table-cell office:value-type="float" office:value="3271.5" calcext:value-type="float">
            <text:p>3271.5</text:p>
          </table:table-cell>
          <table:table-cell table:style-name="ce10" table:formula="of:=[.G23]/[.L23]" office:value-type="float" office:value="3.70938407458352" calcext:value-type="float">
            <text:p>3.71</text:p>
          </table:table-cell>
          <table:table-cell office:value-type="float" office:value="2646.25" calcext:value-type="float">
            <text:p>2646.25</text:p>
          </table:table-cell>
          <table:table-cell table:style-name="ce10" table:formula="of:=[.G23]/[.N23]" office:value-type="float" office:value="4.58582900330657" calcext:value-type="float">
            <text:p>4.59</text:p>
          </table:table-cell>
          <table:table-cell office:value-type="float" office:value="1961" calcext:value-type="float">
            <text:p>1961</text:p>
          </table:table-cell>
          <table:table-cell table:style-name="ce10" table:formula="of:=[.G23]/[.P23]" office:value-type="float" office:value="6.18829678735339" calcext:value-type="float">
            <text:p>6.19</text:p>
          </table:table-cell>
          <table:table-cell office:value-type="float" office:value="2134.25" calcext:value-type="float">
            <text:p>2134.25</text:p>
          </table:table-cell>
          <table:table-cell table:style-name="ce10" table:formula="of:=[.G23]/[.R23]" office:value-type="float" office:value="5.68595525360197" calcext:value-type="float">
            <text:p>5.69</text:p>
          </table:table-cell>
          <table:table-cell office:value-type="float" office:value="8583.75" calcext:value-type="float">
            <text:p>8583.75</text:p>
          </table:table-cell>
          <table:table-cell table:style-name="ce10" table:formula="of:=[.G23]/[.T23]" office:value-type="float" office:value="1.41374690549002" calcext:value-type="float">
            <text:p>1.41</text:p>
          </table:table-cell>
          <table:table-cell office:value-type="float" office:value="4622.5" calcext:value-type="float">
            <text:p>4622.5</text:p>
          </table:table-cell>
          <table:table-cell table:style-name="ce10" table:formula="of:=[.G23]/[.V23]" office:value-type="float" office:value="2.62525689561925" calcext:value-type="float">
            <text:p>2.63</text:p>
          </table:table-cell>
          <table:table-cell office:value-type="float" office:value="3291.5" calcext:value-type="float">
            <text:p>3291.5</text:p>
          </table:table-cell>
          <table:table-cell table:style-name="ce10" table:formula="of:=[.G23]/[.X23]" office:value-type="float" office:value="3.68684490353942" calcext:value-type="float">
            <text:p>3.69</text:p>
          </table:table-cell>
          <table:table-cell office:value-type="float" office:value="2652" calcext:value-type="float">
            <text:p>2652</text:p>
          </table:table-cell>
          <table:table-cell table:style-name="ce10" table:formula="of:=[.G23]/[.Z23]" office:value-type="float" office:value="4.57588612368024" calcext:value-type="float">
            <text:p>4.58</text:p>
          </table:table-cell>
          <table:table-cell office:value-type="float" office:value="1977" calcext:value-type="float">
            <text:p>1977</text:p>
          </table:table-cell>
          <table:table-cell table:style-name="ce10" table:formula="of:=[.G23]/[.AB23]" office:value-type="float" office:value="6.13821446636318" calcext:value-type="float">
            <text:p>6.14</text:p>
          </table:table-cell>
          <table:table-cell office:value-type="float" office:value="2131.75" calcext:value-type="float">
            <text:p>2131.75</text:p>
          </table:table-cell>
          <table:table-cell table:style-name="ce10" table:formula="of:=[.G23]/[.AD23]" office:value-type="float" office:value="5.69262343145303" calcext:value-type="float">
            <text:p>5.6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8</text:p>
          </table:table-cell>
          <table:table-cell office:value-type="float" office:value="225" calcext:value-type="float">
            <text:p>225</text:p>
          </table:table-cell>
          <table:table-cell office:value-type="float" office:value="15774" calcext:value-type="float">
            <text:p>15774</text:p>
          </table:table-cell>
          <table:table-cell office:value-type="float" office:value="15595.5" calcext:value-type="float">
            <text:p>15595.5</text:p>
          </table:table-cell>
          <table:table-cell office:value-type="float" office:value="15424.75" calcext:value-type="float">
            <text:p>15424.75</text:p>
          </table:table-cell>
          <table:table-cell office:value-type="float" office:value="14342.5" calcext:value-type="float">
            <text:p>14342.5</text:p>
          </table:table-cell>
          <table:table-cell office:value-type="float" office:value="14450.5" calcext:value-type="float">
            <text:p>14450.5</text:p>
          </table:table-cell>
          <table:table-cell office:value-type="float" office:value="9603" calcext:value-type="float">
            <text:p>9603</text:p>
          </table:table-cell>
          <table:table-cell table:style-name="ce10" table:formula="of:=[.G24]/[.H24]" office:value-type="float" office:value="1.50479016973862" calcext:value-type="float">
            <text:p>1.50</text:p>
          </table:table-cell>
          <table:table-cell office:value-type="float" office:value="5045.5" calcext:value-type="float">
            <text:p>5045.5</text:p>
          </table:table-cell>
          <table:table-cell table:style-name="ce10" table:formula="of:=[.G24]/[.J24]" office:value-type="float" office:value="2.86403726092558" calcext:value-type="float">
            <text:p>2.86</text:p>
          </table:table-cell>
          <table:table-cell office:value-type="float" office:value="3527.25" calcext:value-type="float">
            <text:p>3527.25</text:p>
          </table:table-cell>
          <table:table-cell table:style-name="ce10" table:formula="of:=[.G24]/[.L24]" office:value-type="float" office:value="4.09681763413424" calcext:value-type="float">
            <text:p>4.10</text:p>
          </table:table-cell>
          <table:table-cell office:value-type="float" office:value="2904.5" calcext:value-type="float">
            <text:p>2904.5</text:p>
          </table:table-cell>
          <table:table-cell table:style-name="ce10" table:formula="of:=[.G24]/[.N24]" office:value-type="float" office:value="4.97521087966948" calcext:value-type="float">
            <text:p>4.98</text:p>
          </table:table-cell>
          <table:table-cell office:value-type="float" office:value="2074" calcext:value-type="float">
            <text:p>2074</text:p>
          </table:table-cell>
          <table:table-cell table:style-name="ce10" table:formula="of:=[.G24]/[.P24]" office:value-type="float" office:value="6.96745419479267" calcext:value-type="float">
            <text:p>6.97</text:p>
          </table:table-cell>
          <table:table-cell office:value-type="float" office:value="2340" calcext:value-type="float">
            <text:p>2340</text:p>
          </table:table-cell>
          <table:table-cell table:style-name="ce10" table:formula="of:=[.G24]/[.R24]" office:value-type="float" office:value="6.17542735042735" calcext:value-type="float">
            <text:p>6.18</text:p>
          </table:table-cell>
          <table:table-cell office:value-type="float" office:value="9623" calcext:value-type="float">
            <text:p>9623</text:p>
          </table:table-cell>
          <table:table-cell table:style-name="ce10" table:formula="of:=[.G24]/[.T24]" office:value-type="float" office:value="1.50166268315494" calcext:value-type="float">
            <text:p>1.50</text:p>
          </table:table-cell>
          <table:table-cell office:value-type="float" office:value="5038.75" calcext:value-type="float">
            <text:p>5038.75</text:p>
          </table:table-cell>
          <table:table-cell table:style-name="ce10" table:formula="of:=[.G24]/[.V24]" office:value-type="float" office:value="2.86787397668072" calcext:value-type="float">
            <text:p>2.87</text:p>
          </table:table-cell>
          <table:table-cell office:value-type="float" office:value="3548" calcext:value-type="float">
            <text:p>3548</text:p>
          </table:table-cell>
          <table:table-cell table:style-name="ce10" table:formula="of:=[.G24]/[.X24]" office:value-type="float" office:value="4.0728579481398" calcext:value-type="float">
            <text:p>4.07</text:p>
          </table:table-cell>
          <table:table-cell office:value-type="float" office:value="2912.5" calcext:value-type="float">
            <text:p>2912.5</text:p>
          </table:table-cell>
          <table:table-cell table:style-name="ce10" table:formula="of:=[.G24]/[.Z24]" office:value-type="float" office:value="4.96154506437768" calcext:value-type="float">
            <text:p>4.96</text:p>
          </table:table-cell>
          <table:table-cell office:value-type="float" office:value="2052.75" calcext:value-type="float">
            <text:p>2052.75</text:p>
          </table:table-cell>
          <table:table-cell table:style-name="ce10" table:formula="of:=[.G24]/[.AB24]" office:value-type="float" office:value="7.03958104981123" calcext:value-type="float">
            <text:p>7.04</text:p>
          </table:table-cell>
          <table:table-cell office:value-type="float" office:value="2348" calcext:value-type="float">
            <text:p>2348</text:p>
          </table:table-cell>
          <table:table-cell table:style-name="ce10" table:formula="of:=[.G24]/[.AD24]" office:value-type="float" office:value="6.1543867120954" calcext:value-type="float">
            <text:p>6.1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9</text:p>
          </table:table-cell>
          <table:table-cell office:value-type="float" office:value="288" calcext:value-type="float">
            <text:p>288</text:p>
          </table:table-cell>
          <table:table-cell office:value-type="float" office:value="15747.25" calcext:value-type="float">
            <text:p>15747.25</text:p>
          </table:table-cell>
          <table:table-cell office:value-type="float" office:value="15594.25" calcext:value-type="float">
            <text:p>15594.25</text:p>
          </table:table-cell>
          <table:table-cell office:value-type="float" office:value="15408" calcext:value-type="float">
            <text:p>15408</text:p>
          </table:table-cell>
          <table:table-cell office:value-type="float" office:value="14314.75" calcext:value-type="float">
            <text:p>14314.75</text:p>
          </table:table-cell>
          <table:table-cell office:value-type="float" office:value="14439.25" calcext:value-type="float">
            <text:p>14439.25</text:p>
          </table:table-cell>
          <table:table-cell office:value-type="float" office:value="9598" calcext:value-type="float">
            <text:p>9598</text:p>
          </table:table-cell>
          <table:table-cell table:style-name="ce10" table:formula="of:=[.G25]/[.H25]" office:value-type="float" office:value="1.5044019587414" calcext:value-type="float">
            <text:p>1.50</text:p>
          </table:table-cell>
          <table:table-cell office:value-type="float" office:value="5027.25" calcext:value-type="float">
            <text:p>5027.25</text:p>
          </table:table-cell>
          <table:table-cell table:style-name="ce10" table:formula="of:=[.G25]/[.J25]" office:value-type="float" office:value="2.8721965289174" calcext:value-type="float">
            <text:p>2.87</text:p>
          </table:table-cell>
          <table:table-cell office:value-type="float" office:value="3523.5" calcext:value-type="float">
            <text:p>3523.5</text:p>
          </table:table-cell>
          <table:table-cell table:style-name="ce10" table:formula="of:=[.G25]/[.L25]" office:value-type="float" office:value="4.09798495813822" calcext:value-type="float">
            <text:p>4.10</text:p>
          </table:table-cell>
          <table:table-cell office:value-type="float" office:value="2880.25" calcext:value-type="float">
            <text:p>2880.25</text:p>
          </table:table-cell>
          <table:table-cell table:style-name="ce10" table:formula="of:=[.G25]/[.N25]" office:value-type="float" office:value="5.01319329919278" calcext:value-type="float">
            <text:p>5.01</text:p>
          </table:table-cell>
          <table:table-cell office:value-type="float" office:value="2063.5" calcext:value-type="float">
            <text:p>2063.5</text:p>
          </table:table-cell>
          <table:table-cell table:style-name="ce10" table:formula="of:=[.G25]/[.P25]" office:value-type="float" office:value="6.99745577901623" calcext:value-type="float">
            <text:p>7.00</text:p>
          </table:table-cell>
          <table:table-cell office:value-type="float" office:value="2310.25" calcext:value-type="float">
            <text:p>2310.25</text:p>
          </table:table-cell>
          <table:table-cell table:style-name="ce10" table:formula="of:=[.G25]/[.R25]" office:value-type="float" office:value="6.25008116004761" calcext:value-type="float">
            <text:p>6.25</text:p>
          </table:table-cell>
          <table:table-cell office:value-type="float" office:value="9588.75" calcext:value-type="float">
            <text:p>9588.75</text:p>
          </table:table-cell>
          <table:table-cell table:style-name="ce10" table:formula="of:=[.G25]/[.T25]" office:value-type="float" office:value="1.50585321340112" calcext:value-type="float">
            <text:p>1.51</text:p>
          </table:table-cell>
          <table:table-cell office:value-type="float" office:value="4996.25" calcext:value-type="float">
            <text:p>4996.25</text:p>
          </table:table-cell>
          <table:table-cell table:style-name="ce10" table:formula="of:=[.G25]/[.V25]" office:value-type="float" office:value="2.89001751313485" calcext:value-type="float">
            <text:p>2.89</text:p>
          </table:table-cell>
          <table:table-cell office:value-type="float" office:value="3538" calcext:value-type="float">
            <text:p>3538</text:p>
          </table:table-cell>
          <table:table-cell table:style-name="ce10" table:formula="of:=[.G25]/[.X25]" office:value-type="float" office:value="4.08118993781798" calcext:value-type="float">
            <text:p>4.08</text:p>
          </table:table-cell>
          <table:table-cell office:value-type="float" office:value="2902" calcext:value-type="float">
            <text:p>2902</text:p>
          </table:table-cell>
          <table:table-cell table:style-name="ce10" table:formula="of:=[.G25]/[.Z25]" office:value-type="float" office:value="4.97562026188835" calcext:value-type="float">
            <text:p>4.98</text:p>
          </table:table-cell>
          <table:table-cell office:value-type="float" office:value="2074.25" calcext:value-type="float">
            <text:p>2074.25</text:p>
          </table:table-cell>
          <table:table-cell table:style-name="ce10" table:formula="of:=[.G25]/[.AB25]" office:value-type="float" office:value="6.96119079185248" calcext:value-type="float">
            <text:p>6.96</text:p>
          </table:table-cell>
          <table:table-cell office:value-type="float" office:value="2334.5" calcext:value-type="float">
            <text:p>2334.5</text:p>
          </table:table-cell>
          <table:table-cell table:style-name="ce10" table:formula="of:=[.G25]/[.AD25]" office:value-type="float" office:value="6.18515742128936" calcext:value-type="float">
            <text:p>6.1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0</text:p>
          </table:table-cell>
          <table:table-cell office:value-type="float" office:value="502" calcext:value-type="float">
            <text:p>502</text:p>
          </table:table-cell>
          <table:table-cell office:value-type="float" office:value="16295.75" calcext:value-type="float">
            <text:p>16295.75</text:p>
          </table:table-cell>
          <table:table-cell office:value-type="float" office:value="15964.25" calcext:value-type="float">
            <text:p>15964.25</text:p>
          </table:table-cell>
          <table:table-cell office:value-type="float" office:value="15813.5" calcext:value-type="float">
            <text:p>15813.5</text:p>
          </table:table-cell>
          <table:table-cell office:value-type="float" office:value="14596.25" calcext:value-type="float">
            <text:p>14596.25</text:p>
          </table:table-cell>
          <table:table-cell office:value-type="float" office:value="14700.25" calcext:value-type="float">
            <text:p>14700.25</text:p>
          </table:table-cell>
          <table:table-cell office:value-type="float" office:value="9648.75" calcext:value-type="float">
            <text:p>9648.75</text:p>
          </table:table-cell>
          <table:table-cell table:style-name="ce10" table:formula="of:=[.G26]/[.H26]" office:value-type="float" office:value="1.52353931856458" calcext:value-type="float">
            <text:p>1.52</text:p>
          </table:table-cell>
          <table:table-cell office:value-type="float" office:value="5035.75" calcext:value-type="float">
            <text:p>5035.75</text:p>
          </table:table-cell>
          <table:table-cell table:style-name="ce10" table:formula="of:=[.G26]/[.J26]" office:value-type="float" office:value="2.91917787817108" calcext:value-type="float">
            <text:p>2.92</text:p>
          </table:table-cell>
          <table:table-cell office:value-type="float" office:value="3561" calcext:value-type="float">
            <text:p>3561</text:p>
          </table:table-cell>
          <table:table-cell table:style-name="ce10" table:formula="of:=[.G26]/[.L26]" office:value-type="float" office:value="4.12812412243752" calcext:value-type="float">
            <text:p>4.13</text:p>
          </table:table-cell>
          <table:table-cell office:value-type="float" office:value="2910.5" calcext:value-type="float">
            <text:p>2910.5</text:p>
          </table:table-cell>
          <table:table-cell table:style-name="ce10" table:formula="of:=[.G26]/[.N26]" office:value-type="float" office:value="5.05076447345817" calcext:value-type="float">
            <text:p>5.05</text:p>
          </table:table-cell>
          <table:table-cell office:value-type="float" office:value="2086.5" calcext:value-type="float">
            <text:p>2086.5</text:p>
          </table:table-cell>
          <table:table-cell table:style-name="ce10" table:formula="of:=[.G26]/[.P26]" office:value-type="float" office:value="7.04541097531752" calcext:value-type="float">
            <text:p>7.05</text:p>
          </table:table-cell>
          <table:table-cell office:value-type="float" office:value="2350.75" calcext:value-type="float">
            <text:p>2350.75</text:p>
          </table:table-cell>
          <table:table-cell table:style-name="ce10" table:formula="of:=[.G26]/[.R26]" office:value-type="float" office:value="6.2534297564607" calcext:value-type="float">
            <text:p>6.25</text:p>
          </table:table-cell>
          <table:table-cell office:value-type="float" office:value="9658.5" calcext:value-type="float">
            <text:p>9658.5</text:p>
          </table:table-cell>
          <table:table-cell table:style-name="ce10" table:formula="of:=[.G26]/[.T26]" office:value-type="float" office:value="1.52200134596469" calcext:value-type="float">
            <text:p>1.52</text:p>
          </table:table-cell>
          <table:table-cell office:value-type="float" office:value="5030.5" calcext:value-type="float">
            <text:p>5030.5</text:p>
          </table:table-cell>
          <table:table-cell table:style-name="ce10" table:formula="of:=[.G26]/[.V26]" office:value-type="float" office:value="2.92222443097108" calcext:value-type="float">
            <text:p>2.92</text:p>
          </table:table-cell>
          <table:table-cell office:value-type="float" office:value="3582.25" calcext:value-type="float">
            <text:p>3582.25</text:p>
          </table:table-cell>
          <table:table-cell table:style-name="ce10" table:formula="of:=[.G26]/[.X26]" office:value-type="float" office:value="4.1036359829716" calcext:value-type="float">
            <text:p>4.10</text:p>
          </table:table-cell>
          <table:table-cell office:value-type="float" office:value="2933.25" calcext:value-type="float">
            <text:p>2933.25</text:p>
          </table:table-cell>
          <table:table-cell table:style-name="ce10" table:formula="of:=[.G26]/[.Z26]" office:value-type="float" office:value="5.01159123838745" calcext:value-type="float">
            <text:p>5.01</text:p>
          </table:table-cell>
          <table:table-cell office:value-type="float" office:value="2073.75" calcext:value-type="float">
            <text:p>2073.75</text:p>
          </table:table-cell>
          <table:table-cell table:style-name="ce10" table:formula="of:=[.G26]/[.AB26]" office:value-type="float" office:value="7.08872814948764" calcext:value-type="float">
            <text:p>7.09</text:p>
          </table:table-cell>
          <table:table-cell office:value-type="float" office:value="2364.25" calcext:value-type="float">
            <text:p>2364.25</text:p>
          </table:table-cell>
          <table:table-cell table:style-name="ce10" table:formula="of:=[.G26]/[.AD26]" office:value-type="float" office:value="6.21772232208946" calcext:value-type="float">
            <text:p>6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1</text:p>
          </table:table-cell>
          <table:table-cell office:value-type="float" office:value="3542" calcext:value-type="float">
            <text:p>3542</text:p>
          </table:table-cell>
          <table:table-cell office:value-type="float" office:value="16717.25" calcext:value-type="float">
            <text:p>16717.25</text:p>
          </table:table-cell>
          <table:table-cell office:value-type="float" office:value="16157.75" calcext:value-type="float">
            <text:p>16157.75</text:p>
          </table:table-cell>
          <table:table-cell office:value-type="float" office:value="15900.75" calcext:value-type="float">
            <text:p>15900.75</text:p>
          </table:table-cell>
          <table:table-cell office:value-type="float" office:value="14535" calcext:value-type="float">
            <text:p>14535</text:p>
          </table:table-cell>
          <table:table-cell office:value-type="float" office:value="14586.5" calcext:value-type="float">
            <text:p>14586.5</text:p>
          </table:table-cell>
          <table:table-cell office:value-type="float" office:value="9479.25" calcext:value-type="float">
            <text:p>9479.25</text:p>
          </table:table-cell>
          <table:table-cell table:style-name="ce10" table:formula="of:=[.G27]/[.H27]" office:value-type="float" office:value="1.53878207664108" calcext:value-type="float">
            <text:p>1.54</text:p>
          </table:table-cell>
          <table:table-cell office:value-type="float" office:value="4978.75" calcext:value-type="float">
            <text:p>4978.75</text:p>
          </table:table-cell>
          <table:table-cell table:style-name="ce10" table:formula="of:=[.G27]/[.J27]" office:value-type="float" office:value="2.92975144363545" calcext:value-type="float">
            <text:p>2.93</text:p>
          </table:table-cell>
          <table:table-cell office:value-type="float" office:value="3521" calcext:value-type="float">
            <text:p>3521</text:p>
          </table:table-cell>
          <table:table-cell table:style-name="ce10" table:formula="of:=[.G27]/[.L27]" office:value-type="float" office:value="4.14271513774496" calcext:value-type="float">
            <text:p>4.14</text:p>
          </table:table-cell>
          <table:table-cell office:value-type="float" office:value="2924.5" calcext:value-type="float">
            <text:p>2924.5</text:p>
          </table:table-cell>
          <table:table-cell table:style-name="ce10" table:formula="of:=[.G27]/[.N27]" office:value-type="float" office:value="4.98769020345358" calcext:value-type="float">
            <text:p>4.99</text:p>
          </table:table-cell>
          <table:table-cell office:value-type="float" office:value="2078.5" calcext:value-type="float">
            <text:p>2078.5</text:p>
          </table:table-cell>
          <table:table-cell table:style-name="ce10" table:formula="of:=[.G27]/[.P27]" office:value-type="float" office:value="7.01780129901371" calcext:value-type="float">
            <text:p>7.02</text:p>
          </table:table-cell>
          <table:table-cell office:value-type="float" office:value="2345" calcext:value-type="float">
            <text:p>2345</text:p>
          </table:table-cell>
          <table:table-cell table:style-name="ce10" table:formula="of:=[.G27]/[.R27]" office:value-type="float" office:value="6.22025586353945" calcext:value-type="float">
            <text:p>6.22</text:p>
          </table:table-cell>
          <table:table-cell office:value-type="float" office:value="9501.75" calcext:value-type="float">
            <text:p>9501.75</text:p>
          </table:table-cell>
          <table:table-cell table:style-name="ce10" table:formula="of:=[.G27]/[.T27]" office:value-type="float" office:value="1.535138264004" calcext:value-type="float">
            <text:p>1.54</text:p>
          </table:table-cell>
          <table:table-cell office:value-type="float" office:value="4975.25" calcext:value-type="float">
            <text:p>4975.25</text:p>
          </table:table-cell>
          <table:table-cell table:style-name="ce10" table:formula="of:=[.G27]/[.V27]" office:value-type="float" office:value="2.93181247173509" calcext:value-type="float">
            <text:p>2.93</text:p>
          </table:table-cell>
          <table:table-cell office:value-type="float" office:value="3532.25" calcext:value-type="float">
            <text:p>3532.25</text:p>
          </table:table-cell>
          <table:table-cell table:style-name="ce10" table:formula="of:=[.G27]/[.X27]" office:value-type="float" office:value="4.12952084365489" calcext:value-type="float">
            <text:p>4.13</text:p>
          </table:table-cell>
          <table:table-cell office:value-type="float" office:value="2924.75" calcext:value-type="float">
            <text:p>2924.75</text:p>
          </table:table-cell>
          <table:table-cell table:style-name="ce10" table:formula="of:=[.G27]/[.Z27]" office:value-type="float" office:value="4.98726386870673" calcext:value-type="float">
            <text:p>4.99</text:p>
          </table:table-cell>
          <table:table-cell office:value-type="float" office:value="2088.75" calcext:value-type="float">
            <text:p>2088.75</text:p>
          </table:table-cell>
          <table:table-cell table:style-name="ce10" table:formula="of:=[.G27]/[.AB27]" office:value-type="float" office:value="6.98336325553561" calcext:value-type="float">
            <text:p>6.98</text:p>
          </table:table-cell>
          <table:table-cell office:value-type="float" office:value="2276" calcext:value-type="float">
            <text:p>2276</text:p>
          </table:table-cell>
          <table:table-cell table:style-name="ce10" table:formula="of:=[.G27]/[.AD27]" office:value-type="float" office:value="6.40883128295255" calcext:value-type="float">
            <text:p>6.4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2</text:p>
          </table:table-cell>
          <table:table-cell office:value-type="float" office:value="35934" calcext:value-type="float">
            <text:p>35934</text:p>
          </table:table-cell>
          <table:table-cell office:value-type="float" office:value="86641.25" calcext:value-type="float">
            <text:p>86641.25</text:p>
          </table:table-cell>
          <table:table-cell office:value-type="float" office:value="80903.25" calcext:value-type="float">
            <text:p>80903.25</text:p>
          </table:table-cell>
          <table:table-cell office:value-type="float" office:value="81633.5" calcext:value-type="float">
            <text:p>81633.5</text:p>
          </table:table-cell>
          <table:table-cell office:value-type="float" office:value="72921.75" calcext:value-type="float">
            <text:p>72921.75</text:p>
          </table:table-cell>
          <table:table-cell office:value-type="float" office:value="70176.5" calcext:value-type="float">
            <text:p>70176.5</text:p>
          </table:table-cell>
          <table:table-cell office:value-type="float" office:value="46727.5" calcext:value-type="float">
            <text:p>46727.5</text:p>
          </table:table-cell>
          <table:table-cell table:style-name="ce10" table:formula="of:=[.G28]/[.H28]" office:value-type="float" office:value="1.50182440746884" calcext:value-type="float">
            <text:p>1.50</text:p>
          </table:table-cell>
          <table:table-cell office:value-type="float" office:value="24230.5" calcext:value-type="float">
            <text:p>24230.5</text:p>
          </table:table-cell>
          <table:table-cell table:style-name="ce10" table:formula="of:=[.G28]/[.J28]" office:value-type="float" office:value="2.89620519593075" calcext:value-type="float">
            <text:p>2.90</text:p>
          </table:table-cell>
          <table:table-cell office:value-type="float" office:value="16681.75" calcext:value-type="float">
            <text:p>16681.75</text:p>
          </table:table-cell>
          <table:table-cell table:style-name="ce10" table:formula="of:=[.G28]/[.L28]" office:value-type="float" office:value="4.20678286151033" calcext:value-type="float">
            <text:p>4.21</text:p>
          </table:table-cell>
          <table:table-cell office:value-type="float" office:value="12898.25" calcext:value-type="float">
            <text:p>12898.25</text:p>
          </table:table-cell>
          <table:table-cell table:style-name="ce10" table:formula="of:=[.G28]/[.N28]" office:value-type="float" office:value="5.44077684957262" calcext:value-type="float">
            <text:p>5.44</text:p>
          </table:table-cell>
          <table:table-cell office:value-type="float" office:value="7250.25" calcext:value-type="float">
            <text:p>7250.25</text:p>
          </table:table-cell>
          <table:table-cell table:style-name="ce10" table:formula="of:=[.G28]/[.P28]" office:value-type="float" office:value="9.67918347643185" calcext:value-type="float">
            <text:p>9.68</text:p>
          </table:table-cell>
          <table:table-cell office:value-type="float" office:value="7042.5" calcext:value-type="float">
            <text:p>7042.5</text:p>
          </table:table-cell>
          <table:table-cell table:style-name="ce10" table:formula="of:=[.G28]/[.R28]" office:value-type="float" office:value="9.96471423500178" calcext:value-type="float">
            <text:p>9.96</text:p>
          </table:table-cell>
          <table:table-cell office:value-type="float" office:value="46856" calcext:value-type="float">
            <text:p>46856</text:p>
          </table:table-cell>
          <table:table-cell table:style-name="ce10" table:formula="of:=[.G28]/[.T28]" office:value-type="float" office:value="1.49770573672529" calcext:value-type="float">
            <text:p>1.50</text:p>
          </table:table-cell>
          <table:table-cell office:value-type="float" office:value="24282" calcext:value-type="float">
            <text:p>24282</text:p>
          </table:table-cell>
          <table:table-cell table:style-name="ce10" table:formula="of:=[.G28]/[.V28]" office:value-type="float" office:value="2.89006259780908" calcext:value-type="float">
            <text:p>2.89</text:p>
          </table:table-cell>
          <table:table-cell office:value-type="float" office:value="16721.75" calcext:value-type="float">
            <text:p>16721.75</text:p>
          </table:table-cell>
          <table:table-cell table:style-name="ce10" table:formula="of:=[.G28]/[.X28]" office:value-type="float" office:value="4.19671984092574" calcext:value-type="float">
            <text:p>4.20</text:p>
          </table:table-cell>
          <table:table-cell office:value-type="float" office:value="12859.75" calcext:value-type="float">
            <text:p>12859.75</text:p>
          </table:table-cell>
          <table:table-cell table:style-name="ce10" table:formula="of:=[.G28]/[.Z28]" office:value-type="float" office:value="5.45706565057641" calcext:value-type="float">
            <text:p>5.46</text:p>
          </table:table-cell>
          <table:table-cell office:value-type="float" office:value="7323.25" calcext:value-type="float">
            <text:p>7323.25</text:p>
          </table:table-cell>
          <table:table-cell table:style-name="ce10" table:formula="of:=[.G28]/[.AB28]" office:value-type="float" office:value="9.58269893831291" calcext:value-type="float">
            <text:p>9.58</text:p>
          </table:table-cell>
          <table:table-cell office:value-type="float" office:value="6965" calcext:value-type="float">
            <text:p>6965</text:p>
          </table:table-cell>
          <table:table-cell table:style-name="ce10" table:formula="of:=[.G28]/[.AD28]" office:value-type="float" office:value="10.075592246949" calcext:value-type="float">
            <text:p>10.0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3</text:p>
          </table:table-cell>
          <table:table-cell office:value-type="float" office:value="7884" calcext:value-type="float">
            <text:p>7884</text:p>
          </table:table-cell>
          <table:table-cell office:value-type="float" office:value="11137.5" calcext:value-type="float">
            <text:p>11137.5</text:p>
          </table:table-cell>
          <table:table-cell office:value-type="float" office:value="10840.5" calcext:value-type="float">
            <text:p>10840.5</text:p>
          </table:table-cell>
          <table:table-cell office:value-type="float" office:value="9594" calcext:value-type="float">
            <text:p>9594</text:p>
          </table:table-cell>
          <table:table-cell office:value-type="float" office:value="8788" calcext:value-type="float">
            <text:p>8788</text:p>
          </table:table-cell>
          <table:table-cell office:value-type="float" office:value="8664.5" calcext:value-type="float">
            <text:p>8664.5</text:p>
          </table:table-cell>
          <table:table-cell office:value-type="float" office:value="6319.5" calcext:value-type="float">
            <text:p>6319.5</text:p>
          </table:table-cell>
          <table:table-cell table:style-name="ce10" table:formula="of:=[.G29]/[.H29]" office:value-type="float" office:value="1.37107366089089" calcext:value-type="float">
            <text:p>1.37</text:p>
          </table:table-cell>
          <table:table-cell office:value-type="float" office:value="3378.5" calcext:value-type="float">
            <text:p>3378.5</text:p>
          </table:table-cell>
          <table:table-cell table:style-name="ce10" table:formula="of:=[.G29]/[.J29]" office:value-type="float" office:value="2.56459967441172" calcext:value-type="float">
            <text:p>2.56</text:p>
          </table:table-cell>
          <table:table-cell office:value-type="float" office:value="2533.75" calcext:value-type="float">
            <text:p>2533.75</text:p>
          </table:table-cell>
          <table:table-cell table:style-name="ce10" table:formula="of:=[.G29]/[.L29]" office:value-type="float" office:value="3.41963492846571" calcext:value-type="float">
            <text:p>3.42</text:p>
          </table:table-cell>
          <table:table-cell office:value-type="float" office:value="2059.25" calcext:value-type="float">
            <text:p>2059.25</text:p>
          </table:table-cell>
          <table:table-cell table:style-name="ce10" table:formula="of:=[.G29]/[.N29]" office:value-type="float" office:value="4.20759985431589" calcext:value-type="float">
            <text:p>4.21</text:p>
          </table:table-cell>
          <table:table-cell office:value-type="float" office:value="1670.25" calcext:value-type="float">
            <text:p>1670.25</text:p>
          </table:table-cell>
          <table:table-cell table:style-name="ce10" table:formula="of:=[.G29]/[.P29]" office:value-type="float" office:value="5.18754677443497" calcext:value-type="float">
            <text:p>5.19</text:p>
          </table:table-cell>
          <table:table-cell office:value-type="float" office:value="1992.25" calcext:value-type="float">
            <text:p>1992.25</text:p>
          </table:table-cell>
          <table:table-cell table:style-name="ce10" table:formula="of:=[.G29]/[.R29]" office:value-type="float" office:value="4.34910277324633" calcext:value-type="float">
            <text:p>4.35</text:p>
          </table:table-cell>
          <table:table-cell office:value-type="float" office:value="6343.5" calcext:value-type="float">
            <text:p>6343.5</text:p>
          </table:table-cell>
          <table:table-cell table:style-name="ce10" table:formula="of:=[.G29]/[.T29]" office:value-type="float" office:value="1.36588634034839" calcext:value-type="float">
            <text:p>1.37</text:p>
          </table:table-cell>
          <table:table-cell office:value-type="float" office:value="3406.75" calcext:value-type="float">
            <text:p>3406.75</text:p>
          </table:table-cell>
          <table:table-cell table:style-name="ce10" table:formula="of:=[.G29]/[.V29]" office:value-type="float" office:value="2.54333308872092" calcext:value-type="float">
            <text:p>2.54</text:p>
          </table:table-cell>
          <table:table-cell office:value-type="float" office:value="2525.75" calcext:value-type="float">
            <text:p>2525.75</text:p>
          </table:table-cell>
          <table:table-cell table:style-name="ce10" table:formula="of:=[.G29]/[.X29]" office:value-type="float" office:value="3.43046619815896" calcext:value-type="float">
            <text:p>3.43</text:p>
          </table:table-cell>
          <table:table-cell office:value-type="float" office:value="2076" calcext:value-type="float">
            <text:p>2076</text:p>
          </table:table-cell>
          <table:table-cell table:style-name="ce10" table:formula="of:=[.G29]/[.Z29]" office:value-type="float" office:value="4.17365125240848" calcext:value-type="float">
            <text:p>4.17</text:p>
          </table:table-cell>
          <table:table-cell office:value-type="float" office:value="1700.75" calcext:value-type="float">
            <text:p>1700.75</text:p>
          </table:table-cell>
          <table:table-cell table:style-name="ce10" table:formula="of:=[.G29]/[.AB29]" office:value-type="float" office:value="5.09451712479788" calcext:value-type="float">
            <text:p>5.09</text:p>
          </table:table-cell>
          <table:table-cell office:value-type="float" office:value="1997.5" calcext:value-type="float">
            <text:p>1997.5</text:p>
          </table:table-cell>
          <table:table-cell table:style-name="ce10" table:formula="of:=[.G29]/[.AD29]" office:value-type="float" office:value="4.33767209011264" calcext:value-type="float">
            <text:p>4.3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4</text:p>
          </table:table-cell>
          <table:table-cell office:value-type="float" office:value="5380" calcext:value-type="float">
            <text:p>5380</text:p>
          </table:table-cell>
          <table:table-cell office:value-type="float" office:value="17422.75" calcext:value-type="float">
            <text:p>17422.75</text:p>
          </table:table-cell>
          <table:table-cell office:value-type="float" office:value="16444.5" calcext:value-type="float">
            <text:p>16444.5</text:p>
          </table:table-cell>
          <table:table-cell office:value-type="float" office:value="16090.5" calcext:value-type="float">
            <text:p>16090.5</text:p>
          </table:table-cell>
          <table:table-cell office:value-type="float" office:value="14506" calcext:value-type="float">
            <text:p>14506</text:p>
          </table:table-cell>
          <table:table-cell office:value-type="float" office:value="14504.5" calcext:value-type="float">
            <text:p>14504.5</text:p>
          </table:table-cell>
          <table:table-cell office:value-type="float" office:value="9205" calcext:value-type="float">
            <text:p>9205</text:p>
          </table:table-cell>
          <table:table-cell table:style-name="ce10" table:formula="of:=[.G30]/[.H30]" office:value-type="float" office:value="1.57571971754481" calcext:value-type="float">
            <text:p>1.58</text:p>
          </table:table-cell>
          <table:table-cell office:value-type="float" office:value="4965" calcext:value-type="float">
            <text:p>4965</text:p>
          </table:table-cell>
          <table:table-cell table:style-name="ce10" table:formula="of:=[.G30]/[.J30]" office:value-type="float" office:value="2.92134944612286" calcext:value-type="float">
            <text:p>2.92</text:p>
          </table:table-cell>
          <table:table-cell office:value-type="float" office:value="3554" calcext:value-type="float">
            <text:p>3554</text:p>
          </table:table-cell>
          <table:table-cell table:style-name="ce10" table:formula="of:=[.G30]/[.L30]" office:value-type="float" office:value="4.08117613956106" calcext:value-type="float">
            <text:p>4.08</text:p>
          </table:table-cell>
          <table:table-cell office:value-type="float" office:value="2850.5" calcext:value-type="float">
            <text:p>2850.5</text:p>
          </table:table-cell>
          <table:table-cell table:style-name="ce10" table:formula="of:=[.G30]/[.N30]" office:value-type="float" office:value="5.08840554288721" calcext:value-type="float">
            <text:p>5.09</text:p>
          </table:table-cell>
          <table:table-cell office:value-type="float" office:value="2020.25" calcext:value-type="float">
            <text:p>2020.25</text:p>
          </table:table-cell>
          <table:table-cell table:style-name="ce10" table:formula="of:=[.G30]/[.P30]" office:value-type="float" office:value="7.17955698552159" calcext:value-type="float">
            <text:p>7.18</text:p>
          </table:table-cell>
          <table:table-cell office:value-type="float" office:value="2366.25" calcext:value-type="float">
            <text:p>2366.25</text:p>
          </table:table-cell>
          <table:table-cell table:style-name="ce10" table:formula="of:=[.G30]/[.R30]" office:value-type="float" office:value="6.1297411516112" calcext:value-type="float">
            <text:p>6.13</text:p>
          </table:table-cell>
          <table:table-cell office:value-type="float" office:value="9224" calcext:value-type="float">
            <text:p>9224</text:p>
          </table:table-cell>
          <table:table-cell table:style-name="ce10" table:formula="of:=[.G30]/[.T30]" office:value-type="float" office:value="1.57247398091934" calcext:value-type="float">
            <text:p>1.57</text:p>
          </table:table-cell>
          <table:table-cell office:value-type="float" office:value="4958" calcext:value-type="float">
            <text:p>4958</text:p>
          </table:table-cell>
          <table:table-cell table:style-name="ce10" table:formula="of:=[.G30]/[.V30]" office:value-type="float" office:value="2.92547398144413" calcext:value-type="float">
            <text:p>2.93</text:p>
          </table:table-cell>
          <table:table-cell office:value-type="float" office:value="3556.25" calcext:value-type="float">
            <text:p>3556.25</text:p>
          </table:table-cell>
          <table:table-cell table:style-name="ce10" table:formula="of:=[.G30]/[.X30]" office:value-type="float" office:value="4.07859402460457" calcext:value-type="float">
            <text:p>4.08</text:p>
          </table:table-cell>
          <table:table-cell office:value-type="float" office:value="2876" calcext:value-type="float">
            <text:p>2876</text:p>
          </table:table-cell>
          <table:table-cell table:style-name="ce10" table:formula="of:=[.G30]/[.Z30]" office:value-type="float" office:value="5.0432892906815" calcext:value-type="float">
            <text:p>5.04</text:p>
          </table:table-cell>
          <table:table-cell office:value-type="float" office:value="2048.5" calcext:value-type="float">
            <text:p>2048.5</text:p>
          </table:table-cell>
          <table:table-cell table:style-name="ce10" table:formula="of:=[.G30]/[.AB30]" office:value-type="float" office:value="7.08054674151818" calcext:value-type="float">
            <text:p>7.08</text:p>
          </table:table-cell>
          <table:table-cell office:value-type="float" office:value="2323" calcext:value-type="float">
            <text:p>2323</text:p>
          </table:table-cell>
          <table:table-cell table:style-name="ce10" table:formula="of:=[.G30]/[.AD30]" office:value-type="float" office:value="6.24386569091692" calcext:value-type="float">
            <text:p>6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5</text:p>
          </table:table-cell>
          <table:table-cell office:value-type="float" office:value="890" calcext:value-type="float">
            <text:p>890</text:p>
          </table:table-cell>
          <table:table-cell office:value-type="float" office:value="16339.25" calcext:value-type="float">
            <text:p>16339.25</text:p>
          </table:table-cell>
          <table:table-cell office:value-type="float" office:value="16019.5" calcext:value-type="float">
            <text:p>16019.5</text:p>
          </table:table-cell>
          <table:table-cell office:value-type="float" office:value="15851.25" calcext:value-type="float">
            <text:p>15851.25</text:p>
          </table:table-cell>
          <table:table-cell office:value-type="float" office:value="14668.75" calcext:value-type="float">
            <text:p>14668.75</text:p>
          </table:table-cell>
          <table:table-cell office:value-type="float" office:value="14744.75" calcext:value-type="float">
            <text:p>14744.75</text:p>
          </table:table-cell>
          <table:table-cell office:value-type="float" office:value="9804.75" calcext:value-type="float">
            <text:p>9804.75</text:p>
          </table:table-cell>
          <table:table-cell table:style-name="ce10" table:formula="of:=[.G31]/[.H31]" office:value-type="float" office:value="1.50383742573753" calcext:value-type="float">
            <text:p>1.50</text:p>
          </table:table-cell>
          <table:table-cell office:value-type="float" office:value="5200.5" calcext:value-type="float">
            <text:p>5200.5</text:p>
          </table:table-cell>
          <table:table-cell table:style-name="ce10" table:formula="of:=[.G31]/[.J31]" office:value-type="float" office:value="2.83525622536295" calcext:value-type="float">
            <text:p>2.84</text:p>
          </table:table-cell>
          <table:table-cell office:value-type="float" office:value="3651.25" calcext:value-type="float">
            <text:p>3651.25</text:p>
          </table:table-cell>
          <table:table-cell table:style-name="ce10" table:formula="of:=[.G31]/[.L31]" office:value-type="float" office:value="4.03827456350565" calcext:value-type="float">
            <text:p>4.04</text:p>
          </table:table-cell>
          <table:table-cell office:value-type="float" office:value="2995.25" calcext:value-type="float">
            <text:p>2995.25</text:p>
          </table:table-cell>
          <table:table-cell table:style-name="ce10" table:formula="of:=[.G31]/[.N31]" office:value-type="float" office:value="4.92271095901845" calcext:value-type="float">
            <text:p>4.92</text:p>
          </table:table-cell>
          <table:table-cell office:value-type="float" office:value="2134.75" calcext:value-type="float">
            <text:p>2134.75</text:p>
          </table:table-cell>
          <table:table-cell table:style-name="ce10" table:formula="of:=[.G31]/[.P31]" office:value-type="float" office:value="6.90701487293594" calcext:value-type="float">
            <text:p>6.91</text:p>
          </table:table-cell>
          <table:table-cell office:value-type="float" office:value="2387.25" calcext:value-type="float">
            <text:p>2387.25</text:p>
          </table:table-cell>
          <table:table-cell table:style-name="ce10" table:formula="of:=[.G31]/[.R31]" office:value-type="float" office:value="6.17645826788145" calcext:value-type="float">
            <text:p>6.18</text:p>
          </table:table-cell>
          <table:table-cell office:value-type="float" office:value="9809.25" calcext:value-type="float">
            <text:p>9809.25</text:p>
          </table:table-cell>
          <table:table-cell table:style-name="ce10" table:formula="of:=[.G31]/[.T31]" office:value-type="float" office:value="1.50314753931238" calcext:value-type="float">
            <text:p>1.50</text:p>
          </table:table-cell>
          <table:table-cell office:value-type="float" office:value="5198.25" calcext:value-type="float">
            <text:p>5198.25</text:p>
          </table:table-cell>
          <table:table-cell table:style-name="ce10" table:formula="of:=[.G31]/[.V31]" office:value-type="float" office:value="2.8364834319242" calcext:value-type="float">
            <text:p>2.84</text:p>
          </table:table-cell>
          <table:table-cell office:value-type="float" office:value="3620" calcext:value-type="float">
            <text:p>3620</text:p>
          </table:table-cell>
          <table:table-cell table:style-name="ce10" table:formula="of:=[.G31]/[.X31]" office:value-type="float" office:value="4.07313535911602" calcext:value-type="float">
            <text:p>4.07</text:p>
          </table:table-cell>
          <table:table-cell office:value-type="float" office:value="3020" calcext:value-type="float">
            <text:p>3020</text:p>
          </table:table-cell>
          <table:table-cell table:style-name="ce10" table:formula="of:=[.G31]/[.Z31]" office:value-type="float" office:value="4.88236754966887" calcext:value-type="float">
            <text:p>4.88</text:p>
          </table:table-cell>
          <table:table-cell office:value-type="float" office:value="2096.25" calcext:value-type="float">
            <text:p>2096.25</text:p>
          </table:table-cell>
          <table:table-cell table:style-name="ce10" table:formula="of:=[.G31]/[.AB31]" office:value-type="float" office:value="7.03387000596303" calcext:value-type="float">
            <text:p>7.03</text:p>
          </table:table-cell>
          <table:table-cell office:value-type="float" office:value="2342" calcext:value-type="float">
            <text:p>2342</text:p>
          </table:table-cell>
          <table:table-cell table:style-name="ce10" table:formula="of:=[.G31]/[.AD31]" office:value-type="float" office:value="6.29579419299744" calcext:value-type="float">
            <text:p>6.3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6</text:p>
          </table:table-cell>
          <table:table-cell office:value-type="float" office:value="10078" calcext:value-type="float">
            <text:p>10078</text:p>
          </table:table-cell>
          <table:table-cell office:value-type="float" office:value="15555.5" calcext:value-type="float">
            <text:p>15555.5</text:p>
          </table:table-cell>
          <table:table-cell office:value-type="float" office:value="14983.5" calcext:value-type="float">
            <text:p>14983.5</text:p>
          </table:table-cell>
          <table:table-cell office:value-type="float" office:value="14447.75" calcext:value-type="float">
            <text:p>14447.75</text:p>
          </table:table-cell>
          <table:table-cell office:value-type="float" office:value="13099" calcext:value-type="float">
            <text:p>13099</text:p>
          </table:table-cell>
          <table:table-cell office:value-type="float" office:value="13021.5" calcext:value-type="float">
            <text:p>13021.5</text:p>
          </table:table-cell>
          <table:table-cell office:value-type="float" office:value="8843.75" calcext:value-type="float">
            <text:p>8843.75</text:p>
          </table:table-cell>
          <table:table-cell table:style-name="ce10" table:formula="of:=[.G32]/[.H32]" office:value-type="float" office:value="1.47239575971731" calcext:value-type="float">
            <text:p>1.47</text:p>
          </table:table-cell>
          <table:table-cell office:value-type="float" office:value="5234.5" calcext:value-type="float">
            <text:p>5234.5</text:p>
          </table:table-cell>
          <table:table-cell table:style-name="ce10" table:formula="of:=[.G32]/[.J32]" office:value-type="float" office:value="2.48763014614576" calcext:value-type="float">
            <text:p>2.49</text:p>
          </table:table-cell>
          <table:table-cell office:value-type="float" office:value="3649.5" calcext:value-type="float">
            <text:p>3649.5</text:p>
          </table:table-cell>
          <table:table-cell table:style-name="ce10" table:formula="of:=[.G32]/[.L32]" office:value-type="float" office:value="3.56802301685162" calcext:value-type="float">
            <text:p>3.57</text:p>
          </table:table-cell>
          <table:table-cell office:value-type="float" office:value="3101.25" calcext:value-type="float">
            <text:p>3101.25</text:p>
          </table:table-cell>
          <table:table-cell table:style-name="ce10" table:formula="of:=[.G32]/[.N32]" office:value-type="float" office:value="4.19879081015719" calcext:value-type="float">
            <text:p>4.20</text:p>
          </table:table-cell>
          <table:table-cell office:value-type="float" office:value="2148.25" calcext:value-type="float">
            <text:p>2148.25</text:p>
          </table:table-cell>
          <table:table-cell table:style-name="ce10" table:formula="of:=[.G32]/[.P32]" office:value-type="float" office:value="6.06144536250436" calcext:value-type="float">
            <text:p>6.06</text:p>
          </table:table-cell>
          <table:table-cell office:value-type="float" office:value="2261.5" calcext:value-type="float">
            <text:p>2261.5</text:p>
          </table:table-cell>
          <table:table-cell table:style-name="ce10" table:formula="of:=[.G32]/[.R32]" office:value-type="float" office:value="5.75790404598718" calcext:value-type="float">
            <text:p>5.76</text:p>
          </table:table-cell>
          <table:table-cell office:value-type="float" office:value="8889.75" calcext:value-type="float">
            <text:p>8889.75</text:p>
          </table:table-cell>
          <table:table-cell table:style-name="ce10" table:formula="of:=[.G32]/[.T32]" office:value-type="float" office:value="1.46477684974268" calcext:value-type="float">
            <text:p>1.46</text:p>
          </table:table-cell>
          <table:table-cell office:value-type="float" office:value="5259.25" calcext:value-type="float">
            <text:p>5259.25</text:p>
          </table:table-cell>
          <table:table-cell table:style-name="ce10" table:formula="of:=[.G32]/[.V32]" office:value-type="float" office:value="2.47592337310453" calcext:value-type="float">
            <text:p>2.48</text:p>
          </table:table-cell>
          <table:table-cell office:value-type="float" office:value="3686" calcext:value-type="float">
            <text:p>3686</text:p>
          </table:table-cell>
          <table:table-cell table:style-name="ce10" table:formula="of:=[.G32]/[.X32]" office:value-type="float" office:value="3.53269126424308" calcext:value-type="float">
            <text:p>3.53</text:p>
          </table:table-cell>
          <table:table-cell office:value-type="float" office:value="3100" calcext:value-type="float">
            <text:p>3100</text:p>
          </table:table-cell>
          <table:table-cell table:style-name="ce10" table:formula="of:=[.G32]/[.Z32]" office:value-type="float" office:value="4.20048387096774" calcext:value-type="float">
            <text:p>4.20</text:p>
          </table:table-cell>
          <table:table-cell office:value-type="float" office:value="2190" calcext:value-type="float">
            <text:p>2190</text:p>
          </table:table-cell>
          <table:table-cell table:style-name="ce10" table:formula="of:=[.G32]/[.AB32]" office:value-type="float" office:value="5.9458904109589" calcext:value-type="float">
            <text:p>5.95</text:p>
          </table:table-cell>
          <table:table-cell office:value-type="float" office:value="2206.25" calcext:value-type="float">
            <text:p>2206.25</text:p>
          </table:table-cell>
          <table:table-cell table:style-name="ce10" table:formula="of:=[.G32]/[.AD32]" office:value-type="float" office:value="5.90209631728045" calcext:value-type="float">
            <text:p>5.9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7</text:p>
          </table:table-cell>
          <table:table-cell office:value-type="float" office:value="2992" calcext:value-type="float">
            <text:p>2992</text:p>
          </table:table-cell>
          <table:table-cell office:value-type="float" office:value="16501.25" calcext:value-type="float">
            <text:p>16501.25</text:p>
          </table:table-cell>
          <table:table-cell office:value-type="float" office:value="15843" calcext:value-type="float">
            <text:p>15843</text:p>
          </table:table-cell>
          <table:table-cell office:value-type="float" office:value="15525.75" calcext:value-type="float">
            <text:p>15525.75</text:p>
          </table:table-cell>
          <table:table-cell office:value-type="float" office:value="14232.25" calcext:value-type="float">
            <text:p>14232.25</text:p>
          </table:table-cell>
          <table:table-cell office:value-type="float" office:value="14186" calcext:value-type="float">
            <text:p>14186</text:p>
          </table:table-cell>
          <table:table-cell office:value-type="float" office:value="9540.5" calcext:value-type="float">
            <text:p>9540.5</text:p>
          </table:table-cell>
          <table:table-cell table:style-name="ce10" table:formula="of:=[.G33]/[.H33]" office:value-type="float" office:value="1.48692416540014" calcext:value-type="float">
            <text:p>1.49</text:p>
          </table:table-cell>
          <table:table-cell office:value-type="float" office:value="5011" calcext:value-type="float">
            <text:p>5011</text:p>
          </table:table-cell>
          <table:table-cell table:style-name="ce10" table:formula="of:=[.G33]/[.J33]" office:value-type="float" office:value="2.83097186190381" calcext:value-type="float">
            <text:p>2.83</text:p>
          </table:table-cell>
          <table:table-cell office:value-type="float" office:value="3572.25" calcext:value-type="float">
            <text:p>3572.25</text:p>
          </table:table-cell>
          <table:table-cell table:style-name="ce10" table:formula="of:=[.G33]/[.L33]" office:value-type="float" office:value="3.97116663167471" calcext:value-type="float">
            <text:p>3.97</text:p>
          </table:table-cell>
          <table:table-cell office:value-type="float" office:value="2849.75" calcext:value-type="float">
            <text:p>2849.75</text:p>
          </table:table-cell>
          <table:table-cell table:style-name="ce10" table:formula="of:=[.G33]/[.N33]" office:value-type="float" office:value="4.97798052460742" calcext:value-type="float">
            <text:p>4.98</text:p>
          </table:table-cell>
          <table:table-cell office:value-type="float" office:value="2062.5" calcext:value-type="float">
            <text:p>2062.5</text:p>
          </table:table-cell>
          <table:table-cell table:style-name="ce10" table:formula="of:=[.G33]/[.P33]" office:value-type="float" office:value="6.87806060606061" calcext:value-type="float">
            <text:p>6.88</text:p>
          </table:table-cell>
          <table:table-cell office:value-type="float" office:value="2436.75" calcext:value-type="float">
            <text:p>2436.75</text:p>
          </table:table-cell>
          <table:table-cell table:style-name="ce10" table:formula="of:=[.G33]/[.R33]" office:value-type="float" office:value="5.82168872473582" calcext:value-type="float">
            <text:p>5.82</text:p>
          </table:table-cell>
          <table:table-cell office:value-type="float" office:value="9552" calcext:value-type="float">
            <text:p>9552</text:p>
          </table:table-cell>
          <table:table-cell table:style-name="ce10" table:formula="of:=[.G33]/[.T33]" office:value-type="float" office:value="1.48513400335008" calcext:value-type="float">
            <text:p>1.49</text:p>
          </table:table-cell>
          <table:table-cell office:value-type="float" office:value="5017.75" calcext:value-type="float">
            <text:p>5017.75</text:p>
          </table:table-cell>
          <table:table-cell table:style-name="ce10" table:formula="of:=[.G33]/[.V33]" office:value-type="float" office:value="2.82716356932888" calcext:value-type="float">
            <text:p>2.83</text:p>
          </table:table-cell>
          <table:table-cell office:value-type="float" office:value="3553.25" calcext:value-type="float">
            <text:p>3553.25</text:p>
          </table:table-cell>
          <table:table-cell table:style-name="ce10" table:formula="of:=[.G33]/[.X33]" office:value-type="float" office:value="3.99240132273271" calcext:value-type="float">
            <text:p>3.99</text:p>
          </table:table-cell>
          <table:table-cell office:value-type="float" office:value="2875.25" calcext:value-type="float">
            <text:p>2875.25</text:p>
          </table:table-cell>
          <table:table-cell table:style-name="ce10" table:formula="of:=[.G33]/[.Z33]" office:value-type="float" office:value="4.9338318407095" calcext:value-type="float">
            <text:p>4.93</text:p>
          </table:table-cell>
          <table:table-cell office:value-type="float" office:value="2064.5" calcext:value-type="float">
            <text:p>2064.5</text:p>
          </table:table-cell>
          <table:table-cell table:style-name="ce10" table:formula="of:=[.G33]/[.AB33]" office:value-type="float" office:value="6.87139743279244" calcext:value-type="float">
            <text:p>6.87</text:p>
          </table:table-cell>
          <table:table-cell office:value-type="float" office:value="2343.5" calcext:value-type="float">
            <text:p>2343.5</text:p>
          </table:table-cell>
          <table:table-cell table:style-name="ce10" table:formula="of:=[.G33]/[.AD33]" office:value-type="float" office:value="6.0533390228291" calcext:value-type="float">
            <text:p>6.0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8</text:p>
          </table:table-cell>
          <table:table-cell office:value-type="float" office:value="1238" calcext:value-type="float">
            <text:p>1238</text:p>
          </table:table-cell>
          <table:table-cell office:value-type="float" office:value="16879.75" calcext:value-type="float">
            <text:p>16879.75</text:p>
          </table:table-cell>
          <table:table-cell office:value-type="float" office:value="16395" calcext:value-type="float">
            <text:p>16395</text:p>
          </table:table-cell>
          <table:table-cell office:value-type="float" office:value="16210.25" calcext:value-type="float">
            <text:p>16210.25</text:p>
          </table:table-cell>
          <table:table-cell office:value-type="float" office:value="14920" calcext:value-type="float">
            <text:p>14920</text:p>
          </table:table-cell>
          <table:table-cell office:value-type="float" office:value="14996.5" calcext:value-type="float">
            <text:p>14996.5</text:p>
          </table:table-cell>
          <table:table-cell office:value-type="float" office:value="9792.25" calcext:value-type="float">
            <text:p>9792.25</text:p>
          </table:table-cell>
          <table:table-cell table:style-name="ce10" table:formula="of:=[.G34]/[.H34]" office:value-type="float" office:value="1.53146621052363" calcext:value-type="float">
            <text:p>1.53</text:p>
          </table:table-cell>
          <table:table-cell office:value-type="float" office:value="5176" calcext:value-type="float">
            <text:p>5176</text:p>
          </table:table-cell>
          <table:table-cell table:style-name="ce10" table:formula="of:=[.G34]/[.J34]" office:value-type="float" office:value="2.89731452859351" calcext:value-type="float">
            <text:p>2.90</text:p>
          </table:table-cell>
          <table:table-cell office:value-type="float" office:value="3605.5" calcext:value-type="float">
            <text:p>3605.5</text:p>
          </table:table-cell>
          <table:table-cell table:style-name="ce10" table:formula="of:=[.G34]/[.L34]" office:value-type="float" office:value="4.159339897379" calcext:value-type="float">
            <text:p>4.16</text:p>
          </table:table-cell>
          <table:table-cell office:value-type="float" office:value="2927.25" calcext:value-type="float">
            <text:p>2927.25</text:p>
          </table:table-cell>
          <table:table-cell table:style-name="ce10" table:formula="of:=[.G34]/[.N34]" office:value-type="float" office:value="5.1230677256811" calcext:value-type="float">
            <text:p>5.12</text:p>
          </table:table-cell>
          <table:table-cell office:value-type="float" office:value="2127.25" calcext:value-type="float">
            <text:p>2127.25</text:p>
          </table:table-cell>
          <table:table-cell table:style-name="ce10" table:formula="of:=[.G34]/[.P34]" office:value-type="float" office:value="7.04971206957339" calcext:value-type="float">
            <text:p>7.05</text:p>
          </table:table-cell>
          <table:table-cell office:value-type="float" office:value="2365.75" calcext:value-type="float">
            <text:p>2365.75</text:p>
          </table:table-cell>
          <table:table-cell table:style-name="ce10" table:formula="of:=[.G34]/[.R34]" office:value-type="float" office:value="6.33900454401353" calcext:value-type="float">
            <text:p>6.34</text:p>
          </table:table-cell>
          <table:table-cell office:value-type="float" office:value="9825.5" calcext:value-type="float">
            <text:p>9825.5</text:p>
          </table:table-cell>
          <table:table-cell table:style-name="ce10" table:formula="of:=[.G34]/[.T34]" office:value-type="float" office:value="1.52628364968704" calcext:value-type="float">
            <text:p>1.53</text:p>
          </table:table-cell>
          <table:table-cell office:value-type="float" office:value="5172" calcext:value-type="float">
            <text:p>5172</text:p>
          </table:table-cell>
          <table:table-cell table:style-name="ce10" table:formula="of:=[.G34]/[.V34]" office:value-type="float" office:value="2.89955529775715" calcext:value-type="float">
            <text:p>2.90</text:p>
          </table:table-cell>
          <table:table-cell office:value-type="float" office:value="3618.25" calcext:value-type="float">
            <text:p>3618.25</text:p>
          </table:table-cell>
          <table:table-cell table:style-name="ce10" table:formula="of:=[.G34]/[.X34]" office:value-type="float" office:value="4.14468320320597" calcext:value-type="float">
            <text:p>4.14</text:p>
          </table:table-cell>
          <table:table-cell office:value-type="float" office:value="2931.75" calcext:value-type="float">
            <text:p>2931.75</text:p>
          </table:table-cell>
          <table:table-cell table:style-name="ce10" table:formula="of:=[.G34]/[.Z34]" office:value-type="float" office:value="5.11520422955573" calcext:value-type="float">
            <text:p>5.12</text:p>
          </table:table-cell>
          <table:table-cell office:value-type="float" office:value="2093.25" calcext:value-type="float">
            <text:p>2093.25</text:p>
          </table:table-cell>
          <table:table-cell table:style-name="ce10" table:formula="of:=[.G34]/[.AB34]" office:value-type="float" office:value="7.16421832079303" calcext:value-type="float">
            <text:p>7.16</text:p>
          </table:table-cell>
          <table:table-cell office:value-type="float" office:value="2350.5" calcext:value-type="float">
            <text:p>2350.5</text:p>
          </table:table-cell>
          <table:table-cell table:style-name="ce10" table:formula="of:=[.G34]/[.AD34]" office:value-type="float" office:value="6.38013188683259" calcext:value-type="float">
            <text:p>6.3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9</text:p>
          </table:table-cell>
          <table:table-cell office:value-type="float" office:value="218" calcext:value-type="float">
            <text:p>218</text:p>
          </table:table-cell>
          <table:table-cell office:value-type="float" office:value="16054" calcext:value-type="float">
            <text:p>16054</text:p>
          </table:table-cell>
          <table:table-cell office:value-type="float" office:value="15821.5" calcext:value-type="float">
            <text:p>15821.5</text:p>
          </table:table-cell>
          <table:table-cell office:value-type="float" office:value="15647.25" calcext:value-type="float">
            <text:p>15647.25</text:p>
          </table:table-cell>
          <table:table-cell office:value-type="float" office:value="14504.5" calcext:value-type="float">
            <text:p>14504.5</text:p>
          </table:table-cell>
          <table:table-cell office:value-type="float" office:value="14641.25" calcext:value-type="float">
            <text:p>14641.25</text:p>
          </table:table-cell>
          <table:table-cell office:value-type="float" office:value="9645.5" calcext:value-type="float">
            <text:p>9645.5</text:p>
          </table:table-cell>
          <table:table-cell table:style-name="ce10" table:formula="of:=[.G35]/[.H35]" office:value-type="float" office:value="1.51793582499611" calcext:value-type="float">
            <text:p>1.52</text:p>
          </table:table-cell>
          <table:table-cell office:value-type="float" office:value="5060.25" calcext:value-type="float">
            <text:p>5060.25</text:p>
          </table:table-cell>
          <table:table-cell table:style-name="ce10" table:formula="of:=[.G35]/[.J35]" office:value-type="float" office:value="2.89338471419396" calcext:value-type="float">
            <text:p>2.89</text:p>
          </table:table-cell>
          <table:table-cell office:value-type="float" office:value="3602.75" calcext:value-type="float">
            <text:p>3602.75</text:p>
          </table:table-cell>
          <table:table-cell table:style-name="ce10" table:formula="of:=[.G35]/[.L35]" office:value-type="float" office:value="4.06390951356603" calcext:value-type="float">
            <text:p>4.06</text:p>
          </table:table-cell>
          <table:table-cell office:value-type="float" office:value="2911" calcext:value-type="float">
            <text:p>2911</text:p>
          </table:table-cell>
          <table:table-cell table:style-name="ce10" table:formula="of:=[.G35]/[.N35]" office:value-type="float" office:value="5.02962899347303" calcext:value-type="float">
            <text:p>5.03</text:p>
          </table:table-cell>
          <table:table-cell office:value-type="float" office:value="2096.5" calcext:value-type="float">
            <text:p>2096.5</text:p>
          </table:table-cell>
          <table:table-cell table:style-name="ce10" table:formula="of:=[.G35]/[.P35]" office:value-type="float" office:value="6.98366324827093" calcext:value-type="float">
            <text:p>6.98</text:p>
          </table:table-cell>
          <table:table-cell office:value-type="float" office:value="2447.5" calcext:value-type="float">
            <text:p>2447.5</text:p>
          </table:table-cell>
          <table:table-cell table:style-name="ce10" table:formula="of:=[.G35]/[.R35]" office:value-type="float" office:value="5.98212461695608" calcext:value-type="float">
            <text:p>5.98</text:p>
          </table:table-cell>
          <table:table-cell office:value-type="float" office:value="9629.75" calcext:value-type="float">
            <text:p>9629.75</text:p>
          </table:table-cell>
          <table:table-cell table:style-name="ce10" table:formula="of:=[.G35]/[.T35]" office:value-type="float" office:value="1.52041849476882" calcext:value-type="float">
            <text:p>1.52</text:p>
          </table:table-cell>
          <table:table-cell office:value-type="float" office:value="5075.75" calcext:value-type="float">
            <text:p>5075.75</text:p>
          </table:table-cell>
          <table:table-cell table:style-name="ce10" table:formula="of:=[.G35]/[.V35]" office:value-type="float" office:value="2.88454908141654" calcext:value-type="float">
            <text:p>2.88</text:p>
          </table:table-cell>
          <table:table-cell office:value-type="float" office:value="3624" calcext:value-type="float">
            <text:p>3624</text:p>
          </table:table-cell>
          <table:table-cell table:style-name="ce10" table:formula="of:=[.G35]/[.X35]" office:value-type="float" office:value="4.04008002207506" calcext:value-type="float">
            <text:p>4.04</text:p>
          </table:table-cell>
          <table:table-cell office:value-type="float" office:value="2913.5" calcext:value-type="float">
            <text:p>2913.5</text:p>
          </table:table-cell>
          <table:table-cell table:style-name="ce10" table:formula="of:=[.G35]/[.Z35]" office:value-type="float" office:value="5.02531319718552" calcext:value-type="float">
            <text:p>5.03</text:p>
          </table:table-cell>
          <table:table-cell office:value-type="float" office:value="2102.5" calcext:value-type="float">
            <text:p>2102.5</text:p>
          </table:table-cell>
          <table:table-cell table:style-name="ce10" table:formula="of:=[.G35]/[.AB35]" office:value-type="float" office:value="6.96373365041617" calcext:value-type="float">
            <text:p>6.96</text:p>
          </table:table-cell>
          <table:table-cell office:value-type="float" office:value="2404" calcext:value-type="float">
            <text:p>2404</text:p>
          </table:table-cell>
          <table:table-cell table:style-name="ce10" table:formula="of:=[.G35]/[.AD35]" office:value-type="float" office:value="6.09037021630616" calcext:value-type="float">
            <text:p>6.0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0</text:p>
          </table:table-cell>
          <table:table-cell office:value-type="float" office:value="5580" calcext:value-type="float">
            <text:p>5580</text:p>
          </table:table-cell>
          <table:table-cell office:value-type="float" office:value="16883" calcext:value-type="float">
            <text:p>16883</text:p>
          </table:table-cell>
          <table:table-cell office:value-type="float" office:value="16305.5" calcext:value-type="float">
            <text:p>16305.5</text:p>
          </table:table-cell>
          <table:table-cell office:value-type="float" office:value="16074" calcext:value-type="float">
            <text:p>16074</text:p>
          </table:table-cell>
          <table:table-cell office:value-type="float" office:value="14705" calcext:value-type="float">
            <text:p>14705</text:p>
          </table:table-cell>
          <table:table-cell office:value-type="float" office:value="14706.5" calcext:value-type="float">
            <text:p>14706.5</text:p>
          </table:table-cell>
          <table:table-cell office:value-type="float" office:value="9958.5" calcext:value-type="float">
            <text:p>9958.5</text:p>
          </table:table-cell>
          <table:table-cell table:style-name="ce10" table:formula="of:=[.G36]/[.H36]" office:value-type="float" office:value="1.47677863131998" calcext:value-type="float">
            <text:p>1.48</text:p>
          </table:table-cell>
          <table:table-cell office:value-type="float" office:value="5346.25" calcext:value-type="float">
            <text:p>5346.25</text:p>
          </table:table-cell>
          <table:table-cell table:style-name="ce10" table:formula="of:=[.G36]/[.J36]" office:value-type="float" office:value="2.75080664016834" calcext:value-type="float">
            <text:p>2.75</text:p>
          </table:table-cell>
          <table:table-cell office:value-type="float" office:value="3772.5" calcext:value-type="float">
            <text:p>3772.5</text:p>
          </table:table-cell>
          <table:table-cell table:style-name="ce10" table:formula="of:=[.G36]/[.L36]" office:value-type="float" office:value="3.89834327369119" calcext:value-type="float">
            <text:p>3.90</text:p>
          </table:table-cell>
          <table:table-cell office:value-type="float" office:value="3071.25" calcext:value-type="float">
            <text:p>3071.25</text:p>
          </table:table-cell>
          <table:table-cell table:style-name="ce10" table:formula="of:=[.G36]/[.N36]" office:value-type="float" office:value="4.78844118844119" calcext:value-type="float">
            <text:p>4.79</text:p>
          </table:table-cell>
          <table:table-cell office:value-type="float" office:value="2189.5" calcext:value-type="float">
            <text:p>2189.5</text:p>
          </table:table-cell>
          <table:table-cell table:style-name="ce10" table:formula="of:=[.G36]/[.P36]" office:value-type="float" office:value="6.71683032655858" calcext:value-type="float">
            <text:p>6.72</text:p>
          </table:table-cell>
          <table:table-cell office:value-type="float" office:value="2276.75" calcext:value-type="float">
            <text:p>2276.75</text:p>
          </table:table-cell>
          <table:table-cell table:style-name="ce10" table:formula="of:=[.G36]/[.R36]" office:value-type="float" office:value="6.45942681453827" calcext:value-type="float">
            <text:p>6.46</text:p>
          </table:table-cell>
          <table:table-cell office:value-type="float" office:value="9982.75" calcext:value-type="float">
            <text:p>9982.75</text:p>
          </table:table-cell>
          <table:table-cell table:style-name="ce10" table:formula="of:=[.G36]/[.T36]" office:value-type="float" office:value="1.47319125491473" calcext:value-type="float">
            <text:p>1.47</text:p>
          </table:table-cell>
          <table:table-cell office:value-type="float" office:value="5319.25" calcext:value-type="float">
            <text:p>5319.25</text:p>
          </table:table-cell>
          <table:table-cell table:style-name="ce10" table:formula="of:=[.G36]/[.V36]" office:value-type="float" office:value="2.76476946938008" calcext:value-type="float">
            <text:p>2.76</text:p>
          </table:table-cell>
          <table:table-cell office:value-type="float" office:value="3808.25" calcext:value-type="float">
            <text:p>3808.25</text:p>
          </table:table-cell>
          <table:table-cell table:style-name="ce10" table:formula="of:=[.G36]/[.X36]" office:value-type="float" office:value="3.86174752182761" calcext:value-type="float">
            <text:p>3.86</text:p>
          </table:table-cell>
          <table:table-cell office:value-type="float" office:value="3071" calcext:value-type="float">
            <text:p>3071</text:p>
          </table:table-cell>
          <table:table-cell table:style-name="ce10" table:formula="of:=[.G36]/[.Z36]" office:value-type="float" office:value="4.78883099967437" calcext:value-type="float">
            <text:p>4.79</text:p>
          </table:table-cell>
          <table:table-cell office:value-type="float" office:value="2204" calcext:value-type="float">
            <text:p>2204</text:p>
          </table:table-cell>
          <table:table-cell table:style-name="ce10" table:formula="of:=[.G36]/[.AB36]" office:value-type="float" office:value="6.67264065335753" calcext:value-type="float">
            <text:p>6.67</text:p>
          </table:table-cell>
          <table:table-cell office:value-type="float" office:value="2200" calcext:value-type="float">
            <text:p>2200</text:p>
          </table:table-cell>
          <table:table-cell table:style-name="ce10" table:formula="of:=[.G36]/[.AD36]" office:value-type="float" office:value="6.68477272727273" calcext:value-type="float">
            <text:p>6.6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1</text:p>
          </table:table-cell>
          <table:table-cell office:value-type="float" office:value="1295" calcext:value-type="float">
            <text:p>1295</text:p>
          </table:table-cell>
          <table:table-cell office:value-type="float" office:value="16346" calcext:value-type="float">
            <text:p>16346</text:p>
          </table:table-cell>
          <table:table-cell office:value-type="float" office:value="15949" calcext:value-type="float">
            <text:p>15949</text:p>
          </table:table-cell>
          <table:table-cell office:value-type="float" office:value="15751.5" calcext:value-type="float">
            <text:p>15751.5</text:p>
          </table:table-cell>
          <table:table-cell office:value-type="float" office:value="14467.5" calcext:value-type="float">
            <text:p>14467.5</text:p>
          </table:table-cell>
          <table:table-cell office:value-type="float" office:value="14581.75" calcext:value-type="float">
            <text:p>14581.75</text:p>
          </table:table-cell>
          <table:table-cell office:value-type="float" office:value="9478.75" calcext:value-type="float">
            <text:p>9478.75</text:p>
          </table:table-cell>
          <table:table-cell table:style-name="ce10" table:formula="of:=[.G37]/[.H37]" office:value-type="float" office:value="1.53836212580773" calcext:value-type="float">
            <text:p>1.54</text:p>
          </table:table-cell>
          <table:table-cell office:value-type="float" office:value="5016.75" calcext:value-type="float">
            <text:p>5016.75</text:p>
          </table:table-cell>
          <table:table-cell table:style-name="ce10" table:formula="of:=[.G37]/[.J37]" office:value-type="float" office:value="2.90661284696268" calcext:value-type="float">
            <text:p>2.91</text:p>
          </table:table-cell>
          <table:table-cell office:value-type="float" office:value="3514.5" calcext:value-type="float">
            <text:p>3514.5</text:p>
          </table:table-cell>
          <table:table-cell table:style-name="ce10" table:formula="of:=[.G37]/[.L37]" office:value-type="float" office:value="4.14902546592687" calcext:value-type="float">
            <text:p>4.15</text:p>
          </table:table-cell>
          <table:table-cell office:value-type="float" office:value="2858.75" calcext:value-type="float">
            <text:p>2858.75</text:p>
          </table:table-cell>
          <table:table-cell table:style-name="ce10" table:formula="of:=[.G37]/[.N37]" office:value-type="float" office:value="5.10074333187582" calcext:value-type="float">
            <text:p>5.10</text:p>
          </table:table-cell>
          <table:table-cell office:value-type="float" office:value="2055.25" calcext:value-type="float">
            <text:p>2055.25</text:p>
          </table:table-cell>
          <table:table-cell table:style-name="ce10" table:formula="of:=[.G37]/[.P37]" office:value-type="float" office:value="7.09487896849532" calcext:value-type="float">
            <text:p>7.09</text:p>
          </table:table-cell>
          <table:table-cell office:value-type="float" office:value="2325.75" calcext:value-type="float">
            <text:p>2325.75</text:p>
          </table:table-cell>
          <table:table-cell table:style-name="ce10" table:formula="of:=[.G37]/[.R37]" office:value-type="float" office:value="6.26969794689885" calcext:value-type="float">
            <text:p>6.27</text:p>
          </table:table-cell>
          <table:table-cell office:value-type="float" office:value="9509.75" calcext:value-type="float">
            <text:p>9509.75</text:p>
          </table:table-cell>
          <table:table-cell table:style-name="ce10" table:formula="of:=[.G37]/[.T37]" office:value-type="float" office:value="1.53334735403139" calcext:value-type="float">
            <text:p>1.53</text:p>
          </table:table-cell>
          <table:table-cell office:value-type="float" office:value="5006.5" calcext:value-type="float">
            <text:p>5006.5</text:p>
          </table:table-cell>
          <table:table-cell table:style-name="ce10" table:formula="of:=[.G37]/[.V37]" office:value-type="float" office:value="2.9125636672326" calcext:value-type="float">
            <text:p>2.91</text:p>
          </table:table-cell>
          <table:table-cell office:value-type="float" office:value="3514.25" calcext:value-type="float">
            <text:p>3514.25</text:p>
          </table:table-cell>
          <table:table-cell table:style-name="ce10" table:formula="of:=[.G37]/[.X37]" office:value-type="float" office:value="4.14932062317707" calcext:value-type="float">
            <text:p>4.15</text:p>
          </table:table-cell>
          <table:table-cell office:value-type="float" office:value="2841.5" calcext:value-type="float">
            <text:p>2841.5</text:p>
          </table:table-cell>
          <table:table-cell table:style-name="ce10" table:formula="of:=[.G37]/[.Z37]" office:value-type="float" office:value="5.13170860461024" calcext:value-type="float">
            <text:p>5.13</text:p>
          </table:table-cell>
          <table:table-cell office:value-type="float" office:value="2021.5" calcext:value-type="float">
            <text:p>2021.5</text:p>
          </table:table-cell>
          <table:table-cell table:style-name="ce10" table:formula="of:=[.G37]/[.AB37]" office:value-type="float" office:value="7.21333168439278" calcext:value-type="float">
            <text:p>7.21</text:p>
          </table:table-cell>
          <table:table-cell office:value-type="float" office:value="2366.75" calcext:value-type="float">
            <text:p>2366.75</text:p>
          </table:table-cell>
          <table:table-cell table:style-name="ce10" table:formula="of:=[.G37]/[.AD37]" office:value-type="float" office:value="6.16108587725784" calcext:value-type="float">
            <text:p>6.1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2</text:p>
          </table:table-cell>
          <table:table-cell office:value-type="float" office:value="336" calcext:value-type="float">
            <text:p>336</text:p>
          </table:table-cell>
          <table:table-cell office:value-type="float" office:value="15811.5" calcext:value-type="float">
            <text:p>15811.5</text:p>
          </table:table-cell>
          <table:table-cell office:value-type="float" office:value="15621" calcext:value-type="float">
            <text:p>15621</text:p>
          </table:table-cell>
          <table:table-cell office:value-type="float" office:value="15445" calcext:value-type="float">
            <text:p>15445</text:p>
          </table:table-cell>
          <table:table-cell office:value-type="float" office:value="14328.25" calcext:value-type="float">
            <text:p>14328.25</text:p>
          </table:table-cell>
          <table:table-cell office:value-type="float" office:value="14466.25" calcext:value-type="float">
            <text:p>14466.25</text:p>
          </table:table-cell>
          <table:table-cell office:value-type="float" office:value="9558.75" calcext:value-type="float">
            <text:p>9558.75</text:p>
          </table:table-cell>
          <table:table-cell table:style-name="ce10" table:formula="of:=[.G38]/[.H38]" office:value-type="float" office:value="1.51340394926115" calcext:value-type="float">
            <text:p>1.51</text:p>
          </table:table-cell>
          <table:table-cell office:value-type="float" office:value="4989" calcext:value-type="float">
            <text:p>4989</text:p>
          </table:table-cell>
          <table:table-cell table:style-name="ce10" table:formula="of:=[.G38]/[.J38]" office:value-type="float" office:value="2.89962918420525" calcext:value-type="float">
            <text:p>2.90</text:p>
          </table:table-cell>
          <table:table-cell office:value-type="float" office:value="3565.5" calcext:value-type="float">
            <text:p>3565.5</text:p>
          </table:table-cell>
          <table:table-cell table:style-name="ce10" table:formula="of:=[.G38]/[.L38]" office:value-type="float" office:value="4.0572850932548" calcext:value-type="float">
            <text:p>4.06</text:p>
          </table:table-cell>
          <table:table-cell office:value-type="float" office:value="2877.25" calcext:value-type="float">
            <text:p>2877.25</text:p>
          </table:table-cell>
          <table:table-cell table:style-name="ce10" table:formula="of:=[.G38]/[.N38]" office:value-type="float" office:value="5.0278043270484" calcext:value-type="float">
            <text:p>5.03</text:p>
          </table:table-cell>
          <table:table-cell office:value-type="float" office:value="2058" calcext:value-type="float">
            <text:p>2058</text:p>
          </table:table-cell>
          <table:table-cell table:style-name="ce10" table:formula="of:=[.G38]/[.P38]" office:value-type="float" office:value="7.02927599611273" calcext:value-type="float">
            <text:p>7.03</text:p>
          </table:table-cell>
          <table:table-cell office:value-type="float" office:value="2366.5" calcext:value-type="float">
            <text:p>2366.5</text:p>
          </table:table-cell>
          <table:table-cell table:style-name="ce10" table:formula="of:=[.G38]/[.R38]" office:value-type="float" office:value="6.11293048806254" calcext:value-type="float">
            <text:p>6.11</text:p>
          </table:table-cell>
          <table:table-cell office:value-type="float" office:value="9568.5" calcext:value-type="float">
            <text:p>9568.5</text:p>
          </table:table-cell>
          <table:table-cell table:style-name="ce10" table:formula="of:=[.G38]/[.T38]" office:value-type="float" office:value="1.51186183832367" calcext:value-type="float">
            <text:p>1.51</text:p>
          </table:table-cell>
          <table:table-cell office:value-type="float" office:value="4982.5" calcext:value-type="float">
            <text:p>4982.5</text:p>
          </table:table-cell>
          <table:table-cell table:style-name="ce10" table:formula="of:=[.G38]/[.V38]" office:value-type="float" office:value="2.90341194179629" calcext:value-type="float">
            <text:p>2.90</text:p>
          </table:table-cell>
          <table:table-cell office:value-type="float" office:value="3544.25" calcext:value-type="float">
            <text:p>3544.25</text:p>
          </table:table-cell>
          <table:table-cell table:style-name="ce10" table:formula="of:=[.G38]/[.X38]" office:value-type="float" office:value="4.08161106016788" calcext:value-type="float">
            <text:p>4.08</text:p>
          </table:table-cell>
          <table:table-cell office:value-type="float" office:value="2885.75" calcext:value-type="float">
            <text:p>2885.75</text:p>
          </table:table-cell>
          <table:table-cell table:style-name="ce10" table:formula="of:=[.G38]/[.Z38]" office:value-type="float" office:value="5.01299488867712" calcext:value-type="float">
            <text:p>5.01</text:p>
          </table:table-cell>
          <table:table-cell office:value-type="float" office:value="2051" calcext:value-type="float">
            <text:p>2051</text:p>
          </table:table-cell>
          <table:table-cell table:style-name="ce10" table:formula="of:=[.G38]/[.AB38]" office:value-type="float" office:value="7.05326669917114" calcext:value-type="float">
            <text:p>7.05</text:p>
          </table:table-cell>
          <table:table-cell office:value-type="float" office:value="2289.75" calcext:value-type="float">
            <text:p>2289.75</text:p>
          </table:table-cell>
          <table:table-cell table:style-name="ce10" table:formula="of:=[.G38]/[.AD38]" office:value-type="float" office:value="6.31782945736434" calcext:value-type="float">
            <text:p>6.3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3</text:p>
          </table:table-cell>
          <table:table-cell office:value-type="float" office:value="7" calcext:value-type="float">
            <text:p>7</text:p>
          </table:table-cell>
          <table:table-cell office:value-type="float" office:value="15281" calcext:value-type="float">
            <text:p>15281</text:p>
          </table:table-cell>
          <table:table-cell office:value-type="float" office:value="15262.75" calcext:value-type="float">
            <text:p>15262.75</text:p>
          </table:table-cell>
          <table:table-cell office:value-type="float" office:value="15085.5" calcext:value-type="float">
            <text:p>15085.5</text:p>
          </table:table-cell>
          <table:table-cell office:value-type="float" office:value="14071.5" calcext:value-type="float">
            <text:p>14071.5</text:p>
          </table:table-cell>
          <table:table-cell office:value-type="float" office:value="14204.25" calcext:value-type="float">
            <text:p>14204.25</text:p>
          </table:table-cell>
          <table:table-cell office:value-type="float" office:value="9443" calcext:value-type="float">
            <text:p>9443</text:p>
          </table:table-cell>
          <table:table-cell table:style-name="ce10" table:formula="of:=[.G39]/[.H39]" office:value-type="float" office:value="1.5042094673303" calcext:value-type="float">
            <text:p>1.50</text:p>
          </table:table-cell>
          <table:table-cell office:value-type="float" office:value="4925.25" calcext:value-type="float">
            <text:p>4925.25</text:p>
          </table:table-cell>
          <table:table-cell table:style-name="ce10" table:formula="of:=[.G39]/[.J39]" office:value-type="float" office:value="2.88396528095021" calcext:value-type="float">
            <text:p>2.88</text:p>
          </table:table-cell>
          <table:table-cell office:value-type="float" office:value="3512" calcext:value-type="float">
            <text:p>3512</text:p>
          </table:table-cell>
          <table:table-cell table:style-name="ce10" table:formula="of:=[.G39]/[.L39]" office:value-type="float" office:value="4.04449031890661" calcext:value-type="float">
            <text:p>4.04</text:p>
          </table:table-cell>
          <table:table-cell office:value-type="float" office:value="2834" calcext:value-type="float">
            <text:p>2834</text:p>
          </table:table-cell>
          <table:table-cell table:style-name="ce10" table:formula="of:=[.G39]/[.N39]" office:value-type="float" office:value="5.01208539167255" calcext:value-type="float">
            <text:p>5.01</text:p>
          </table:table-cell>
          <table:table-cell office:value-type="float" office:value="2046.5" calcext:value-type="float">
            <text:p>2046.5</text:p>
          </table:table-cell>
          <table:table-cell table:style-name="ce10" table:formula="of:=[.G39]/[.P39]" office:value-type="float" office:value="6.94075250427559" calcext:value-type="float">
            <text:p>6.94</text:p>
          </table:table-cell>
          <table:table-cell office:value-type="float" office:value="2377.25" calcext:value-type="float">
            <text:p>2377.25</text:p>
          </table:table-cell>
          <table:table-cell table:style-name="ce10" table:formula="of:=[.G39]/[.R39]" office:value-type="float" office:value="5.97507624355873" calcext:value-type="float">
            <text:p>5.98</text:p>
          </table:table-cell>
          <table:table-cell office:value-type="float" office:value="9437" calcext:value-type="float">
            <text:p>9437</text:p>
          </table:table-cell>
          <table:table-cell table:style-name="ce10" table:formula="of:=[.G39]/[.T39]" office:value-type="float" office:value="1.50516583660061" calcext:value-type="float">
            <text:p>1.51</text:p>
          </table:table-cell>
          <table:table-cell office:value-type="float" office:value="4924.75" calcext:value-type="float">
            <text:p>4924.75</text:p>
          </table:table-cell>
          <table:table-cell table:style-name="ce10" table:formula="of:=[.G39]/[.V39]" office:value-type="float" office:value="2.88425808416671" calcext:value-type="float">
            <text:p>2.88</text:p>
          </table:table-cell>
          <table:table-cell office:value-type="float" office:value="3499.25" calcext:value-type="float">
            <text:p>3499.25</text:p>
          </table:table-cell>
          <table:table-cell table:style-name="ce10" table:formula="of:=[.G39]/[.X39]" office:value-type="float" office:value="4.0592269772094" calcext:value-type="float">
            <text:p>4.06</text:p>
          </table:table-cell>
          <table:table-cell office:value-type="float" office:value="2832.25" calcext:value-type="float">
            <text:p>2832.25</text:p>
          </table:table-cell>
          <table:table-cell table:style-name="ce10" table:formula="of:=[.G39]/[.Z39]" office:value-type="float" office:value="5.01518227557596" calcext:value-type="float">
            <text:p>5.02</text:p>
          </table:table-cell>
          <table:table-cell office:value-type="float" office:value="2044.5" calcext:value-type="float">
            <text:p>2044.5</text:p>
          </table:table-cell>
          <table:table-cell table:style-name="ce10" table:formula="of:=[.G39]/[.AB39]" office:value-type="float" office:value="6.94754218635363" calcext:value-type="float">
            <text:p>6.95</text:p>
          </table:table-cell>
          <table:table-cell office:value-type="float" office:value="2306.25" calcext:value-type="float">
            <text:p>2306.25</text:p>
          </table:table-cell>
          <table:table-cell table:style-name="ce10" table:formula="of:=[.G39]/[.AD39]" office:value-type="float" office:value="6.1590243902439" calcext:value-type="float">
            <text:p>6.1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4</text:p>
          </table:table-cell>
          <table:table-cell office:value-type="float" office:value="8847" calcext:value-type="float">
            <text:p>8847</text:p>
          </table:table-cell>
          <table:table-cell office:value-type="float" office:value="11329.25" calcext:value-type="float">
            <text:p>11329.25</text:p>
          </table:table-cell>
          <table:table-cell office:value-type="float" office:value="11022.75" calcext:value-type="float">
            <text:p>11022.75</text:p>
          </table:table-cell>
          <table:table-cell office:value-type="float" office:value="9828.75" calcext:value-type="float">
            <text:p>9828.75</text:p>
          </table:table-cell>
          <table:table-cell office:value-type="float" office:value="9045" calcext:value-type="float">
            <text:p>9045</text:p>
          </table:table-cell>
          <table:table-cell office:value-type="float" office:value="8838" calcext:value-type="float">
            <text:p>8838</text:p>
          </table:table-cell>
          <table:table-cell office:value-type="float" office:value="5706.5" calcext:value-type="float">
            <text:p>5706.5</text:p>
          </table:table-cell>
          <table:table-cell table:style-name="ce10" table:formula="of:=[.G40]/[.H40]" office:value-type="float" office:value="1.54876018575309" calcext:value-type="float">
            <text:p>1.55</text:p>
          </table:table-cell>
          <table:table-cell office:value-type="float" office:value="3157.75" calcext:value-type="float">
            <text:p>3157.75</text:p>
          </table:table-cell>
          <table:table-cell table:style-name="ce10" table:formula="of:=[.G40]/[.J40]" office:value-type="float" office:value="2.79882827962948" calcext:value-type="float">
            <text:p>2.80</text:p>
          </table:table-cell>
          <table:table-cell office:value-type="float" office:value="2381.25" calcext:value-type="float">
            <text:p>2381.25</text:p>
          </table:table-cell>
          <table:table-cell table:style-name="ce10" table:formula="of:=[.G40]/[.L40]" office:value-type="float" office:value="3.71149606299213" calcext:value-type="float">
            <text:p>3.71</text:p>
          </table:table-cell>
          <table:table-cell office:value-type="float" office:value="2118" calcext:value-type="float">
            <text:p>2118</text:p>
          </table:table-cell>
          <table:table-cell table:style-name="ce10" table:formula="of:=[.G40]/[.N40]" office:value-type="float" office:value="4.1728045325779" calcext:value-type="float">
            <text:p>4.17</text:p>
          </table:table-cell>
          <table:table-cell office:value-type="float" office:value="1740" calcext:value-type="float">
            <text:p>1740</text:p>
          </table:table-cell>
          <table:table-cell table:style-name="ce10" table:formula="of:=[.G40]/[.P40]" office:value-type="float" office:value="5.07931034482759" calcext:value-type="float">
            <text:p>5.08</text:p>
          </table:table-cell>
          <table:table-cell office:value-type="float" office:value="2015.25" calcext:value-type="float">
            <text:p>2015.25</text:p>
          </table:table-cell>
          <table:table-cell table:style-name="ce10" table:formula="of:=[.G40]/[.R40]" office:value-type="float" office:value="4.38556010420543" calcext:value-type="float">
            <text:p>4.39</text:p>
          </table:table-cell>
          <table:table-cell office:value-type="float" office:value="5710.25" calcext:value-type="float">
            <text:p>5710.25</text:p>
          </table:table-cell>
          <table:table-cell table:style-name="ce10" table:formula="of:=[.G40]/[.T40]" office:value-type="float" office:value="1.54774309355983" calcext:value-type="float">
            <text:p>1.55</text:p>
          </table:table-cell>
          <table:table-cell office:value-type="float" office:value="3154.5" calcext:value-type="float">
            <text:p>3154.5</text:p>
          </table:table-cell>
          <table:table-cell table:style-name="ce10" table:formula="of:=[.G40]/[.V40]" office:value-type="float" office:value="2.80171184022825" calcext:value-type="float">
            <text:p>2.80</text:p>
          </table:table-cell>
          <table:table-cell office:value-type="float" office:value="2368" calcext:value-type="float">
            <text:p>2368</text:p>
          </table:table-cell>
          <table:table-cell table:style-name="ce10" table:formula="of:=[.G40]/[.X40]" office:value-type="float" office:value="3.73226351351351" calcext:value-type="float">
            <text:p>3.73</text:p>
          </table:table-cell>
          <table:table-cell office:value-type="float" office:value="2106" calcext:value-type="float">
            <text:p>2106</text:p>
          </table:table-cell>
          <table:table-cell table:style-name="ce10" table:formula="of:=[.G40]/[.Z40]" office:value-type="float" office:value="4.1965811965812" calcext:value-type="float">
            <text:p>4.20</text:p>
          </table:table-cell>
          <table:table-cell office:value-type="float" office:value="1711" calcext:value-type="float">
            <text:p>1711</text:p>
          </table:table-cell>
          <table:table-cell table:style-name="ce10" table:formula="of:=[.G40]/[.AB40]" office:value-type="float" office:value="5.16540035067212" calcext:value-type="float">
            <text:p>5.17</text:p>
          </table:table-cell>
          <table:table-cell office:value-type="float" office:value="2001" calcext:value-type="float">
            <text:p>2001</text:p>
          </table:table-cell>
          <table:table-cell table:style-name="ce10" table:formula="of:=[.G40]/[.AD40]" office:value-type="float" office:value="4.4167916041979" calcext:value-type="float">
            <text:p>4.4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5</text:p>
          </table:table-cell>
          <table:table-cell office:value-type="float" office:value="4740" calcext:value-type="float">
            <text:p>4740</text:p>
          </table:table-cell>
          <table:table-cell office:value-type="float" office:value="17266" calcext:value-type="float">
            <text:p>17266</text:p>
          </table:table-cell>
          <table:table-cell office:value-type="float" office:value="16436" calcext:value-type="float">
            <text:p>16436</text:p>
          </table:table-cell>
          <table:table-cell office:value-type="float" office:value="16161.5" calcext:value-type="float">
            <text:p>16161.5</text:p>
          </table:table-cell>
          <table:table-cell office:value-type="float" office:value="14646.25" calcext:value-type="float">
            <text:p>14646.25</text:p>
          </table:table-cell>
          <table:table-cell office:value-type="float" office:value="14617.5" calcext:value-type="float">
            <text:p>14617.5</text:p>
          </table:table-cell>
          <table:table-cell office:value-type="float" office:value="9410.25" calcext:value-type="float">
            <text:p>9410.25</text:p>
          </table:table-cell>
          <table:table-cell table:style-name="ce10" table:formula="of:=[.G41]/[.H41]" office:value-type="float" office:value="1.55335936877341" calcext:value-type="float">
            <text:p>1.55</text:p>
          </table:table-cell>
          <table:table-cell office:value-type="float" office:value="5071" calcext:value-type="float">
            <text:p>5071</text:p>
          </table:table-cell>
          <table:table-cell table:style-name="ce10" table:formula="of:=[.G41]/[.J41]" office:value-type="float" office:value="2.88256754091895" calcext:value-type="float">
            <text:p>2.88</text:p>
          </table:table-cell>
          <table:table-cell office:value-type="float" office:value="3601.75" calcext:value-type="float">
            <text:p>3601.75</text:p>
          </table:table-cell>
          <table:table-cell table:style-name="ce10" table:formula="of:=[.G41]/[.L41]" office:value-type="float" office:value="4.05844381203582" calcext:value-type="float">
            <text:p>4.06</text:p>
          </table:table-cell>
          <table:table-cell office:value-type="float" office:value="2950.5" calcext:value-type="float">
            <text:p>2950.5</text:p>
          </table:table-cell>
          <table:table-cell table:style-name="ce10" table:formula="of:=[.G41]/[.N41]" office:value-type="float" office:value="4.95424504321302" calcext:value-type="float">
            <text:p>4.95</text:p>
          </table:table-cell>
          <table:table-cell office:value-type="float" office:value="2107.25" calcext:value-type="float">
            <text:p>2107.25</text:p>
          </table:table-cell>
          <table:table-cell table:style-name="ce10" table:formula="of:=[.G41]/[.P41]" office:value-type="float" office:value="6.93676592715625" calcext:value-type="float">
            <text:p>6.94</text:p>
          </table:table-cell>
          <table:table-cell office:value-type="float" office:value="2332.25" calcext:value-type="float">
            <text:p>2332.25</text:p>
          </table:table-cell>
          <table:table-cell table:style-name="ce10" table:formula="of:=[.G41]/[.R41]" office:value-type="float" office:value="6.26755279236789" calcext:value-type="float">
            <text:p>6.27</text:p>
          </table:table-cell>
          <table:table-cell office:value-type="float" office:value="9406.75" calcext:value-type="float">
            <text:p>9406.75</text:p>
          </table:table-cell>
          <table:table-cell table:style-name="ce10" table:formula="of:=[.G41]/[.T41]" office:value-type="float" office:value="1.55393733223483" calcext:value-type="float">
            <text:p>1.55</text:p>
          </table:table-cell>
          <table:table-cell office:value-type="float" office:value="5071.75" calcext:value-type="float">
            <text:p>5071.75</text:p>
          </table:table-cell>
          <table:table-cell table:style-name="ce10" table:formula="of:=[.G41]/[.V41]" office:value-type="float" office:value="2.88214127273624" calcext:value-type="float">
            <text:p>2.88</text:p>
          </table:table-cell>
          <table:table-cell office:value-type="float" office:value="3585.5" calcext:value-type="float">
            <text:p>3585.5</text:p>
          </table:table-cell>
          <table:table-cell table:style-name="ce10" table:formula="of:=[.G41]/[.X41]" office:value-type="float" office:value="4.07683726119091" calcext:value-type="float">
            <text:p>4.08</text:p>
          </table:table-cell>
          <table:table-cell office:value-type="float" office:value="2952" calcext:value-type="float">
            <text:p>2952</text:p>
          </table:table-cell>
          <table:table-cell table:style-name="ce10" table:formula="of:=[.G41]/[.Z41]" office:value-type="float" office:value="4.95172764227642" calcext:value-type="float">
            <text:p>4.95</text:p>
          </table:table-cell>
          <table:table-cell office:value-type="float" office:value="2109.5" calcext:value-type="float">
            <text:p>2109.5</text:p>
          </table:table-cell>
          <table:table-cell table:style-name="ce10" table:formula="of:=[.G41]/[.AB41]" office:value-type="float" office:value="6.92936714861342" calcext:value-type="float">
            <text:p>6.93</text:p>
          </table:table-cell>
          <table:table-cell office:value-type="float" office:value="2369.5" calcext:value-type="float">
            <text:p>2369.5</text:p>
          </table:table-cell>
          <table:table-cell table:style-name="ce10" table:formula="of:=[.G41]/[.AD41]" office:value-type="float" office:value="6.16902300063305" calcext:value-type="float">
            <text:p>6.17</text:p>
          </table:table-cell>
          <table:table-cell table:number-columns-repeated="99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7"/>
          <table:table-cell table:style-name="ce8" table:formula="of:=MIN([.C4:.C41])" office:value-type="float" office:value="2527.25" calcext:value-type="float">
            <text:p>2527.25</text:p>
          </table:table-cell>
          <table:table-cell table:style-name="ce8" table:formula="of:=MIN([.D4:.D41])" office:value-type="float" office:value="2481.5" calcext:value-type="float">
            <text:p>2481.50</text:p>
          </table:table-cell>
          <table:table-cell table:style-name="ce8" table:formula="of:=MIN([.E4:.E41])" office:value-type="float" office:value="2138.75" calcext:value-type="float">
            <text:p>2138.75</text:p>
          </table:table-cell>
          <table:table-cell table:style-name="ce8" table:formula="of:=MIN([.F4:.F41])" office:value-type="float" office:value="1980.5" calcext:value-type="float">
            <text:p>1980.50</text:p>
          </table:table-cell>
          <table:table-cell table:style-name="ce8" table:formula="of:=MIN([.G4:.G41])" office:value-type="float" office:value="1951" calcext:value-type="float">
            <text:p>1951.00</text:p>
          </table:table-cell>
          <table:table-cell table:style-name="ce8" table:formula="of:=MIN([.H4:.H41])" office:value-type="float" office:value="1410.75" calcext:value-type="float">
            <text:p>1410.75</text:p>
          </table:table-cell>
          <table:table-cell table:style-name="ce8" table:formula="of:=MIN([.I4:.I41])" office:value-type="float" office:value="1.27837314396385" calcext:value-type="float">
            <text:p>1.28</text:p>
          </table:table-cell>
          <table:table-cell table:style-name="ce8" table:formula="of:=MIN([.J4:.J41])" office:value-type="float" office:value="1025.25" calcext:value-type="float">
            <text:p>1025.25</text:p>
          </table:table-cell>
          <table:table-cell table:style-name="ce8" table:formula="of:=MIN([.K4:.K41])" office:value-type="float" office:value="1.90295049987808" calcext:value-type="float">
            <text:p>1.90</text:p>
          </table:table-cell>
          <table:table-cell table:style-name="ce8" table:formula="of:=MIN([.L4:.L41])" office:value-type="float" office:value="849.5" calcext:value-type="float">
            <text:p>849.50</text:p>
          </table:table-cell>
          <table:table-cell table:style-name="ce8" table:formula="of:=MIN([.M4:.M41])" office:value-type="float" office:value="2.29664508534432" calcext:value-type="float">
            <text:p>2.30</text:p>
          </table:table-cell>
          <table:table-cell table:style-name="ce8" table:formula="of:=MIN([.N4:.N41])" office:value-type="float" office:value="862" calcext:value-type="float">
            <text:p>862.00</text:p>
          </table:table-cell>
          <table:table-cell table:style-name="ce8" table:formula="of:=MIN([.O4:.O41])" office:value-type="float" office:value="2.26334106728538" calcext:value-type="float">
            <text:p>2.26</text:p>
          </table:table-cell>
          <table:table-cell table:style-name="ce8" table:formula="of:=MIN([.P4:.P41])" office:value-type="float" office:value="1026.25" calcext:value-type="float">
            <text:p>1026.25</text:p>
          </table:table-cell>
          <table:table-cell table:style-name="ce8" table:formula="of:=MIN([.Q4:.Q41])" office:value-type="float" office:value="1.90109622411693" calcext:value-type="float">
            <text:p>1.90</text:p>
          </table:table-cell>
          <table:table-cell table:style-name="ce8" table:formula="of:=MIN([.R4:.R41])" office:value-type="float" office:value="1426.5" calcext:value-type="float">
            <text:p>1426.50</text:p>
          </table:table-cell>
          <table:table-cell table:style-name="ce8" table:formula="of:=MIN([.S4:.S41])" office:value-type="float" office:value="1.29613021092842" calcext:value-type="float">
            <text:p>1.30</text:p>
          </table:table-cell>
          <table:table-cell table:style-name="ce8" table:formula="of:=MIN([.T4:.T41])" office:value-type="float" office:value="1399.25" calcext:value-type="float">
            <text:p>1399.25</text:p>
          </table:table-cell>
          <table:table-cell table:style-name="ce8" table:formula="of:=MIN([.U4:.U41])" office:value-type="float" office:value="1.27001026167265" calcext:value-type="float">
            <text:p>1.27</text:p>
          </table:table-cell>
          <table:table-cell table:style-name="ce8" table:formula="of:=MIN([.V4:.V41])" office:value-type="float" office:value="1022.75" calcext:value-type="float">
            <text:p>1022.75</text:p>
          </table:table-cell>
          <table:table-cell table:style-name="ce8" table:formula="of:=MIN([.W4:.W41])" office:value-type="float" office:value="1.9076020532877" calcext:value-type="float">
            <text:p>1.91</text:p>
          </table:table-cell>
          <table:table-cell table:style-name="ce8" table:formula="of:=MIN([.X4:.X41])" office:value-type="float" office:value="846.25" calcext:value-type="float">
            <text:p>846.25</text:p>
          </table:table-cell>
          <table:table-cell table:style-name="ce8" table:formula="of:=MIN([.Y4:.Y41])" office:value-type="float" office:value="2.30546528803545" calcext:value-type="float">
            <text:p>2.31</text:p>
          </table:table-cell>
          <table:table-cell table:style-name="ce8" table:formula="of:=MIN([.Z4:.Z41])" office:value-type="float" office:value="850.25" calcext:value-type="float">
            <text:p>850.25</text:p>
          </table:table-cell>
          <table:table-cell table:style-name="ce8" table:formula="of:=MIN([.AA4:.AA41])" office:value-type="float" office:value="2.24769585253456" calcext:value-type="float">
            <text:p>2.25</text:p>
          </table:table-cell>
          <table:table-cell table:style-name="ce8" table:formula="of:=MIN([.AB4:.AB41])" office:value-type="float" office:value="1026.75" calcext:value-type="float">
            <text:p>1026.75</text:p>
          </table:table-cell>
          <table:table-cell table:style-name="ce8" table:formula="of:=MIN([.AC4:.AC41])" office:value-type="float" office:value="1.87821901323706" calcext:value-type="float">
            <text:p>1.88</text:p>
          </table:table-cell>
          <table:table-cell table:style-name="ce8" table:formula="of:=MIN([.AD4:.AD41])" office:value-type="float" office:value="1387" calcext:value-type="float">
            <text:p>1387.00</text:p>
          </table:table-cell>
          <table:table-cell table:style-name="ce8" table:formula="of:=MIN([.AE4:.AE41])" office:value-type="float" office:value="1.39506614229532" calcext:value-type="float">
            <text:p>1.40</text:p>
          </table:table-cell>
          <table:table-cell table:style-name="ce8" table:number-columns-repeated="993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7"/>
          <table:table-cell table:style-name="ce8" table:formula="of:=MAX([.C4:.C41])" office:value-type="float" office:value="86641.25" calcext:value-type="float">
            <text:p>86641.25</text:p>
          </table:table-cell>
          <table:table-cell table:style-name="ce8" table:formula="of:=MAX([.D4:.D41])" office:value-type="float" office:value="80903.25" calcext:value-type="float">
            <text:p>80903.25</text:p>
          </table:table-cell>
          <table:table-cell table:style-name="ce8" table:formula="of:=MAX([.E4:.E41])" office:value-type="float" office:value="81633.5" calcext:value-type="float">
            <text:p>81633.50</text:p>
          </table:table-cell>
          <table:table-cell table:style-name="ce8" table:formula="of:=MAX([.F4:.F41])" office:value-type="float" office:value="72921.75" calcext:value-type="float">
            <text:p>72921.75</text:p>
          </table:table-cell>
          <table:table-cell table:style-name="ce8" table:formula="of:=MAX([.G4:.G41])" office:value-type="float" office:value="70176.5" calcext:value-type="float">
            <text:p>70176.50</text:p>
          </table:table-cell>
          <table:table-cell table:style-name="ce8" table:formula="of:=MAX([.H4:.H41])" office:value-type="float" office:value="46727.5" calcext:value-type="float">
            <text:p>46727.50</text:p>
          </table:table-cell>
          <table:table-cell table:style-name="ce8" table:formula="of:=MAX([.I4:.I41])" office:value-type="float" office:value="1.57571971754481" calcext:value-type="float">
            <text:p>1.58</text:p>
          </table:table-cell>
          <table:table-cell table:style-name="ce8" table:formula="of:=MAX([.J4:.J41])" office:value-type="float" office:value="24230.5" calcext:value-type="float">
            <text:p>24230.50</text:p>
          </table:table-cell>
          <table:table-cell table:style-name="ce8" table:formula="of:=MAX([.K4:.K41])" office:value-type="float" office:value="2.92975144363545" calcext:value-type="float">
            <text:p>2.93</text:p>
          </table:table-cell>
          <table:table-cell table:style-name="ce8" table:formula="of:=MAX([.L4:.L41])" office:value-type="float" office:value="16681.75" calcext:value-type="float">
            <text:p>16681.75</text:p>
          </table:table-cell>
          <table:table-cell table:style-name="ce8" table:formula="of:=MAX([.M4:.M41])" office:value-type="float" office:value="4.20678286151033" calcext:value-type="float">
            <text:p>4.21</text:p>
          </table:table-cell>
          <table:table-cell table:style-name="ce8" table:formula="of:=MAX([.N4:.N41])" office:value-type="float" office:value="12898.25" calcext:value-type="float">
            <text:p>12898.25</text:p>
          </table:table-cell>
          <table:table-cell table:style-name="ce8" table:formula="of:=MAX([.O4:.O41])" office:value-type="float" office:value="5.44077684957262" calcext:value-type="float">
            <text:p>5.44</text:p>
          </table:table-cell>
          <table:table-cell table:style-name="ce8" table:formula="of:=MAX([.P4:.P41])" office:value-type="float" office:value="7250.25" calcext:value-type="float">
            <text:p>7250.25</text:p>
          </table:table-cell>
          <table:table-cell table:style-name="ce8" table:formula="of:=MAX([.Q4:.Q41])" office:value-type="float" office:value="9.67918347643185" calcext:value-type="float">
            <text:p>9.68</text:p>
          </table:table-cell>
          <table:table-cell table:style-name="ce8" table:formula="of:=MAX([.R4:.R41])" office:value-type="float" office:value="7042.5" calcext:value-type="float">
            <text:p>7042.50</text:p>
          </table:table-cell>
          <table:table-cell table:style-name="ce8" table:formula="of:=MAX([.S4:.S41])" office:value-type="float" office:value="9.96471423500178" calcext:value-type="float">
            <text:p>9.96</text:p>
          </table:table-cell>
          <table:table-cell table:style-name="ce8" table:formula="of:=MAX([.T4:.T41])" office:value-type="float" office:value="46856" calcext:value-type="float">
            <text:p>46856.00</text:p>
          </table:table-cell>
          <table:table-cell table:style-name="ce8" table:formula="of:=MAX([.U4:.U41])" office:value-type="float" office:value="1.57247398091934" calcext:value-type="float">
            <text:p>1.57</text:p>
          </table:table-cell>
          <table:table-cell table:style-name="ce8" table:formula="of:=MAX([.V4:.V41])" office:value-type="float" office:value="24282" calcext:value-type="float">
            <text:p>24282.00</text:p>
          </table:table-cell>
          <table:table-cell table:style-name="ce8" table:formula="of:=MAX([.W4:.W41])" office:value-type="float" office:value="2.93181247173509" calcext:value-type="float">
            <text:p>2.93</text:p>
          </table:table-cell>
          <table:table-cell table:style-name="ce8" table:formula="of:=MAX([.X4:.X41])" office:value-type="float" office:value="16721.75" calcext:value-type="float">
            <text:p>16721.75</text:p>
          </table:table-cell>
          <table:table-cell table:style-name="ce8" table:formula="of:=MAX([.Y4:.Y41])" office:value-type="float" office:value="4.19671984092574" calcext:value-type="float">
            <text:p>4.20</text:p>
          </table:table-cell>
          <table:table-cell table:style-name="ce8" table:formula="of:=MAX([.Z4:.Z41])" office:value-type="float" office:value="12859.75" calcext:value-type="float">
            <text:p>12859.75</text:p>
          </table:table-cell>
          <table:table-cell table:style-name="ce8" table:formula="of:=MAX([.AA4:.AA41])" office:value-type="float" office:value="5.45706565057641" calcext:value-type="float">
            <text:p>5.46</text:p>
          </table:table-cell>
          <table:table-cell table:style-name="ce8" table:formula="of:=MAX([.AB4:.AB41])" office:value-type="float" office:value="7323.25" calcext:value-type="float">
            <text:p>7323.25</text:p>
          </table:table-cell>
          <table:table-cell table:style-name="ce8" table:formula="of:=MAX([.AC4:.AC41])" office:value-type="float" office:value="9.58269893831291" calcext:value-type="float">
            <text:p>9.58</text:p>
          </table:table-cell>
          <table:table-cell table:style-name="ce8" table:formula="of:=MAX([.AD4:.AD41])" office:value-type="float" office:value="6965" calcext:value-type="float">
            <text:p>6965.00</text:p>
          </table:table-cell>
          <table:table-cell table:style-name="ce8" table:formula="of:=MAX([.AE4:.AE41])" office:value-type="float" office:value="10.075592246949" calcext:value-type="float">
            <text:p>10.08</text:p>
          </table:table-cell>
          <table:table-cell table:style-name="ce8" table:number-columns-repeated="993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7"/>
          <table:table-cell table:style-name="ce8" table:formula="of:=AVERAGE([.C4:.C41])" office:value-type="float" office:value="13686.5" calcext:value-type="float">
            <text:p>13686.50</text:p>
          </table:table-cell>
          <table:table-cell table:style-name="ce8" table:formula="of:=AVERAGE([.D4:.D41])" office:value-type="float" office:value="13258.3355263158" calcext:value-type="float">
            <text:p>13258.34</text:p>
          </table:table-cell>
          <table:table-cell table:style-name="ce8" table:formula="of:=AVERAGE([.E4:.E41])" office:value-type="float" office:value="13003.9736842105" calcext:value-type="float">
            <text:p>13003.97</text:p>
          </table:table-cell>
          <table:table-cell table:style-name="ce8" table:formula="of:=AVERAGE([.F4:.F41])" office:value-type="float" office:value="11901.5065789474" calcext:value-type="float">
            <text:p>11901.51</text:p>
          </table:table-cell>
          <table:table-cell table:style-name="ce8" table:formula="of:=AVERAGE([.G4:.G41])" office:value-type="float" office:value="11861.3881578947" calcext:value-type="float">
            <text:p>11861.39</text:p>
          </table:table-cell>
          <table:table-cell table:style-name="ce8" table:formula="of:=AVERAGE([.H4:.H41])" office:value-type="float" office:value="7906.01315789474" calcext:value-type="float">
            <text:p>7906.01</text:p>
          </table:table-cell>
          <table:table-cell table:style-name="ce8" table:formula="of:=AVERAGE([.I4:.I41])" office:value-type="float" office:value="1.48268383362326" calcext:value-type="float">
            <text:p>1.48</text:p>
          </table:table-cell>
          <table:table-cell table:style-name="ce8" table:formula="of:=AVERAGE([.J4:.J41])" office:value-type="float" office:value="4222.59868421053" calcext:value-type="float">
            <text:p>4222.60</text:p>
          </table:table-cell>
          <table:table-cell table:style-name="ce8" table:formula="of:=AVERAGE([.K4:.K41])" office:value-type="float" office:value="2.71348329938711" calcext:value-type="float">
            <text:p>2.71</text:p>
          </table:table-cell>
          <table:table-cell table:style-name="ce8" table:formula="of:=AVERAGE([.L4:.L41])" office:value-type="float" office:value="3029.51973684211" calcext:value-type="float">
            <text:p>3029.52</text:p>
          </table:table-cell>
          <table:table-cell table:style-name="ce8" table:formula="of:=AVERAGE([.M4:.M41])" office:value-type="float" office:value="3.68006790190547" calcext:value-type="float">
            <text:p>3.68</text:p>
          </table:table-cell>
          <table:table-cell table:style-name="ce8" table:formula="of:=AVERAGE([.N4:.N41])" office:value-type="float" office:value="2491.26973684211" calcext:value-type="float">
            <text:p>2491.27</text:p>
          </table:table-cell>
          <table:table-cell table:style-name="ce8" table:formula="of:=AVERAGE([.O4:.O41])" office:value-type="float" office:value="4.38159325454611" calcext:value-type="float">
            <text:p>4.38</text:p>
          </table:table-cell>
          <table:table-cell table:style-name="ce8" table:formula="of:=AVERAGE([.P4:.P41])" office:value-type="float" office:value="1869.46052631579" calcext:value-type="float">
            <text:p>1869.46</text:p>
          </table:table-cell>
          <table:table-cell table:style-name="ce8" table:formula="of:=AVERAGE([.Q4:.Q41])" office:value-type="float" office:value="5.6015892903483" calcext:value-type="float">
            <text:p>5.60</text:p>
          </table:table-cell>
          <table:table-cell table:style-name="ce8" table:formula="of:=AVERAGE([.R4:.R41])" office:value-type="float" office:value="2181.80921052632" calcext:value-type="float">
            <text:p>2181.81</text:p>
          </table:table-cell>
          <table:table-cell table:style-name="ce8" table:formula="of:=AVERAGE([.S4:.S41])" office:value-type="float" office:value="4.826930331402" calcext:value-type="float">
            <text:p>4.83</text:p>
          </table:table-cell>
          <table:table-cell table:style-name="ce8" table:formula="of:=AVERAGE([.T4:.T41])" office:value-type="float" office:value="7918.08552631579" calcext:value-type="float">
            <text:p>7918.09</text:p>
          </table:table-cell>
          <table:table-cell table:style-name="ce8" table:formula="of:=AVERAGE([.U4:.U41])" office:value-type="float" office:value="1.48134637115105" calcext:value-type="float">
            <text:p>1.48</text:p>
          </table:table-cell>
          <table:table-cell table:style-name="ce8" table:formula="of:=AVERAGE([.V4:.V41])" office:value-type="float" office:value="4224.4802631579" calcext:value-type="float">
            <text:p>4224.48</text:p>
          </table:table-cell>
          <table:table-cell table:style-name="ce8" table:formula="of:=AVERAGE([.W4:.W41])" office:value-type="float" office:value="2.71318758377902" calcext:value-type="float">
            <text:p>2.71</text:p>
          </table:table-cell>
          <table:table-cell table:style-name="ce8" table:formula="of:=AVERAGE([.X4:.X41])" office:value-type="float" office:value="3032.13815789474" calcext:value-type="float">
            <text:p>3032.14</text:p>
          </table:table-cell>
          <table:table-cell table:style-name="ce8" table:formula="of:=AVERAGE([.Y4:.Y41])" office:value-type="float" office:value="3.6795846077551" calcext:value-type="float">
            <text:p>3.68</text:p>
          </table:table-cell>
          <table:table-cell table:style-name="ce8" table:formula="of:=AVERAGE([.Z4:.Z41])" office:value-type="float" office:value="2491.40131578947" calcext:value-type="float">
            <text:p>2491.40</text:p>
          </table:table-cell>
          <table:table-cell table:style-name="ce8" table:formula="of:=AVERAGE([.AA4:.AA41])" office:value-type="float" office:value="4.38321740903822" calcext:value-type="float">
            <text:p>4.38</text:p>
          </table:table-cell>
          <table:table-cell table:style-name="ce8" table:formula="of:=AVERAGE([.AB4:.AB41])" office:value-type="float" office:value="1867.10526315789" calcext:value-type="float">
            <text:p>1867.11</text:p>
          </table:table-cell>
          <table:table-cell table:style-name="ce8" table:formula="of:=AVERAGE([.AC4:.AC41])" office:value-type="float" office:value="5.61351079987571" calcext:value-type="float">
            <text:p>5.61</text:p>
          </table:table-cell>
          <table:table-cell table:style-name="ce8" table:formula="of:=AVERAGE([.AD4:.AD41])" office:value-type="float" office:value="2151.11842105263" calcext:value-type="float">
            <text:p>2151.12</text:p>
          </table:table-cell>
          <table:table-cell table:style-name="ce8" table:formula="of:=AVERAGE([.AE4:.AE41])" office:value-type="float" office:value="4.89537056982684" calcext:value-type="float">
            <text:p>4.90</text:p>
          </table:table-cell>
          <table:table-cell table:style-name="ce8" table:number-columns-repeated="99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0:00:01.617403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 </meta:initial-creator>
    <meta:creation-date>2013-08-12T16:02:52</meta:creation-date>
    <dc:date>2013-09-18T14:04:59.584179983</dc:date>
    <dc:creator>nothwestern </dc:creator>
    <meta:editing-duration>PT4H32M14S</meta:editing-duration>
    <meta:editing-cycles>90</meta:editing-cycles>
    <meta:generator>LibreOffice/4.1.1.2$Linux_X86_64 LibreOffice_project/410m0$Build-2</meta:generator>
    <meta:document-statistic meta:table-count="1" meta:cell-count="1301" meta:object-count="0"/>
  </office:meta>
</office:document-meta>
</file>